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Helvetica" svg:font-family="Helvetica"/>
    <style:font-face style:name="Arial2" svg:font-family="Arial" style:font-family-generic="roman"/>
    <style:font-face style:name="Arial1" svg:font-family="Arial" style:font-family-generic="swiss"/>
    <style:font-face style:name="Calibri" svg:font-family="Calibri" style:font-family-generic="swiss"/>
    <style:font-face style:name="Franklin Gothic Medium" svg:font-family="'Franklin Gothic Medium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Liberation Mono" svg:font-family="'Liberation Mono', 'Courier New', 'DejaVu Sans Mono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60.4mm"/>
    </style:style>
    <style:style style:name="co4" style:family="table-column">
      <style:table-column-properties fo:break-before="auto" style:column-width="82.51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55.28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50.76mm"/>
    </style:style>
    <style:style style:name="co10" style:family="table-column">
      <style:table-column-properties fo:break-before="auto" style:column-width="53.92mm"/>
    </style:style>
    <style:style style:name="co11" style:family="table-column">
      <style:table-column-properties fo:break-before="auto" style:column-width="39.79mm"/>
    </style:style>
    <style:style style:name="co12" style:family="table-column">
      <style:table-column-properties fo:break-before="auto" style:column-width="28.26mm"/>
    </style:style>
    <style:style style:name="co13" style:family="table-column">
      <style:table-column-properties fo:break-before="auto" style:column-width="21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17mm"/>
    </style:style>
    <style:style style:name="co16" style:family="table-column">
      <style:table-column-properties fo:break-before="auto" style:column-width="55.54mm"/>
    </style:style>
    <style:style style:name="co17" style:family="table-column">
      <style:table-column-properties fo:break-before="auto" style:column-width="67.79mm"/>
    </style:style>
    <style:style style:name="co18" style:family="table-column">
      <style:table-column-properties fo:break-before="auto" style:column-width="52.14mm"/>
    </style:style>
    <style:style style:name="co19" style:family="table-column">
      <style:table-column-properties fo:break-before="auto" style:column-width="53.8mm"/>
    </style:style>
    <style:style style:name="co20" style:family="table-column">
      <style:table-column-properties fo:break-before="auto" style:column-width="23.32mm"/>
    </style:style>
    <style:style style:name="co21" style:family="table-column">
      <style:table-column-properties fo:break-before="auto" style:column-width="38.68mm"/>
    </style:style>
    <style:style style:name="co22" style:family="table-column">
      <style:table-column-properties fo:break-before="auto" style:column-width="29.37mm"/>
    </style:style>
    <style:style style:name="co23" style:family="table-column">
      <style:table-column-properties fo:break-before="auto" style:column-width="46.1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21.08mm"/>
    </style:style>
    <style:style style:name="co26" style:family="table-column">
      <style:table-column-properties fo:break-before="auto" style:column-width="51.31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44.66mm"/>
    </style:style>
    <style:style style:name="co29" style:family="table-column">
      <style:table-column-properties fo:break-before="auto" style:column-width="30.92mm"/>
    </style:style>
    <style:style style:name="co30" style:family="table-column">
      <style:table-column-properties fo:break-before="auto" style:column-width="23.78mm"/>
    </style:style>
    <style:style style:name="co31" style:family="table-column">
      <style:table-column-properties fo:break-before="auto" style:column-width="25.36mm"/>
    </style:style>
    <style:style style:name="co32" style:family="table-column">
      <style:table-column-properties fo:break-before="auto" style:column-width="23.51mm"/>
    </style:style>
    <style:style style:name="co33" style:family="table-column">
      <style:table-column-properties fo:break-before="auto" style:column-width="32.24mm"/>
    </style:style>
    <style:style style:name="co34" style:family="table-column">
      <style:table-column-properties fo:break-before="auto" style:column-width="22.45mm"/>
    </style:style>
    <style:style style:name="co35" style:family="table-column">
      <style:table-column-properties fo:break-before="auto" style:column-width="22.21mm"/>
    </style:style>
    <style:style style:name="co36" style:family="table-column">
      <style:table-column-properties fo:break-before="auto" style:column-width="22.74mm"/>
    </style:style>
    <style:style style:name="co37" style:family="table-column">
      <style:table-column-properties fo:break-before="auto" style:column-width="21.41mm"/>
    </style:style>
    <style:style style:name="co38" style:family="table-column">
      <style:table-column-properties fo:break-before="auto" style:column-width="20.36mm"/>
    </style:style>
    <style:style style:name="co39" style:family="table-column">
      <style:table-column-properties fo:break-before="auto" style:column-width="57.08mm"/>
    </style:style>
    <style:style style:name="co40" style:family="table-column">
      <style:table-column-properties fo:break-before="auto" style:column-width="11.89mm"/>
    </style:style>
    <style:style style:name="co41" style:family="table-column">
      <style:table-column-properties fo:break-before="auto" style:column-width="29.6mm"/>
    </style:style>
    <style:style style:name="co42" style:family="table-column">
      <style:table-column-properties fo:break-before="auto" style:column-width="35.4mm"/>
    </style:style>
    <style:style style:name="co43" style:family="table-column">
      <style:table-column-properties fo:break-before="auto" style:column-width="16.12mm"/>
    </style:style>
    <style:style style:name="co44" style:family="table-column">
      <style:table-column-properties fo:break-before="auto" style:column-width="31.71mm"/>
    </style:style>
    <style:style style:name="co45" style:family="table-column">
      <style:table-column-properties fo:break-before="auto" style:column-width="36.48mm"/>
    </style:style>
    <style:style style:name="co46" style:family="table-column">
      <style:table-column-properties fo:break-before="auto" style:column-width="91.44mm"/>
    </style:style>
    <style:style style:name="co47" style:family="table-column">
      <style:table-column-properties fo:break-before="auto" style:column-width="11.36mm"/>
    </style:style>
    <style:style style:name="co48" style:family="table-column">
      <style:table-column-properties fo:break-before="auto" style:column-width="32.51mm"/>
    </style:style>
    <style:style style:name="co49" style:family="table-column">
      <style:table-column-properties fo:break-before="auto" style:column-width="54.72mm"/>
    </style:style>
    <style:style style:name="co50" style:family="table-column">
      <style:table-column-properties fo:break-before="auto" style:column-width="26.42mm"/>
    </style:style>
    <style:style style:name="co51" style:family="table-column">
      <style:table-column-properties fo:break-before="auto" style:column-width="55.49mm"/>
    </style:style>
    <style:style style:name="co52" style:family="table-column">
      <style:table-column-properties fo:break-before="auto" style:column-width="9.77mm"/>
    </style:style>
    <style:style style:name="co53" style:family="table-column">
      <style:table-column-properties fo:break-before="auto" style:column-width="23.41mm"/>
    </style:style>
    <style:style style:name="co54" style:family="table-column">
      <style:table-column-properties fo:break-before="auto" style:column-width="26.95mm"/>
    </style:style>
    <style:style style:name="co55" style:family="table-column">
      <style:table-column-properties fo:break-before="auto" style:column-width="25.12mm"/>
    </style:style>
    <style:style style:name="co56" style:family="table-column">
      <style:table-column-properties fo:break-before="auto" style:column-width="10.83mm"/>
    </style:style>
    <style:style style:name="co57" style:family="table-column">
      <style:table-column-properties fo:break-before="auto" style:column-width="18.5mm"/>
    </style:style>
    <style:style style:name="co58" style:family="table-column">
      <style:table-column-properties fo:break-before="auto" style:column-width="57.34mm"/>
    </style:style>
    <style:style style:name="co59" style:family="table-column">
      <style:table-column-properties fo:break-before="auto" style:column-width="35.15mm"/>
    </style:style>
    <style:style style:name="co60" style:family="table-column">
      <style:table-column-properties fo:break-before="auto" style:column-width="31.45mm"/>
    </style:style>
    <style:style style:name="co61" style:family="table-column">
      <style:table-column-properties fo:break-before="auto" style:column-width="63.99mm"/>
    </style:style>
    <style:style style:name="co62" style:family="table-column">
      <style:table-column-properties fo:break-before="auto" style:column-width="19.03mm"/>
    </style:style>
    <style:style style:name="co63" style:family="table-column">
      <style:table-column-properties fo:break-before="auto" style:column-width="145.36mm"/>
    </style:style>
    <style:style style:name="co64" style:family="table-column">
      <style:table-column-properties fo:break-before="auto" style:column-width="16.92mm"/>
    </style:style>
    <style:style style:name="ro1" style:family="table-row">
      <style:table-row-properties style:row-height="19.0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8.85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12.89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8.63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18.42mm" fo:break-before="auto" style:use-optimal-row-height="true"/>
    </style:style>
    <style:style style:name="ro16" style:family="table-row">
      <style:table-row-properties style:row-height="13.95mm" fo:break-before="auto" style:use-optimal-row-height="true"/>
    </style:style>
    <style:style style:name="ro17" style:family="table-row">
      <style:table-row-properties style:row-height="6.84mm" fo:break-before="auto" style:use-optimal-row-height="true"/>
    </style:style>
    <style:style style:name="ro18" style:family="table-row">
      <style:table-row-properties style:row-height="9.47mm" fo:break-before="auto" style:use-optimal-row-height="true"/>
    </style:style>
    <style:style style:name="ro19" style:family="table-row">
      <style:table-row-properties style:row-height="4.73mm" fo:break-before="auto" style:use-optimal-row-height="true"/>
    </style:style>
    <style:style style:name="ro20" style:family="table-row">
      <style:table-row-properties style:row-height="22.9mm" fo:break-before="auto" style:use-optimal-row-height="true"/>
    </style:style>
    <style:style style:name="ro21" style:family="table-row">
      <style:table-row-properties style:row-height="5.26mm" fo:break-before="auto" style:use-optimal-row-height="true"/>
    </style:style>
    <style:style style:name="ro2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 tableooo:tab-color="#6db068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font-name="Arial Black" fo:font-size="11pt" style:font-size-asian="11pt" style:font-size-complex="11pt"/>
    </style:style>
    <style:style style:name="ce6" style:family="table-cell" style:parent-style-name="Default">
      <style:table-cell-properties fo:padding="2.35mm" style:rotation-align="none"/>
      <style:text-properties style:font-name="Arial Black" fo:font-size="11pt" style:font-size-asian="11pt" style:font-size-complex="11pt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Franklin Gothic Medium" fo:font-size="26pt" fo:font-style="normal" fo:text-shadow="none" style:text-underline-style="none" fo:font-weight="bold" style:font-size-asian="26pt" style:font-style-asian="normal" style:font-weight-asian="bold" style:font-name-complex="Franklin Gothic Medium" style:font-size-complex="26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16" style:family="table-cell" style:parent-style-name="Default" style:data-style-name="N138">
      <style:table-cell-properties style:cell-protect="protected" style:print-content="true" style:diagonal-bl-tr="none" style:diagonal-tl-br="none" fo:border="none" style:rotation-align="none"/>
      <style:text-properties style:font-name="Arial Black" fo:font-size="11pt" style:font-size-asian="11pt" style:font-size-complex="11pt"/>
    </style:style>
    <style:style style:name="ce22" style:family="table-cell" style:parent-style-name="Excel_20_Built-in_20_Explanatory_20_Text">
      <style:table-cell-properties style:cell-protect="protected" style:print-content="true" style:rotation-align="none"/>
      <style:text-properties fo:color="#ffff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18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2.35mm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23" style:family="table-cell" style:parent-style-name="Default">
      <style:table-cell-properties fo:padding="2.35mm" style:rotation-align="none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Franklin Gothic Medium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Franklin Gothic Medium" fo:font-size="26pt" fo:font-style="normal" fo:text-shadow="none" style:text-underline-style="none" fo:font-weight="bold" style:font-size-asian="26pt" style:font-style-asian="normal" style:font-weight-asian="bold" style:font-name-complex="Franklin Gothic Medium" style:font-size-complex="26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28" style:family="table-cell" style:parent-style-name="Default" style:data-style-name="N138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mm"/>
      <style:text-properties style:font-name="Arial Black" fo:font-size="11pt" style:font-size-asian="11pt" style:font-size-complex="11pt"/>
    </style:style>
    <style:style style:name="ce72" style:family="table-cell" style:parent-style-name="Excel_20_Built-in_20_Explanatory_20_Text">
      <style:table-cell-properties style:cell-protect="protected" style:print-content="true" style:text-align-source="fix" style:repeat-content="false" style:rotation-align="none"/>
      <style:paragraph-properties fo:text-align="center" fo:margin-left="0mm"/>
      <style:text-properties fo:color="#ffff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31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2.35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77" style:family="table-cell" style:parent-style-name="Default">
      <style:table-cell-properties style:text-align-source="fix" style:repeat-content="false" fo:padding="2.35mm" style:rotation-align="none"/>
      <style:paragraph-properties fo:text-align="center" fo:margin-left="0mm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262626" style:text-outline="false" style:text-line-through-style="none" style:text-line-through-type="none" style:font-name="Franklin Gothic Medium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font-name="Arial Black" fo:font-size="11pt" style:font-size-asian="11pt" style:font-size-complex="11pt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  <style:map style:condition="is-true-formula(&quot;If(blnBinNo=&quot;1&quot;)&quot;)" style:apply-style-name="ConditionalStyle_5f_1" style:base-cell-address="'Elenco inventario magazzino'.B5"/>
    </style:style>
    <style:style style:name="ce41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  <style:map style:condition="is-true-formula(&quot;If(blnBinNo=&quot;1&quot;)&quot;)" style:apply-style-name="ConditionalStyle_5f_1" style:base-cell-address="'Elenco inventario magazzino'.B5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ffffff" style:direction="ltr" fo:padding="2.35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262626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  <style:map style:condition="is-true-formula(&quot;If(blnBinNo=&quot;1&quot;)&quot;)" style:apply-style-name="ConditionalStyle_5f_1" style:base-cell-address="'Elenco inventario magazzino'.B5"/>
    </style:style>
    <style:style style:name="ce5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mm"/>
      <style:text-properties style:font-name="Arial Black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 fo:font-size="11pt" style:font-size-asian="11pt" style:font-size-complex="11pt"/>
    </style:style>
    <style:style style:name="ce30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5" style:family="table-cell" style:parent-style-name="Excel_20_Built-in_20_Hyperlink">
      <style:table-cell-properties style:cell-protect="protected" style:print-content="true" style:rotation-align="none"/>
      <style:text-properties fo:color="#335c3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2.49pt solid #ffffff" style:direction="ltr" fo:padding="2.35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58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59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2.49pt solid #ffffff" style:direction="ltr" fo:padding="2.35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66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Arial Black" fo:font-size="11pt" style:font-size-asian="11pt" style:font-size-complex="11pt"/>
    </style:style>
    <style:style style:name="ce67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2.49pt solid #ffffff" style:direction="ltr" fo:padding="2.35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Arial Black" fo:font-size="11pt" style:font-size-asian="11pt" style:font-size-complex="11pt"/>
    </style:style>
    <style:style style:name="ce68" style:family="table-cell" style:parent-style-name="Default" style:data-style-name="N140">
      <style:table-cell-properties fo:border-bottom="none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70" style:family="table-cell" style:parent-style-name="Default" style:data-style-name="N140">
      <style:table-cell-properties fo:border-bottom="none" style:diagonal-bl-tr="none" style:diagonal-tl-br="none" style:text-align-source="fix" style:repeat-content="false" fo:wrap-option="no-wrap" fo:border-left="2.49pt solid #ffffff" style:direction="ltr" fo:padding="2.35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 Black" fo:font-size="11pt" style:font-size-asian="11pt" style:font-size-complex="11pt"/>
      <style:map style:condition="is-true-formula(&quot;If(blnBinNo=&quot;1&quot;)&quot;)" style:apply-style-name="ConditionalStyle_5f_1" style:base-cell-address="'Elenco inventario magazzino'.B5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1" style:family="table-cell" style:parent-style-name="Default">
      <style:text-properties fo:font-size="11pt" style:font-size-asian="11pt" style:font-size-complex="11pt"/>
    </style:style>
    <style:style style:name="ce111" style:family="table-cell" style:parent-style-name="Default">
      <style:table-cell-properties fo:background-color="#006400"/>
      <style:text-properties fo:color="#ffffff" style:font-name="Franklin Gothic Medium" fo:font-size="11pt" style:font-size-asian="11pt" style:font-size-complex="11pt"/>
    </style:style>
    <style:style style:name="ce1" style:family="table-cell" style:parent-style-name="Excel_20_Built-in_20_Title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4" style:family="table-cell" style:parent-style-name="Excel_20_Built-in_20_Heading_20_1" style:data-style-name="N0">
      <style:table-cell-properties fo:background-color="#006400" style:cell-protect="protected" style:print-content="true" style:rotation-align="none"/>
      <style:text-properties fo:color="#ffffff"/>
    </style:style>
    <style:style style:name="ce316" style:family="table-cell" style:parent-style-name="Table_20_details_20_left_20_aligned">
      <style:text-properties fo:language="it" fo:country="IT" style:text-underline-mode="continuous" style:text-overline-mode="continuous" style:text-line-through-mode="continuous" style:font-name-asian="Liberation Mono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wrap-option="wrap"/>
      <style:text-properties fo:color="#262626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colore_20_previsione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map style:condition="cell-content()=[$'database per produzione birra'.$C$3]" style:apply-style-name="scartata" style:base-cell-address="'Produzione Birra'.C1"/>
      <style:map style:condition="cell-content()=buona$['database per produzione birra'.$C$4]" style:apply-style-name="colore_20_buona" style:base-cell-address="'Produzione Birra'.C1"/>
      <style:map style:condition="cell-content()=[$'database per produzione birra'.$C$2]" style:apply-style-name="no_20_scelta" style:base-cell-address="'Produzione Birra'.C1"/>
    </style:style>
    <style:style style:name="ce42" style:family="table-cell" style:parent-style-name="colore_20_prevision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map style:condition="cell-content()=[$'database per produzione birra'.$C$3]" style:apply-style-name="scartata" style:base-cell-address="'Produzione Birra'.C1"/>
      <style:map style:condition="cell-content()=[$'database per produzione birra'.$C$4]" style:apply-style-name="colore_20_buona" style:base-cell-address="'Produzione Birra'.C1"/>
      <style:map style:condition="cell-content()=[$'database per produzione birra'.$C$5]" style:apply-style-name="colore_20_lavorazione" style:base-cell-address="'Produzione Birra'.C1"/>
      <style:map style:condition="cell-content()=[$'database per produzione birra'.$C$6]" style:apply-style-name="colore_20_previsione" style:base-cell-address="'Produzione Birra'.C1"/>
      <style:map style:condition="cell-content()=[$'database per produzione birra'.$C$7]" style:apply-style-name="colore_20_prossima_20_produzione" style:base-cell-address="'Produzione Birra'.C1"/>
      <style:map style:condition="cell-content()=[$'database per produzione birra'.$C$2]" style:apply-style-name="no_20_scelta" style:base-cell-address="'Produzione Birra'.C1"/>
    </style:style>
    <style:style style:name="ce43" style:family="table-cell" style:parent-style-name="colore_20_previsione" style:data-style-name="N0">
      <style:table-cell-properties style:cell-protect="protected" style:print-content="true" style:diagonal-bl-tr="none" style:diagonal-tl-br="none" fo:background-color="transparent" fo:border="none" style:rotation-align="none"/>
      <style:map style:condition="cell-content()=[$'database per produzione birra'.$C$3]" style:apply-style-name="scartata" style:base-cell-address="'Produzione Birra'.C1"/>
      <style:map style:condition="cell-content()=[$'database per produzione birra'.$C$4]" style:apply-style-name="colore_20_buona" style:base-cell-address="'Produzione Birra'.C1"/>
      <style:map style:condition="cell-content()=[$'database per produzione birra'.$C$5]" style:apply-style-name="colore_20_lavorazione" style:base-cell-address="'Produzione Birra'.C1"/>
      <style:map style:condition="cell-content()=[$'database per produzione birra'.$C$6]" style:apply-style-name="colore_20_previsione" style:base-cell-address="'Produzione Birra'.C1"/>
      <style:map style:condition="cell-content()=[$'database per produzione birra'.$C$7]" style:apply-style-name="colore_20_prossima_20_produzione" style:base-cell-address="'Produzione Birra'.C1"/>
      <style:map style:condition="cell-content()=[$'database per produzione birra'.$C$2]" style:apply-style-name="no_20_scelta" style:base-cell-address="'Produzione Birra'.C1"/>
    </style:style>
    <style:style style:name="ce120" style:family="table-cell" style:parent-style-name="Excel_20_Built-in_20_Heading_20_1" style:data-style-name="N0">
      <style:table-cell-properties fo:background-color="#006400" style:cell-protect="protected" style:print-content="true" style:rotation-align="none"/>
      <style:text-properties fo:color="#ffffff"/>
      <style:map style:condition="cell-content()=[$'database per produzione birra'.$C$3]" style:apply-style-name="scartata" style:base-cell-address="'Produzione Birra'.C1"/>
      <style:map style:condition="cell-content()=[$'database per produzione birra'.$C$4]" style:apply-style-name="colore_20_buona" style:base-cell-address="'Produzione Birra'.C1"/>
      <style:map style:condition="cell-content()=[$'database per produzione birra'.$C$5]" style:apply-style-name="colore_20_lavorazione" style:base-cell-address="'Produzione Birra'.C1"/>
      <style:map style:condition="cell-content()=[$'database per produzione birra'.$C$6]" style:apply-style-name="colore_20_previsione" style:base-cell-address="'Produzione Birra'.C1"/>
      <style:map style:condition="cell-content()=[$'database per produzione birra'.$C$7]" style:apply-style-name="colore_20_prossima_20_produzione" style:base-cell-address="'Produzione Birra'.C1"/>
      <style:map style:condition="cell-content()=[$'database per produzione birra'.$C$2]" style:apply-style-name="no_20_scelta" style:base-cell-address="'Produzione Birra'.C1"/>
    </style:style>
    <style:style style:name="ce45" style:family="table-cell" style:parent-style-name="colore_20_previsione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46" style:family="table-cell" style:parent-style-name="colore_20_previsione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47" style:family="table-cell" style:parent-style-name="colore_20_previsione">
      <style:map style:condition="cell-content()=[$'database per produzione birra'.$C$3]" style:apply-style-name="scartata" style:base-cell-address="'Produzione Birra'.C1"/>
      <style:map style:condition="cell-content()=[$'database per produzione birra'.$C$4]" style:apply-style-name="colore_20_buona" style:base-cell-address="'Produzione Birra'.C1"/>
      <style:map style:condition="cell-content()=[$'database per produzione birra'.$C$5]" style:apply-style-name="colore_20_lavorazione" style:base-cell-address="'Produzione Birra'.C1"/>
      <style:map style:condition="cell-content()=[$'database per produzione birra'.$C$6]" style:apply-style-name="colore_20_previsione" style:base-cell-address="'Produzione Birra'.C1"/>
      <style:map style:condition="cell-content()=[$'database per produzione birra'.$C$7]" style:apply-style-name="colore_20_prossima_20_produzione" style:base-cell-address="'Produzione Birra'.C1"/>
      <style:map style:condition="cell-content()=[$'database per produzione birra'.$C$2]" style:apply-style-name="no_20_scelta" style:base-cell-address="'Produzione Birra'.C1"/>
    </style:style>
    <style:style style:name="ce48" style:family="table-cell" style:parent-style-name="Total_20_counts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25" style:family="table-cell" style:parent-style-name="Default">
      <style:table-cell-properties fo:background-color="#0064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9" style:family="table-cell" style:parent-style-name="Table_20_details_20_left_20_aligned">
      <style:table-cell-properties fo:background-color="transparent"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7" style:family="table-cell" style:parent-style-name="Table_20_details_20_left_20_aligned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8" style:family="table-cell" style:parent-style-name="Excel_20_Built-in_20_Title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9" style:family="table-cell" style:parent-style-name="zHide_20_navigation_20_link_20_text" style:data-style-name="N0">
      <style:table-cell-properties style:diagonal-bl-tr="none" style:diagonal-tl-br="none" fo:background-color="transparent" fo:border="none" style:rotation-align="none"/>
    </style:style>
    <style:style style:name="ce130" style:family="table-cell" style:parent-style-name="Default">
      <style:table-cell-properties fo:background-color="#0064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9" style:family="table-cell" style:parent-style-name="Table_20_details_20_left_20_aligned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135" style:family="table-cell" style:parent-style-name="Default">
      <style:table-cell-properties fo:background-color="#0064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" style:family="table-cell" style:parent-style-name="Table_20_details_20_left_20_aligned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10" style:family="table-cell" style:parent-style-name="Table_20_details_20_center_20_aligned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11" style:family="table-cell" style:parent-style-name="Table_20_details_20_right_20_aligned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12" style:family="table-cell" style:parent-style-name="Table_20_details_20_right_20_aligned">
      <style:table-cell-properties style:rotation-align="none"/>
      <style:map style:condition="is-true-formula(#REF!=1)" style:apply-style-name="ConditionalStyle_5f_3" style:base-cell-address="'Produzione Birra'.C5"/>
      <style:map style:condition="is-true-formula(&quot;If(blnBinNo=&quot;1&quot;)&quot;)" style:apply-style-name="ConditionalStyle_5f_4" style:base-cell-address="'Produzione Birra'.C5"/>
    </style:style>
    <style:style style:name="ce75" style:family="table-cell" style:parent-style-name="Default">
      <style:table-cell-properties fo:background-color="#006400"/>
      <style:text-properties fo:color="#ffffff"/>
    </style:style>
    <style:style style:name="ce84" style:family="table-cell" style:parent-style-name="Default" style:data-style-name="N10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0.74pt solid #a5a5a5" fo:background-color="#ffffff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0.74pt solid #a5a5a5" fo:background-color="#ffffff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74pt solid #a5a5a5" fo:background-color="#ffffff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4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4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1" style:family="table-cell" style:parent-style-name="Pivot_20_Table_20_Category" style:data-style-name="N0">
      <style:table-cell-properties fo:border="0.99pt solid #000000"/>
    </style:style>
    <style:style style:name="ce25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53" style:family="table-cell" style:parent-style-name="Pivot_20_Table_20_Category" style:data-style-name="N1">
      <style:table-cell-properties fo:border="0.99pt solid #000000"/>
    </style:style>
    <style:style style:name="ce254" style:family="table-cell" style:parent-style-name="Pivot_20_Table_20_Title" style:data-style-name="N1">
      <style:table-cell-properties fo:border-bottom="2.01pt solid #000000" fo:border-left="none" fo:border-right="none" fo:border-top="0.99pt solid #000000"/>
    </style:style>
    <style:style style:name="ce25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5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59" style:family="table-cell" style:parent-style-name="Default">
      <style:table-cell-properties fo:background-color="#006400"/>
      <style:text-properties style:font-name="Franklin Gothic Medium" fo:font-size="11pt" style:font-size-asian="11pt" style:font-size-complex="11pt"/>
    </style:style>
    <style:style style:name="ce104" style:family="table-cell" style:parent-style-name="Total_20_counts" style:data-style-name="N125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61" style:family="table-cell" style:parent-style-name="Default" style:data-style-name="N100">
      <style:table-cell-properties style:glyph-orientation-vertical="0" fo:background-color="#006400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62" style:family="table-cell" style:parent-style-name="Table_20_details_20_left_20_aligned">
      <style:table-cell-properties style:rotation-align="none"/>
      <style:map style:condition="is-true-formula(#REF!=1)" style:apply-style-name="ConditionalStyle_5f_3" style:base-cell-address="Anagrafiche.B5"/>
      <style:map style:condition="is-true-formula(&quot;If(blnBinNo=&quot;1&quot;)&quot;)" style:apply-style-name="ConditionalStyle_5f_4" style:base-cell-address="Anagrafiche.B5"/>
    </style:style>
    <style:style style:name="ce263" style:family="table-cell" style:parent-style-name="Excel_20_Built-in_20_Heading_20_1" style:data-style-name="N0">
      <style:table-cell-properties style:cell-protect="protected" style:print-content="true" style:rotation-align="none"/>
    </style:style>
    <style:style style:name="ce264" style:family="table-cell" style:parent-style-name="Table_20_details_20_left_20_aligned">
      <style:table-cell-properties style:rotation-align="none"/>
      <style:map style:condition="is-true-formula(#REF!=1)" style:apply-style-name="ConditionalStyle_5f_3" style:base-cell-address="Anagrafiche.B5"/>
      <style:map style:condition="is-true-formula(&quot;If(blnBinNo=&quot;1&quot;)&quot;)" style:apply-style-name="ConditionalStyle_5f_4" style:base-cell-address="Anagrafiche.B5"/>
    </style:style>
    <style:style style:name="ce265" style:family="table-cell" style:parent-style-name="Table_20_details_20_center_20_aligned">
      <style:table-cell-properties style:rotation-align="none"/>
      <style:map style:condition="is-true-formula(#REF!=1)" style:apply-style-name="ConditionalStyle_5f_3" style:base-cell-address="Anagrafiche.B5"/>
      <style:map style:condition="is-true-formula(&quot;If(blnBinNo=&quot;1&quot;)&quot;)" style:apply-style-name="ConditionalStyle_5f_4" style:base-cell-address="Anagrafiche.B5"/>
    </style:style>
    <style:style style:name="ce266" style:family="table-cell" style:parent-style-name="Table_20_details_20_right_20_aligned">
      <style:table-cell-properties style:rotation-align="none"/>
      <style:map style:condition="is-true-formula(#REF!=1)" style:apply-style-name="ConditionalStyle_5f_3" style:base-cell-address="Anagrafiche.B5"/>
      <style:map style:condition="is-true-formula(&quot;If(blnBinNo=&quot;1&quot;)&quot;)" style:apply-style-name="ConditionalStyle_5f_4" style:base-cell-address="Anagrafiche.B5"/>
    </style:style>
    <style:style style:name="ce267" style:family="table-cell" style:parent-style-name="Table_20_details_20_right_20_aligned">
      <style:table-cell-properties style:rotation-align="none"/>
      <style:map style:condition="is-true-formula(#REF!=1)" style:apply-style-name="ConditionalStyle_5f_3" style:base-cell-address="Anagrafiche.B5"/>
      <style:map style:condition="is-true-formula(&quot;If(blnBinNo=&quot;1&quot;)&quot;)" style:apply-style-name="ConditionalStyle_5f_4" style:base-cell-address="Anagrafiche.B5"/>
    </style:style>
    <style:style style:name="ce60" style:family="table-cell" style:parent-style-name="Default">
      <style:table-cell-properties fo:background-color="#dc143c"/>
      <style:text-properties style:use-window-font-color="true"/>
    </style:style>
    <style:style style:name="ce61" style:family="table-cell" style:parent-style-name="Default">
      <style:table-cell-properties fo:background-color="#adff2f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ackground-color="#ee82ee"/>
    </style:style>
    <style:style style:name="ce64" style:family="table-cell" style:parent-style-name="Default">
      <style:table-cell-properties fo:background-color="#00ffff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b8ec5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0064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rebuchet MS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fo:border-bottom="0.74pt solid #3b4e87" fo:background-color="#7b8ec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.61m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61mm" style:writing-mode="lr-tb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lr-tb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lr-tb"/>
    </style:style>
    <style:style style:name="ce149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lr-tb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61mm" style:writing-mode="lr-tb"/>
      <style:text-properties fo:color="#3b4e87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Excel_20_Built-in_20_Hyperlink" style:data-style-name="N14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2" style:family="table-cell" style:parent-style-name="Excel_20_Built-in_20_Hyperlink" style:data-style-name="N14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9" style:family="table-cell" style:parent-style-name="Excel_20_Built-in_20_Hyperlink" style:data-style-name="N141">
      <style:table-cell-properties fo:background-color="#b2b2b2" style:cell-protect="protected" style:print-content="true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Excel_20_Built-in_20_Currency" style:data-style-name="N16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Currency" style:data-style-name="N162">
      <style:table-cell-properties fo:background-color="#b2b2b2" style:cell-protect="protected" style:print-content="true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AND(NOT(ISBLANK([.G5]));(TODAY()-[.G5])&lt;=days_since_last_3))" style:apply-style-name="ConditionalStyle_5f_5" style:base-cell-address="CRM.G5"/>
      <style:map style:condition="is-true-formula((TODAY()-[.G5])&lt;=days_until_next_1)" style:apply-style-name="ConditionalStyle_5f_4" style:base-cell-address="CRM.G5"/>
      <style:map style:condition="is-true-formula(NOT(ISBLANK([.G5])))" style:apply-style-name="ConditionalStyle_5f_3" style:base-cell-address="CRM.G5"/>
    </style:style>
    <style:style style:name="ce157" style:family="table-cell" style:parent-style-name="Default" style:data-style-name="N141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([.I5]-TODAY())&gt;=days_until_next_3)" style:apply-style-name="ConditionalStyle_5f_8" style:base-cell-address="CRM.I5"/>
      <style:map style:condition="is-true-formula(([.I5]-TODAY())&gt;=lead_source)" style:apply-style-name="ConditionalStyle_5f_7" style:base-cell-address="CRM.I5"/>
      <style:map style:condition="is-true-formula(NOT(ISBLANK([.I5])))" style:apply-style-name="ConditionalStyle_5f_6" style:base-cell-address="CRM.I5"/>
    </style:style>
    <style:style style:name="ce159" style:family="table-cell" style:parent-style-name="Default" style:data-style-name="N141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1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67" style:family="table-cell" style:parent-style-name="Default" style:data-style-name="N10036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AND(NOT(ISBLANK([.B5]));ISERROR(MATCH([.B5];days_since_last_2;0))))" style:apply-style-name="ConditionalStyle_5f_2" style:base-cell-address="ContactLog.B5"/>
    </style:style>
    <style:style style:name="ce169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AND(NOT(ISBLANK([.B5]));ISERROR(MATCH([.B5];days_since_last_2;0))))" style:apply-style-name="ConditionalStyle_5f_2" style:base-cell-address="ContactLog.B5"/>
    </style:style>
    <style:style style:name="ce170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61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page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0.74pt solid #666666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fo:border-bottom="0.74pt solid #3b4e87" fo:background-color="#7b8ec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fo:background-color="#006400"/>
    </style:style>
    <style:style style:name="ce18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AND(NOT(ISBLANK([.B5]));ISERROR(MATCH([.B5];days_since_last_2;0))))" style:apply-style-name="ConditionalStyle_5f_1" style:base-cell-address="SalesLog.B5"/>
    </style:style>
    <style:style style:name="ce182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AND(NOT(ISBLANK([.B5]));ISERROR(MATCH([.B5];days_since_last_2;0))))" style:apply-style-name="ConditionalStyle_5f_1" style:base-cell-address="SalesLog.B5"/>
    </style:style>
    <style:style style:name="ce183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lr-tb"/>
      <style:text-properties fo:color="#3b4e87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5" style:family="table-cell" style:parent-style-name="Excel_20_Built-in_20_Currency" style:data-style-name="N16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Excel_20_Built-in_20_Currency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Trebuchet MS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190" style:family="table-cell" style:parent-style-name="Default">
      <style:table-cell-properties fo:background-color="#f2f2f2" style:rotation-align="none"/>
    </style:style>
    <style:style style:name="ce191" style:family="table-cell" style:parent-style-name="Excel_20_Built-in_20_Hyperlink" style:data-style-name="N14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36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0" style:family="table-cell" style:parent-style-name="Default">
      <style:table-cell-properties fo:border-bottom="0.74pt solid #000000" fo:background-color="#0064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fo:border="0.74pt solid #000000" style:rotation-align="none"/>
    </style:style>
    <style:style style:name="ce197" style:family="table-cell" style:parent-style-name="Default">
      <style:table-cell-properties fo:background-color="#d6f4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9" style:family="table-cell" style:parent-style-name="Default">
      <style:table-cell-properties fo:background-color="#fac8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0" style:family="table-cell" style:parent-style-name="Default">
      <style:table-cell-properties fo:border-bottom="0.74pt solid #3b4e87" fo:background-color="#66c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.61m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c3b65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0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3b4e87" style:diagonal-bl-tr="none" style:diagonal-tl-br="none" fo:border-left="none" fo:border-right="none" style:rotation-align="none" fo:border-top="none"/>
      <style:text-properties fo:color="#2c3b65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6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0.74pt solid #3b4e8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6" style:family="table-cell" style:parent-style-name="Default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page"/>
      <style:text-properties fo:color="#0000ff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61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808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3" style:family="table-cell" style:parent-style-name="Default">
      <style:table-cell-properties fo:border-bottom="0.74pt solid #3b4e87" style:diagonal-bl-tr="none" style:diagonal-tl-br="none" style:text-align-source="value-type" style:repeat-content="false" fo:wrap-option="no-wrap" fo:border-left="none" style:direction="ltr" fo:border-right="0.74pt solid #3b4e87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a6a6a6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mm" draw:fill="solid" draw:fill-color="#335c30" draw:textarea-vertical-align="middle" draw:auto-grow-height="false" draw:fit-to-size="false" style:shrink-to-fit="false" fo:min-height="3.84mm" fo:min-width="47.08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2" style:family="graphic">
      <style:graphic-properties draw:stroke="none" svg:stroke-width="0mm" draw:fill="solid" draw:fill-color="#335c30" draw:textarea-vertical-align="middle" draw:auto-grow-height="false" draw:fit-to-size="false" style:shrink-to-fit="false" fo:min-height="3.84mm" fo:min-width="41.65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3" style:family="graphic">
      <style:graphic-properties draw:stroke="solid" svg:stroke-width="7mm" svg:stroke-color="#32cd32" draw:marker-start-width="0mm" draw:marker-end-width="0mm" draw:textarea-horizontal-align="justify" draw:textarea-vertical-align="middle" draw:auto-grow-height="false" fo:min-height="0mm" fo:min-width="11.72mm" fo:padding-top="3.5mm" fo:padding-bottom="3.5mm" fo:padding-left="3.5mm" fo:padding-right="3.5mm"/>
    </style:style>
    <style:style style:name="gr4" style:family="graphic">
      <style:graphic-properties draw:stroke="none" svg:stroke-width="0mm" draw:fill="solid" draw:fill-color="#335c30" draw:textarea-vertical-align="middle" draw:auto-grow-height="false" draw:fit-to-size="false" style:shrink-to-fit="false" fo:min-height="3.84mm" fo:min-width="43.25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5" style:family="graphic">
      <style:graphic-properties draw:stroke="none" svg:stroke-width="0mm" draw:fill="solid" draw:fill-color="#335c30" draw:textarea-vertical-align="middle" draw:auto-grow-height="false" draw:fit-to-size="false" style:shrink-to-fit="false" fo:min-height="3.85mm" fo:min-width="41.67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6" style:family="graphic">
      <style:graphic-properties draw:marker-start-width="2mm" draw:marker-start-center="false" draw:fill="solid" draw:fill-color="#ffffff" draw:auto-grow-height="true" draw:auto-grow-width="false" fo:min-height="9.9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-width="2mm" draw:marker-start-center="false" draw:fill="solid" draw:fill-color="#ffffff" draw:auto-grow-height="true" draw:auto-grow-width="false" fo:min-height="17.57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1.9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335c30"/>
      <style:paragraph-properties fo:margin-top="0mm" fo:margin-bottom="0mm" fo:line-height="100%"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mm" fo:margin-right="0mm" fo:margin-top="0mm" fo:margin-bottom="0mm" fo:line-height="100%" fo:text-align="center" fo:text-indent="0mm">
        <style:tab-stops>
          <style:tab-stop style:position="0mm"/>
        </style:tab-stops>
      </style:paragraph-properties>
    </style:style>
    <style:style style:name="P6" style:family="paragraph">
      <loext:graphic-properties draw:fill="solid" draw:fill-color="#335c30"/>
      <style:paragraph-properties fo:margin-left="0mm" fo:margin-right="0mm" fo:margin-top="0mm" fo:margin-bottom="0mm" fo:line-height="100%" fo:text-align="center" fo:text-indent="0mm">
        <style:tab-stops>
          <style:tab-stop style:position="0mm"/>
        </style:tab-stops>
      </style:paragraph-properties>
      <style:text-properties fo:font-size="18pt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ff"/>
      <style:paragraph-properties style:text-autospace="none" style:line-break="normal" style:writing-mode="page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fo:hyphenate="false"/>
    </style:style>
    <style:style style:name="P10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'Franklin Gothic Medium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ffff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Elenco inventario magazzino'.A1">
          <table:help-message table:display="true">
            <text:p>Elenco inventario magazzino per tenere traccia dell'inventario. Gli articoli che possono essere riordinati vengono automaticamente contrassegnati nella colonna K. In E2 e F2 ci sono i collegamenti ai fogli Distinta prelievo e Ricerca contenitore</text:p>
          </table:help-message>
          <table:error-message table:message-type="stop" table:display="true"/>
        </table:content-validation>
        <table:content-validation table:name="val2" table:base-cell-address="'Elenco inventario magazzino'.B3">
          <table:help-message table:display="true">
            <text:p>Totale valore inventario calcolato automaticamente</text:p>
          </table:help-message>
          <table:error-message table:message-type="stop" table:display="true"/>
        </table:content-validation>
        <table:content-validation table:name="val3" table:base-cell-address="'Elenco inventario magazzino'.B4">
          <table:help-message table:display="true">
            <text:p>Immettere lo SKU in questa colonna</text:p>
          </table:help-message>
          <table:error-message table:message-type="stop" table:display="true"/>
        </table:content-validation>
        <table:content-validation table:name="val4" table:base-cell-address="'Elenco inventario magazzino'.E3">
          <table:help-message table:display="true">
            <text:p>Numero di articoli in inventario calcolato automaticamente in base alla relativa descrizione</text:p>
          </table:help-message>
          <table:error-message table:message-type="stop" table:display="true"/>
        </table:content-validation>
        <table:content-validation table:name="val5" table:base-cell-address="'Elenco inventario magazzino'.E4">
          <table:help-message table:display="true">
            <text:p>Immettere una descrizione dell'articolo in questa colonna</text:p>
          </table:help-message>
          <table:error-message table:message-type="stop" table:display="true"/>
        </table:content-validation>
        <table:content-validation table:name="val6" table:base-cell-address="'Elenco inventario magazzino'.F3">
          <table:help-message table:display="true">
            <text:p>Numero contenitori calcolato automaticamente</text:p>
          </table:help-message>
          <table:error-message table:message-type="stop" table:display="true"/>
        </table:content-validation>
        <table:content-validation table:name="val7" table:base-cell-address="'Elenco inventario magazzino'.F4">
          <table:help-message table:display="true">
            <text:p>Selezionare il numero di contenitore nell'elenco a discesa. Premere ALT+freccia GIÙ per aprire l'elenco a discesa, quindi INVIO per scegliere una delle voci</text:p>
          </table:help-message>
          <table:error-message table:message-type="stop" table:display="true"/>
        </table:content-validation>
        <table:content-validation table:name="val8" table:base-cell-address="'Elenco inventario magazzino'.F5">
          <table:error-message table:message-type="stop" table:display="false">
            <text:p>Questo N. contenitore non si trova nell'elenco. Selezionare Sì per mantenere la voce, Annulla per aggiungerla alla tabella in Ricerca contenitore, aggiungendo il numero all'elenco, oppure No, poi ALT+freccia GIÙ per selezionare una voce nell'elenco </text:p>
          </table:error-message>
        </table:content-validation>
        <table:content-validation table:name="val9" table:base-cell-address="'Elenco inventario magazzino'.G2">
          <table:help-message table:display="true">
            <text:p>Collegamento per modificare o aggiungere elementi al foglio di lavoro Ricerca contenitore</text:p>
          </table:help-message>
          <table:error-message table:message-type="stop" table:display="true"/>
        </table:content-validation>
        <table:content-validation table:name="val10" table:base-cell-address="'Elenco inventario magazzino'.G4">
          <table:help-message table:display="true">
            <text:p>Immettere l'unità in questa colonna</text:p>
          </table:help-message>
          <table:error-message table:message-type="stop" table:display="true"/>
        </table:content-validation>
        <table:content-validation table:name="val11" table:base-cell-address="'Elenco inventario magazzino'.H4">
          <table:help-message table:display="true">
            <text:p>Immettere la quantità di ogni articolo in questa colonna</text:p>
          </table:help-message>
          <table:error-message table:message-type="stop" table:display="true"/>
        </table:content-validation>
        <table:content-validation table:name="val12" table:base-cell-address="'Elenco inventario magazzino'.I4">
          <table:help-message table:display="true">
            <text:p>Immettere la quantità di riordino in questa colonna</text:p>
          </table:help-message>
          <table:error-message table:message-type="stop" table:display="true"/>
        </table:content-validation>
        <table:content-validation table:name="val13" table:base-cell-address="'Elenco inventario magazzino'.J4">
          <table:help-message table:display="true">
            <text:p>Immettere il costo di ogni articolo in questa colonna</text:p>
          </table:help-message>
          <table:error-message table:message-type="stop" table:display="true"/>
        </table:content-validation>
        <table:content-validation table:name="val14" table:base-cell-address="'Elenco inventario magazzino'.K4">
          <table:help-message table:display="true">
            <text:p>Il valore di inventario viene automaticamente calcolato in questa colonna con i valori di QTÀ e COSTO della tabella</text:p>
          </table:help-message>
          <table:error-message table:message-type="stop" table:display="true"/>
        </table:content-validation>
        <table:content-validation table:name="val15" table:base-cell-address="'Elenco inventario magazzino'.L4">
          <table:help-message table:display="true">
            <text:p>L'icona di un contrassegno in questa colonna indica gli articoli nell'inventario che possono essere riordinati.</text:p>
          </table:help-message>
          <table:error-message table:message-type="stop" table:display="true"/>
        </table:content-validation>
        <table:content-validation table:name="val16" table:base-cell-address="'Elenco inventario magazzino'.A1">
          <table:help-message table:display="true">
            <text:p>This worksheet shows items ready for reordering--automatically flagged in column K. There are 2 navigation links in cells E2 &amp; F2 for Inventory Pick List &amp; Bin Lookup worksheets</text:p>
          </table:help-message>
          <table:error-message table:message-type="stop" table:display="true"/>
        </table:content-validation>
        <table:content-validation table:name="val17" table:base-cell-address="'Elenco inventario magazzino'.B2">
          <table:help-message table:display="true">
            <text:p>Total inventory value is automatically updated below</text:p>
          </table:help-message>
          <table:error-message table:message-type="stop" table:display="true"/>
        </table:content-validation>
        <table:content-validation table:name="val18" table:base-cell-address="'Elenco inventario magazzino'.B4">
          <table:help-message table:display="true">
            <text:p>Enter SKU in this column</text:p>
          </table:help-message>
          <table:error-message table:message-type="stop" table:display="true"/>
        </table:content-validation>
        <table:content-validation table:name="val19" table:base-cell-address="'Elenco inventario magazzino'.E2">
          <table:help-message table:display="true">
            <text:p>Total inventory items is automatically updated below</text:p>
          </table:help-message>
          <table:error-message table:message-type="stop" table:display="true"/>
        </table:content-validation>
        <table:content-validation table:name="val20" table:base-cell-address="'Elenco inventario magazzino'.E3">
          <table:help-message table:display="true">
            <text:p>Automatically calculated number of inventory items based on their description</text:p>
          </table:help-message>
          <table:error-message table:message-type="stop" table:display="true"/>
        </table:content-validation>
        <table:content-validation table:name="val21" table:base-cell-address="'Elenco inventario magazzino'.H4">
          <table:help-message table:display="true">
            <text:p>Enter unit in this column</text:p>
          </table:help-message>
          <table:error-message table:message-type="stop" table:display="true"/>
        </table:content-validation>
        <table:content-validation table:name="val22" table:condition="of:cell-content-is-in-list([$'database per produzione birra'.$C$2:.$C$7])" table:allow-empty-cell="true" table:display-list="unsorted" table:base-cell-address="'Produzione Birra'.C5">
          <table:error-message table:message-type="stop" table:display="true"/>
        </table:content-validation>
        <table:content-validation table:name="val23" table:condition="of:cell-content-is-in-list([$'database per produzione birra'.$C$3:.$C$7])" table:allow-empty-cell="true" table:display-list="unsorted" table:base-cell-address="'Produzione Birra'.C5">
          <table:error-message table:message-type="stop" table:display="true"/>
        </table:content-validation>
        <table:content-validation table:name="val24" table:base-cell-address="'Elenco inventario magazzino'.F2">
          <table:help-message table:display="true">
            <text:p>Total bin count is automatically updated below</text:p>
          </table:help-message>
          <table:error-message table:message-type="stop" table:display="true"/>
        </table:content-validation>
        <table:content-validation table:name="val25" table:base-cell-address="'Elenco inventario magazzino'.F3">
          <table:help-message table:display="true">
            <text:p>Automatically calculated bin count</text:p>
          </table:help-message>
          <table:error-message table:message-type="stop" table:display="true"/>
        </table:content-validation>
        <table:content-validation table:name="val26" table:condition="of:cell-content-is-in-list(#nome?)" table:allow-empty-cell="true" table:display-list="unsorted" table:base-cell-address="'Elenco inventario magazzino'.F5">
          <table:help-message table:display="true"/>
          <table:error-message table:message-type="warning" table:display="true">
            <text:p>This Bin # isn't in the list. Select Yes to retain the entry, Cancel to add it to the table on the Bin Lookup worksheet, which will add the Bin # to this drop down list, or No, then ALT + DOWN ARROW to select from the list</text:p>
          </table:error-message>
        </table:content-validation>
        <table:content-validation table:name="val27" table:base-cell-address="'Elenco inventario magazzino'.G2">
          <table:help-message table:display="true">
            <text:p>Navigational link to Inventory Pick List worksheet</text:p>
          </table:help-message>
          <table:error-message table:message-type="stop" table:display="true"/>
        </table:content-validation>
        <table:content-validation table:name="val28" table:condition="of:cell-content-is-in-list([$'database per produzione birra'.$E$2:.$E$17])" table:allow-empty-cell="true" table:display-list="unsorted" table:base-cell-address="'Produzione Birra'.E5">
          <table:error-message table:message-type="stop" table:display="true"/>
        </table:content-validation>
        <table:content-validation table:name="val29" table:base-cell-address="'Elenco inventario magazzino'.H2">
          <table:help-message table:display="true">
            <text:p>Navigation link to modify or add items to the Bin Lookup worksheet</text:p>
          </table:help-message>
          <table:error-message table:message-type="stop" table:display="true"/>
        </table:content-validation>
        <table:content-validation table:name="val30" table:base-cell-address="'Elenco inventario magazzino'.I4">
          <table:help-message table:display="true">
            <text:p>Enter the quantity of each item in this column</text:p>
          </table:help-message>
          <table:error-message table:message-type="stop" table:display="true"/>
        </table:content-validation>
        <table:content-validation table:name="val31" table:base-cell-address="'Elenco inventario magazzino'.J4">
          <table:help-message table:display="true">
            <text:p>Enter reorder quantity in this column</text:p>
          </table:help-message>
          <table:error-message table:message-type="stop" table:display="true"/>
        </table:content-validation>
        <table:content-validation table:name="val32" table:base-cell-address="'Elenco inventario magazzino'.K4">
          <table:help-message table:display="true">
            <text:p>Enter the cost of each item in this column</text:p>
          </table:help-message>
          <table:error-message table:message-type="stop" table:display="true"/>
        </table:content-validation>
        <table:content-validation table:name="val33" table:base-cell-address="'Elenco inventario magazzino'.L4">
          <table:help-message table:display="true">
            <text:p>The inventory value is automatically calculated in this column using the QTY and COST values from the table</text:p>
          </table:help-message>
          <table:error-message table:message-type="stop" table:display="true"/>
        </table:content-validation>
        <table:content-validation table:name="val34" table:base-cell-address="'Elenco inventario magazzino'.B3">
          <table:help-message table:display="true">
            <text:p>Automatically calculated total inventory value</text:p>
          </table:help-message>
          <table:error-message table:message-type="stop" table:display="true"/>
        </table:content-validation>
        <table:content-validation table:name="val35" table:base-cell-address="'Elenco inventario magazzino'.E4">
          <table:help-message table:display="true">
            <text:p>Enter a description of the item in this column</text:p>
          </table:help-message>
          <table:error-message table:message-type="stop" table:display="true"/>
        </table:content-validation>
        <table:content-validation table:name="val36" table:base-cell-address="'Elenco inventario magazzino'.F4">
          <table:help-message table:display="true">
            <text:p>Select the bin number from the dropdown list. Press ALT+DOWN ARROW to open the dropdown list then press ENTER to choose one of the items</text:p>
          </table:help-message>
          <table:error-message table:message-type="stop" table:display="true"/>
        </table:content-validation>
        <table:content-validation table:name="val37" table:base-cell-address="'Elenco inventario magazzino'.G4">
          <table:help-message table:display="true">
            <text:p>Location is automatically updated in this column using the Bin # and information in the Bin Lookup worksheet </text:p>
          </table:help-message>
          <table:error-message table:message-type="stop" table:display="true"/>
        </table:content-validation>
        <table:content-validation table:name="val38" table:condition="of:cell-content-is-in-list(0)" table:allow-empty-cell="true" table:display-list="unsorted" table:base-cell-address="'database per produzione birra'.C3"/>
        <table:content-validation table:name="val39" table:base-cell-address="'Elenco inventario magazzino'.A4">
          <table:help-message table:title="Choose Column Headings" table:display="false">
            <text:p>When this cell is selected, a 2nd down arrow should appear to the right. <text:s/>Click on this arrow to customize the heading or simply type in your own heading.</text:p>
          </table:help-message>
        </table:content-validation>
        <table:content-validation table:name="val40" table:condition="of:cell-content-is-in-list(#nome?)" table:allow-empty-cell="true" table:display-list="unsorted" table:base-cell-address="CRM.J5">
          <table:help-message table:display="true"/>
          <table:error-message table:message-type="stop" table:display="true"/>
        </table:content-validation>
        <table:content-validation table:name="val41" table:condition="of:cell-content-is-in-list(#nome?)" table:allow-empty-cell="true" table:display-list="unsorted" table:base-cell-address="CRM.K5">
          <table:help-message table:display="true"/>
          <table:error-message table:message-type="stop" table:display="true"/>
        </table:content-validation>
        <table:content-validation table:name="val42" table:condition="of:cell-content-is-in-list(days_since_last_2)" table:allow-empty-cell="true" table:display-list="unsorted" table:base-cell-address="Ordini.B5">
          <table:help-message table:display="true"/>
        </table:content-validation>
        <table:content-validation table:name="val43" table:condition="of:cell-content-is-in-list(days_since_last_2)" table:allow-empty-cell="true" table:display-list="unsorted" table:base-cell-address="'Elenco inventario magazzino'.B5">
          <table:help-message table:display="true"/>
        </table:content-validation>
      </table:content-validations>
      <table:table table:name="Elenco inventario magazzino" table:style-name="ta1">
        <table:table-column table:style-name="co1" table:default-cell-style-name="ce2"/>
        <table:table-column table:style-name="co2" table:default-cell-style-name="ce300"/>
        <table:table-column table:style-name="co3" table:number-columns-repeated="2" table:default-cell-style-name="ce37"/>
        <table:table-column table:style-name="co3" table:default-cell-style-name="ce300"/>
        <table:table-column table:style-name="co4" table:default-cell-style-name="ce37"/>
        <table:table-column table:style-name="co5" table:default-cell-style-name="ce300"/>
        <table:table-column table:style-name="co6" table:default-cell-style-name="ce300"/>
        <table:table-column table:style-name="co7" table:default-cell-style-name="ce300"/>
        <table:table-column table:style-name="co8" table:default-cell-style-name="ce300"/>
        <table:table-column table:style-name="co9" table:default-cell-style-name="ce300"/>
        <table:table-column table:style-name="co10" table:default-cell-style-name="ce300"/>
        <table:table-column table:style-name="co11" table:number-columns-repeated="2" table:default-cell-style-name="ce300"/>
        <table:table-column table:style-name="co12" table:default-cell-style-name="ce300"/>
        <table:table-column table:style-name="co13" table:number-columns-repeated="49" table:default-cell-style-name="ce300"/>
        <table:table-column table:style-name="co13" table:default-cell-style-name="Default"/>
        <table:table-row table:style-name="ro1">
          <table:table-cell table:content-validation-name="val1"/>
          <table:table-cell table:style-name="ce4" office:value-type="string" calcext:value-type="string">
            <text:p>ELENCO INVENTARIO MAGAZZINO</text:p>
          </table:table-cell>
          <table:table-cell table:style-name="ce26" table:number-columns-repeated="2"/>
          <table:table-cell table:style-name="ce4"/>
          <table:table-cell table:style-name="ce50"/>
          <table:table-cell table:style-name="ce305" table:number-columns-repeated="6"/>
          <table:table-cell table:number-columns-repeated="53"/>
        </table:table-row>
        <table:table-row table:style-name="ro2">
          <table:table-cell table:style-name="ce3"/>
          <table:table-cell table:style-name="ce14"/>
          <table:table-cell table:style-name="ce27" table:number-columns-repeated="2"/>
          <table:table-cell table:style-name="ce14"/>
          <table:table-cell table:style-name="ce27"/>
          <table:table-cell table:style-name="ce55" table:content-validation-name="val9" office:value-type="string" calcext:value-type="string">
            <text:p><text:a xlink:href="#'Ricerca contenitore'.A1" xlink:type="simple">RICERCA CONTENITORE</text:a></text:p>
            <draw:a xlink:type="simple" xlink:href="google-drive://paolinidiego@gmail.com/12WfeOXFPFE2eG86hDN0GMlRbGSl55fFv#'Distinta prelievo inventario'!A1">
              <draw:custom-shape draw:z-index="0" draw:name="CustomShape 1" draw:style-name="gr1" draw:text-style-name="P2" svg:width="53.66mm" svg:height="6.33mm" svg:x="0.19mm" svg:y="1.59mm">
                <text:p text:style-name="P1"><text:span text:style-name="T1">DISTINTA PRELIEVO INVENTARIO</text:span></text:p>
                <draw:enhanced-geometry draw:mirror-horizontal="false" draw:mirror-vertical="false" svg:viewBox="0 0 0 0" draw:text-areas="0 0 ?f5 ?f8" draw:type="ooxml-homePlate" draw:modifiers="5000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a>
            <draw:a xlink:type="simple" xlink:href="google-drive://paolinidiego@gmail.com/12WfeOXFPFE2eG86hDN0GMlRbGSl55fFv#'Ricerca contenitore'!A1">
              <draw:custom-shape draw:z-index="1" draw:name="CustomShape 1" draw:style-name="gr2" draw:text-style-name="P2" svg:width="48.23mm" svg:height="6.33mm" svg:x="1.51mm" svg:y="1.59mm">
                <text:p text:style-name="P1"><text:span text:style-name="T1">RICERCA CONTENITORE</text:span></text:p>
                <draw:enhanced-geometry draw:mirror-horizontal="false" draw:mirror-vertical="false" svg:viewBox="0 0 0 0" draw:text-areas="0 0 ?f5 ?f8" draw:type="ooxml-homePlate" draw:modifiers="5000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a>
          </table:table-cell>
          <table:table-cell table:style-name="ce24" table:number-columns-repeated="57"/>
          <table:table-cell/>
        </table:table-row>
        <table:table-row table:style-name="ro3">
          <table:table-cell table:style-name="ce3"/>
          <table:table-cell table:style-name="ce16" table:content-validation-name="val2" table:formula="of:=SUM([$'Elenco inventario magazzino'.$K$5:.$K$15])" office:value-type="float" office:value="250.7" calcext:value-type="float">
            <text:p>€ 250,70</text:p>
          </table:table-cell>
          <table:table-cell table:style-name="ce28" table:content-validation-name="val2" table:number-columns-repeated="2"/>
          <table:table-cell table:style-name="ce38" table:content-validation-name="val4"/>
          <table:table-cell table:style-name="ce51" table:content-validation-name="val6"/>
          <table:table-cell table:style-name="ce24" table:number-columns-repeated="58"/>
          <table:table-cell/>
        </table:table-row>
        <table:table-row table:style-name="ro4">
          <table:table-cell table:style-name="ce3"/>
          <table:table-cell table:style-name="ce22" table:content-validation-name="val3" office:value-type="string" calcext:value-type="string">
            <text:p>Data movimento</text:p>
          </table:table-cell>
          <table:table-cell table:style-name="ce72" table:content-validation-name="val3" office:value-type="string" calcext:value-type="string">
            <text:p>Entrata/uscita</text:p>
          </table:table-cell>
          <table:table-cell table:style-name="ce72" table:content-validation-name="val3" office:value-type="string" calcext:value-type="string">
            <text:p>Tipo articolo</text:p>
          </table:table-cell>
          <table:table-cell table:style-name="ce22" table:content-validation-name="val5" office:value-type="string" calcext:value-type="string">
            <text:p>SKU</text:p>
          </table:table-cell>
          <table:table-cell table:style-name="ce72" table:content-validation-name="val7" office:value-type="string" calcext:value-type="string">
            <text:p>DESCRIZIONE</text:p>
          </table:table-cell>
          <table:table-cell table:style-name="ce22" table:content-validation-name="val10" office:value-type="string" calcext:value-type="string">
            <text:p>UNITÀ</text:p>
          </table:table-cell>
          <table:table-cell table:style-name="ce22" table:content-validation-name="val11" office:value-type="string" calcext:value-type="string">
            <text:p>QTÀ</text:p>
          </table:table-cell>
          <table:table-cell table:style-name="ce22" table:content-validation-name="val12" office:value-type="string" calcext:value-type="string">
            <text:p>QTÀ RIORDINO</text:p>
          </table:table-cell>
          <table:table-cell table:style-name="ce22" table:content-validation-name="val13" office:value-type="string" calcext:value-type="string">
            <text:p>COSTO</text:p>
          </table:table-cell>
          <table:table-cell table:style-name="ce22" table:content-validation-name="val14" office:value-type="string" calcext:value-type="string">
            <text:p>VALORE INVENTARIO</text:p>
          </table:table-cell>
          <table:table-cell table:style-name="ce22" table:content-validation-name="val15" office:value-type="string" calcext:value-type="string">
            <text:p>RIORDINO</text:p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4-25" calcext:value-type="date">
            <text:p>25/04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39" office:value-type="string" calcext:value-type="string">
            <text:p>Bitter-33-25/04/2019</text:p>
          </table:table-cell>
          <table:table-cell table:style-name="ce52" office:value-type="string" calcext:value-type="string">
            <text:p>Bitter</text:p>
          </table:table-cell>
          <table:table-cell table:style-name="ce39" office:value-type="float" office:value="33" calcext:value-type="float">
            <text:p>3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0" calcext:value-type="float">
            <text:p>50</text:p>
          </table:table-cell>
          <table:table-cell table:style-name="ce58" office:value-type="float" office:value="2.5" calcext:value-type="float">
            <text:p>€ 2,50</text:p>
          </table:table-cell>
          <table:table-cell table:style-name="ce66" table:formula="of:=[$'Elenco inventario magazzino'.$H5]*[$'Elenco inventario magazzino'.$J5]" office:value-type="float" office:value="45" calcext:value-type="float">
            <text:p>€ 45,00</text:p>
          </table:table-cell>
          <table:table-cell table:style-name="ce68" table:formula="of:=IFERROR(IF([$'Elenco inventario magazzino'.$H5]&lt;=[$'Elenco inventario magazzino'.$I5];1;0);0)" office:value-type="float" office:value="1" calcext:value-type="float">
            <text:p>Riordino</text:p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4-25" calcext:value-type="date">
            <text:p>25/04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39" office:value-type="string" calcext:value-type="string">
            <text:p>Bitter-66-25/04/2019</text:p>
          </table:table-cell>
          <table:table-cell table:style-name="ce52" office:value-type="string" calcext:value-type="string">
            <text:p>Bitter</text:p>
          </table:table-cell>
          <table:table-cell table:style-name="ce39" office:value-type="float" office:value="66" calcext:value-type="float">
            <text:p>6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5" calcext:value-type="float">
            <text:p>15</text:p>
          </table:table-cell>
          <table:table-cell table:style-name="ce58" office:value-type="float" office:value="3" calcext:value-type="float">
            <text:p>€ 3,00</text:p>
          </table:table-cell>
          <table:table-cell table:style-name="ce66" table:formula="of:=[$'Elenco inventario magazzino'.$H6]*[$'Elenco inventario magazzino'.$J6]" office:value-type="float" office:value="60" calcext:value-type="float">
            <text:p>€ 60,00</text:p>
          </table:table-cell>
          <table:table-cell table:style-name="ce68" table:formula="of:=IFERROR(IF([$'Elenco inventario magazzino'.$H6]&lt;=[$'Elenco inventario magazzino'.$I6];1;0);0)" office:value-type="float" office:value="0" calcext:value-type="float">
            <text:p/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3-03" calcext:value-type="date">
            <text:p>03/03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41" office:value-type="date" office:date-value="2019-03-03" calcext:value-type="date">
            <text:p>03/03/19</text:p>
          </table:table-cell>
          <table:table-cell table:style-name="ce52" office:value-type="string" calcext:value-type="string">
            <text:p>ipa</text:p>
          </table:table-cell>
          <table:table-cell table:style-name="ce39" office:value-type="float" office:value="33" calcext:value-type="float">
            <text:p>3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8" office:value-type="float" office:value="2.5" calcext:value-type="float">
            <text:p>€ 2,50</text:p>
          </table:table-cell>
          <table:table-cell table:style-name="ce66" table:formula="of:=[$'Elenco inventario magazzino'.$H7]*[$'Elenco inventario magazzino'.$J7]" office:value-type="float" office:value="15" calcext:value-type="float">
            <text:p>€ 15,00</text:p>
          </table:table-cell>
          <table:table-cell table:style-name="ce68" table:formula="of:=IFERROR(IF([$'Elenco inventario magazzino'.$H7]&lt;=[$'Elenco inventario magazzino'.$I7];1;0);0)" office:value-type="float" office:value="0" calcext:value-type="float">
            <text:p/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3-03" calcext:value-type="date">
            <text:p>03/03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41" office:value-type="date" office:date-value="2019-03-03" calcext:value-type="date">
            <text:p>03/03/19</text:p>
          </table:table-cell>
          <table:table-cell table:style-name="ce52" office:value-type="string" calcext:value-type="string">
            <text:p>ipa</text:p>
          </table:table-cell>
          <table:table-cell table:style-name="ce39" office:value-type="float" office:value="50" calcext:value-type="float">
            <text:p>5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58" office:value-type="float" office:value="2.8" calcext:value-type="float">
            <text:p>€ 2,80</text:p>
          </table:table-cell>
          <table:table-cell table:style-name="ce66" table:formula="of:=[$'Elenco inventario magazzino'.$H8]*[$'Elenco inventario magazzino'.$J8]" office:value-type="float" office:value="5.6" calcext:value-type="float">
            <text:p>€ 5,60</text:p>
          </table:table-cell>
          <table:table-cell table:style-name="ce68" table:formula="of:=IFERROR(IF([$'Elenco inventario magazzino'.$H8]&lt;=[$'Elenco inventario magazzino'.$I8];1;0);0)" office:value-type="float" office:value="1" calcext:value-type="float">
            <text:p>Riordino</text:p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3-27" calcext:value-type="date">
            <text:p>27/03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41" office:value-type="date" office:date-value="2019-03-27" calcext:value-type="date">
            <text:p>27/03/19</text:p>
          </table:table-cell>
          <table:table-cell table:style-name="ce52" office:value-type="string" calcext:value-type="string">
            <text:p>Lager</text:p>
          </table:table-cell>
          <table:table-cell table:style-name="ce39" office:value-type="float" office:value="33" calcext:value-type="float">
            <text:p>33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0" calcext:value-type="float">
            <text:p>10</text:p>
          </table:table-cell>
          <table:table-cell table:style-name="ce58" office:value-type="float" office:value="2.5" calcext:value-type="float">
            <text:p>€ 2,50</text:p>
          </table:table-cell>
          <table:table-cell table:style-name="ce66" table:formula="of:=[$'Elenco inventario magazzino'.$H9]*[$'Elenco inventario magazzino'.$J9]" office:value-type="float" office:value="52.5" calcext:value-type="float">
            <text:p>€ 52,50</text:p>
          </table:table-cell>
          <table:table-cell table:style-name="ce68" table:formula="of:=IFERROR(IF([$'Elenco inventario magazzino'.$H9]&lt;=[$'Elenco inventario magazzino'.$I9];1;0);0)" office:value-type="float" office:value="0" calcext:value-type="float">
            <text:p/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3-27" calcext:value-type="date">
            <text:p>27/03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41" office:value-type="date" office:date-value="2019-03-27" calcext:value-type="date">
            <text:p>27/03/19</text:p>
          </table:table-cell>
          <table:table-cell table:style-name="ce52" office:value-type="string" calcext:value-type="string">
            <text:p>Lager</text:p>
          </table:table-cell>
          <table:table-cell table:style-name="ce39" office:value-type="float" office:value="66" calcext:value-type="float">
            <text:p>6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style-name="ce58" office:value-type="float" office:value="3" calcext:value-type="float">
            <text:p>€ 3,00</text:p>
          </table:table-cell>
          <table:table-cell table:style-name="ce66" table:formula="of:=[$'Elenco inventario magazzino'.$H10]*[$'Elenco inventario magazzino'.$J10]" office:value-type="float" office:value="9" calcext:value-type="float">
            <text:p>€ 9,00</text:p>
          </table:table-cell>
          <table:table-cell table:style-name="ce68" table:formula="of:=IFERROR(IF([$'Elenco inventario magazzino'.$H10]&lt;=[$'Elenco inventario magazzino'.$I10];1;0);0)" office:value-type="float" office:value="1" calcext:value-type="float">
            <text:p>Riordino</text:p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8" office:value-type="date" office:date-value="2019-03-27" calcext:value-type="date">
            <text:p>27/03/19</text:p>
          </table:table-cell>
          <table:table-cell table:style-name="ce31"/>
          <table:table-cell table:style-name="ce31" office:value-type="string" calcext:value-type="string">
            <text:p>birra</text:p>
          </table:table-cell>
          <table:table-cell table:style-name="ce41" office:value-type="date" office:date-value="2019-03-27" calcext:value-type="date">
            <text:p>27/03/19</text:p>
          </table:table-cell>
          <table:table-cell table:style-name="ce52" office:value-type="string" calcext:value-type="string">
            <text:p>Lager</text:p>
          </table:table-cell>
          <table:table-cell table:style-name="ce39" office:value-type="float" office:value="50" calcext:value-type="float">
            <text:p>5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" calcext:value-type="float">
            <text:p>5</text:p>
          </table:table-cell>
          <table:table-cell table:style-name="ce58" office:value-type="float" office:value="2.8" calcext:value-type="float">
            <text:p>€ 2,80</text:p>
          </table:table-cell>
          <table:table-cell table:style-name="ce66" table:formula="of:=[$'Elenco inventario magazzino'.$H11]*[$'Elenco inventario magazzino'.$J11]" office:value-type="float" office:value="33.6" calcext:value-type="float">
            <text:p>€ 33,60</text:p>
          </table:table-cell>
          <table:table-cell table:style-name="ce68" table:formula="of:=IFERROR(IF([$'Elenco inventario magazzino'.$H11]&lt;=[$'Elenco inventario magazzino'.$I11];1;0);0)" office:value-type="float" office:value="0" calcext:value-type="float">
            <text:p/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9" office:value-type="string" calcext:value-type="string">
            <text:p>05/0519</text:p>
          </table:table-cell>
          <table:table-cell table:style-name="ce32"/>
          <table:table-cell table:style-name="ce32" office:value-type="string" calcext:value-type="string">
            <text:p>birra</text:p>
          </table:table-cell>
          <table:table-cell table:style-name="ce39" office:value-type="string" calcext:value-type="string">
            <text:p>05/0519</text:p>
          </table:table-cell>
          <table:table-cell table:style-name="ce52" office:value-type="string" calcext:value-type="string">
            <text:p>stout</text:p>
          </table:table-cell>
          <table:table-cell table:style-name="ce39" office:value-type="float" office:value="66" calcext:value-type="float">
            <text:p>66</text:p>
          </table:table-cell>
          <table:table-cell table:style-name="ce56" office:value-type="float" office:value="22" calcext:value-type="float">
            <text:p>22</text:p>
          </table:table-cell>
          <table:table-cell table:style-name="ce56"/>
          <table:table-cell table:style-name="ce58"/>
          <table:table-cell table:style-name="ce66" table:formula="of:=[$'Elenco inventario magazzino'.$H12]*[$'Elenco inventario magazzino'.$J12]" office:value-type="float" office:value="0" calcext:value-type="float">
            <text:p>€ 0,00</text:p>
          </table:table-cell>
          <table:table-cell table:style-name="ce68" table:formula="of:=IFERROR(IF([$'Elenco inventario magazzino'.$H12]&lt;=[$'Elenco inventario magazzino'.$I12];1;0);0)" office:value-type="float" office:value="0" calcext:value-type="float">
            <text:p/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9" office:value-type="string" calcext:value-type="string">
            <text:p>05/0519</text:p>
          </table:table-cell>
          <table:table-cell table:style-name="ce32"/>
          <table:table-cell table:style-name="ce32" office:value-type="string" calcext:value-type="string">
            <text:p>birra</text:p>
          </table:table-cell>
          <table:table-cell table:style-name="ce39" office:value-type="string" calcext:value-type="string">
            <text:p>05/0519</text:p>
          </table:table-cell>
          <table:table-cell table:style-name="ce52" office:value-type="string" calcext:value-type="string">
            <text:p>stout</text:p>
          </table:table-cell>
          <table:table-cell table:style-name="ce39" office:value-type="float" office:value="33" calcext:value-type="float">
            <text:p>33</text:p>
          </table:table-cell>
          <table:table-cell table:style-name="ce56" office:value-type="float" office:value="26" calcext:value-type="float">
            <text:p>26</text:p>
          </table:table-cell>
          <table:table-cell table:style-name="ce56"/>
          <table:table-cell table:style-name="ce58"/>
          <table:table-cell table:style-name="ce66" table:formula="of:=[$'Elenco inventario magazzino'.$H13]*[$'Elenco inventario magazzino'.$J13]" office:value-type="float" office:value="0" calcext:value-type="float">
            <text:p>€ 0,00</text:p>
          </table:table-cell>
          <table:table-cell table:style-name="ce68" table:formula="of:=IFERROR(IF([$'Elenco inventario magazzino'.$H13]&lt;=[$'Elenco inventario magazzino'.$I13];1;0);0)" office:value-type="float" office:value="0" calcext:value-type="float">
            <text:p/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9"/>
          <table:table-cell table:style-name="ce32"/>
          <table:table-cell table:style-name="ce32" office:value-type="string" calcext:value-type="string">
            <text:p>Materia prima</text:p>
          </table:table-cell>
          <table:table-cell table:style-name="ce39"/>
          <table:table-cell table:style-name="ce52"/>
          <table:table-cell table:style-name="ce39"/>
          <table:table-cell table:style-name="ce56" table:number-columns-repeated="2"/>
          <table:table-cell table:style-name="ce58"/>
          <table:table-cell table:style-name="ce66" table:formula="of:=[$'Elenco inventario magazzino'.$H14]*[$'Elenco inventario magazzino'.$J14]" office:value-type="float" office:value="0" calcext:value-type="float">
            <text:p>€ 0,00</text:p>
          </table:table-cell>
          <table:table-cell table:style-name="ce68" table:formula="of:=IFERROR(IF([$'Elenco inventario magazzino'.$H14]&lt;=[$'Elenco inventario magazzino'.$I14];1;0);0)" office:value-type="float" office:value="1" calcext:value-type="float">
            <text:p>Riordino</text:p>
          </table:table-cell>
          <table:table-cell table:style-name="ce24" table:number-columns-repeated="52"/>
          <table:table-cell/>
        </table:table-row>
        <table:table-row table:style-name="ro3">
          <table:table-cell table:style-name="ce3"/>
          <table:table-cell table:style-name="ce19"/>
          <table:table-cell table:style-name="ce32" office:value-type="string" calcext:value-type="string">
            <text:p>acquisto</text:p>
          </table:table-cell>
          <table:table-cell table:style-name="ce32" office:value-type="string" calcext:value-type="string">
            <text:p>Materiale tecnico</text:p>
          </table:table-cell>
          <table:table-cell table:style-name="ce39"/>
          <table:table-cell table:style-name="ce79" table:content-validation-name="val8" office:value-type="string" calcext:value-type="string">
            <text:p>Frigorifero/camera di fermentazion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8" office:value-type="float" office:value="30" calcext:value-type="float">
            <text:p>€ 30,00</text:p>
          </table:table-cell>
          <table:table-cell table:style-name="ce66" table:formula="of:=[$'Elenco inventario magazzino'.$H15]*[$'Elenco inventario magazzino'.$J15]" office:value-type="float" office:value="30" calcext:value-type="float">
            <text:p>€ 30,00</text:p>
          </table:table-cell>
          <table:table-cell table:style-name="ce68" table:formula="of:=IFERROR(IF([$'Elenco inventario magazzino'.$H15]&lt;=[$'Elenco inventario magazzino'.$I15];1;0);0)" office:value-type="float" office:value="1" calcext:value-type="float">
            <text:p>Riordino</text:p>
          </table:table-cell>
          <table:table-cell table:style-name="ce24" table:number-columns-repeated="52"/>
          <table:table-cell/>
        </table:table-row>
        <table:table-row table:style-name="ro5">
          <table:table-cell table:style-name="ce6"/>
          <table:table-cell table:style-name="ce21"/>
          <table:table-cell table:style-name="ce33" office:value-type="string" calcext:value-type="string">
            <text:p>acquisto</text:p>
          </table:table-cell>
          <table:table-cell table:style-name="ce33" office:value-type="string" calcext:value-type="string">
            <text:p>Materiale tecnico</text:p>
          </table:table-cell>
          <table:table-cell table:style-name="ce44"/>
          <table:table-cell table:style-name="ce77" table:content-validation-name="val8" office:value-type="string" calcext:value-type="string">
            <text:p>riduttore shuko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0.99" calcext:value-type="float">
            <text:p>€ 0,99</text:p>
          </table:table-cell>
          <table:table-cell table:style-name="ce67"/>
          <table:table-cell table:style-name="ce70"/>
          <table:table-cell table:style-name="ce23" table:number-columns-repeated="52"/>
          <table:table-cell/>
        </table:table-row>
        <table:table-row table:style-name="ro5">
          <table:table-cell table:style-name="ce6"/>
          <table:table-cell table:style-name="ce21"/>
          <table:table-cell table:style-name="ce33" office:value-type="string" calcext:value-type="string">
            <text:p>acquisto</text:p>
          </table:table-cell>
          <table:table-cell table:style-name="ce33" office:value-type="string" calcext:value-type="string">
            <text:p>Materiale tecnico</text:p>
          </table:table-cell>
          <table:table-cell table:style-name="ce44"/>
          <table:table-cell table:style-name="ce77" table:content-validation-name="val8" office:value-type="string" calcext:value-type="string">
            <text:p>Set birrificazione biab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150" calcext:value-type="float">
            <text:p>€ 150,00</text:p>
          </table:table-cell>
          <table:table-cell table:style-name="ce67"/>
          <table:table-cell table:style-name="ce70"/>
          <table:table-cell table:style-name="ce23" table:number-columns-repeated="52"/>
          <table:table-cell/>
        </table:table-row>
        <table:table-row table:style-name="ro6" table:number-rows-repeated="7">
          <table:table-cell table:style-name="ce6"/>
          <table:table-cell table:style-name="ce21"/>
          <table:table-cell table:style-name="ce33" table:number-columns-repeated="2"/>
          <table:table-cell table:style-name="ce44"/>
          <table:table-cell table:style-name="ce77" table:content-validation-name="val8"/>
          <table:table-cell table:style-name="ce44"/>
          <table:table-cell table:style-name="ce57" table:number-columns-repeated="2"/>
          <table:table-cell table:style-name="ce59"/>
          <table:table-cell table:style-name="ce67"/>
          <table:table-cell table:style-name="ce70"/>
          <table:table-cell table:style-name="ce23" table:number-columns-repeated="52"/>
          <table:table-cell/>
        </table:table-row>
        <table:table-row table:style-name="ro6" table:number-rows-repeated="21">
          <table:table-cell table:style-name="ce6"/>
          <table:table-cell table:style-name="ce23"/>
          <table:table-cell table:style-name="ce77" table:number-columns-repeated="2"/>
          <table:table-cell table:style-name="ce23"/>
          <table:table-cell table:style-name="ce77"/>
          <table:table-cell table:style-name="ce23" table:number-columns-repeated="58"/>
          <table:table-cell/>
        </table:table-row>
        <table:table-row table:style-name="ro7" table:number-rows-repeated="22">
          <table:table-cell table:style-name="ce3"/>
          <table:table-cell table:style-name="ce24"/>
          <table:table-cell table:style-name="ce79" table:number-columns-repeated="2"/>
          <table:table-cell table:style-name="ce24"/>
          <table:table-cell table:style-name="ce79"/>
          <table:table-cell table:style-name="ce24" table:number-columns-repeated="58"/>
          <table:table-cell/>
        </table:table-row>
        <table:table-row table:style-name="ro7" table:number-rows-repeated="1048508">
          <table:table-cell table:number-columns-repeated="65"/>
        </table:table-row>
        <table:table-row table:style-name="ro7">
          <table:table-cell table:number-columns-repeated="65"/>
        </table:table-row>
        <table:named-expressions>
          <table:named-range table:name="_xlnm.Print_Titles" table:base-cell-address="$'Elenco inventario magazzino'.$A$1" table:cell-range-address="$'Elenco inventario magazzino'.$A$4:.$AMJ$4" table:range-usable-as="repeat-column repeat-row"/>
          <table:named-range table:name="_xlnm.Print_Titles_0" table:base-cell-address="$'Elenco inventario magazzino'.$A$1" table:cell-range-address="$'Elenco inventario magazzino'.$A$4:.$AMJ$4" table:range-usable-as="repeat-column repeat-row"/>
        </table:named-expressions>
        <calcext:conditional-formats>
          <calcext:conditional-format calcext:target-range-address="'Elenco inventario magazzino'.K5:'Elenco inventario magazzino'.K24">
            <calcext:data-bar calcext:gradient="false" calcext:min-length="10" calcext:max-length="90" calcext:negative-color="#ff0000" calcext:positive-color="#a6a6a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Elenco inventario magazzino'.G5:'Elenco inventario magazzino'.L24 'Elenco inventario magazzino'.B5:'Elenco inventario magazzino'.E24">
            <calcext:condition calcext:apply-style-name="ConditionalStyle_1" calcext:value="formula-is(&quot;If(blnBinNo=&quot;1&quot;)&quot;)" calcext:base-cell-address="'Elenco inventario magazzino'.B5"/>
          </calcext:conditional-format>
          <calcext:conditional-format calcext:target-range-address="'Elenco inventario magazzino'.L5:'Elenco inventario magazzino'.L24">
            <calcext:icon-set calcext:icon-set-type="3TrafficLights1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Produzione Birra" table:style-name="ta2">
        <office:forms form:automatic-focus="false" form:apply-design-mode="tru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name="Aggiorna File" draw:style-name="gr3" draw:text-style-name="P4" svg:width="29.82mm" svg:height="1.06mm" svg:x="17.47mm" svg:y="32.36mm">
            <office:event-listeners>
              <script:event-listener script:language="ooo:script" script:event-name="dom:click" xlink:href="vnd.sun.star.script:Standard.Module1.list_files?language=Basic&amp;location=application" xlink:type="simple"/>
            </office:event-listeners>
            <text:p text:style-name="P3"><text:span text:style-name="T2">Aggiorna f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5" table:default-cell-style-name="ce311"/>
        <table:table-column table:style-name="co16" table:default-cell-style-name="Default"/>
        <table:table-column table:style-name="co17" table:default-cell-style-name="ce47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51" table:default-cell-style-name="Default"/>
        <table:table-row table:style-name="ro1">
          <table:table-cell table:style-name="ce30" table:content-validation-name="val16"/>
          <table:table-cell table:style-name="ce1" office:value-type="string" calcext:value-type="string">
            <text:p>Produzione birra</text:p>
          </table:table-cell>
          <table:table-cell table:style-name="ce40"/>
          <table:table-cell table:style-name="ce1"/>
          <table:table-cell table:style-name="ce8" table:number-columns-repeated="6"/>
          <table:table-cell table:number-columns-repeated="54"/>
        </table:table-row>
        <table:table-row table:style-name="ro2">
          <table:table-cell/>
          <table:table-cell table:style-name="ce113" table:content-validation-name="val17"/>
          <table:table-cell table:style-name="ce42" table:content-validation-name="val19"/>
          <table:table-cell table:style-name="ce113" table:content-validation-name="val24"/>
          <table:table-cell table:style-name="ce129" table:content-validation-name="val27" office:value-type="string" calcext:value-type="string">
            <text:p>bitter12082019.ods</text:p>
          </table:table-cell>
          <table:table-cell table:style-name="ce129" table:content-validation-name="val29"/>
          <table:table-cell table:number-columns-repeated="58"/>
        </table:table-row>
        <table:table-row table:style-name="ro3">
          <table:table-cell table:number-columns-repeated="2"/>
          <table:table-cell table:style-name="ce43" table:content-validation-name="val20"/>
          <table:table-cell table:style-name="ce48" table:content-validation-name="val25"/>
          <table:table-cell table:number-columns-repeated="60"/>
        </table:table-row>
        <table:table-row table:style-name="ro4">
          <table:table-cell table:style-name="ce111" office:value-type="string" calcext:value-type="string">
            <text:p>N°</text:p>
          </table:table-cell>
          <table:table-cell table:style-name="ce114" table:content-validation-name="val18" office:value-type="string" calcext:value-type="string">
            <text:p>PRODUZIONE BIRRA</text:p>
          </table:table-cell>
          <table:table-cell table:style-name="ce120" table:content-validation-name="val21" office:value-type="string" calcext:value-type="string">
            <text:p>STATO</text:p>
          </table:table-cell>
          <table:table-cell table:style-name="ce125" office:value-type="string" calcext:value-type="string">
            <text:p>DATA FINE</text:p>
          </table:table-cell>
          <table:table-cell table:style-name="ce130" office:value-type="string" calcext:value-type="string">
            <text:p>PRODUTTORI</text:p>
          </table:table-cell>
          <table:table-cell table:style-name="ce135" office:value-type="string" calcext:value-type="string">
            <text:p>NOTES</text:p>
          </table:table-cell>
          <table:table-cell table:style-name="ce114" table:content-validation-name="val30"/>
          <table:table-cell table:style-name="ce114" table:content-validation-name="val31"/>
          <table:table-cell table:style-name="ce114" table:content-validation-name="val32"/>
          <table:table-cell table:style-name="ce114" table:content-validation-name="val33" table:number-columns-repeated="3"/>
          <table:table-cell table:style-name="ce75" table:number-columns-repeated="5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16" office:value-type="string" calcext:value-type="string">
            <text:p>weizen 31.07.19.ods</text:p>
          </table:table-cell>
          <table:table-cell table:style-name="ce45" table:content-validation-name="val22" office:value-type="string" calcext:value-type="string">
            <text:p>scartata</text:p>
          </table:table-cell>
          <table:table-cell table:style-name="ce49" table:content-validation-name="val26"/>
          <table:table-cell table:style-name="ce69" table:content-validation-name="val28" office:value-type="string" calcext:value-type="string">
            <text:p>DIEGO</text:p>
          </table:table-cell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16" office:value-type="string" calcext:value-type="string">
            <text:p>bitter12.08.2019.ods</text:p>
          </table:table-cell>
          <table:table-cell table:style-name="ce46" table:content-validation-name="val23" office:value-type="string" calcext:value-type="string">
            <text:p>Buona</text:p>
          </table:table-cell>
          <table:table-cell table:style-name="ce49" table:content-validation-name="val26"/>
          <table:table-cell table:style-name="ce69" table:content-validation-name="val28" office:value-type="string" calcext:value-type="string">
            <text:p>DIEGO</text:p>
          </table:table-cell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6"/>
          <table:table-cell table:style-name="ce46" table:content-validation-name="val23" office:value-type="string" calcext:value-type="string">
            <text:p>In lavorazione</text:p>
          </table:table-cell>
          <table:table-cell table:style-name="ce49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16"/>
          <table:table-cell table:style-name="ce46" table:content-validation-name="val23" office:value-type="string" calcext:value-type="string">
            <text:p>In previzione</text:p>
          </table:table-cell>
          <table:table-cell table:style-name="ce49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Prossima Produzione</text:p>
          </table:table-cell>
          <table:table-cell table:style-name="ce49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Buona</text:p>
          </table:table-cell>
          <table:table-cell table:style-name="ce7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scartata</text:p>
          </table:table-cell>
          <table:table-cell table:style-name="ce7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scartata</text:p>
          </table:table-cell>
          <table:table-cell table:style-name="ce7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In previzione</text:p>
          </table:table-cell>
          <table:table-cell table:style-name="ce7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In lavorazione</text:p>
          </table:table-cell>
          <table:table-cell table:style-name="ce7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6"/>
          <table:table-cell table:style-name="ce46" table:content-validation-name="val23" office:value-type="string" calcext:value-type="string">
            <text:p>In previzione</text:p>
          </table:table-cell>
          <table:table-cell table:style-name="ce7" table:content-validation-name="val26"/>
          <table:table-cell table:style-name="ce69" table:content-validation-name="val28"/>
          <table:table-cell table:style-name="ce5"/>
          <table:table-cell table:style-name="ce10" table:number-columns-repeated="2"/>
          <table:table-cell table:style-name="ce11"/>
          <table:table-cell table:style-name="ce12"/>
          <table:table-cell table:number-columns-repeated="54"/>
        </table:table-row>
        <table:table-row table:style-name="ro3">
          <table:table-cell/>
          <table:table-cell table:style-name="ce317"/>
          <table:table-cell table:style-name="ce46" table:content-validation-name="val23" office:value-type="string" calcext:value-type="string">
            <text:p>Prossima Produzione</text:p>
          </table:table-cell>
          <table:table-cell/>
          <table:table-cell table:content-validation-name="val28"/>
          <table:table-cell table:number-columns-repeated="59"/>
        </table:table-row>
        <table:table-row table:style-name="ro3">
          <table:table-cell/>
          <table:table-cell table:style-name="ce317"/>
          <table:table-cell table:style-name="ce46" table:content-validation-name="val23"/>
          <table:table-cell/>
          <table:table-cell table:content-validation-name="val28"/>
          <table:table-cell table:number-columns-repeated="59"/>
        </table:table-row>
        <table:table-row table:style-name="ro3" table:number-rows-repeated="2">
          <table:table-cell table:number-columns-repeated="2"/>
          <table:table-cell table:style-name="ce46" table:content-validation-name="val23"/>
          <table:table-cell table:number-columns-repeated="61"/>
        </table:table-row>
        <table:table-row table:style-name="ro3" table:number-rows-repeated="104855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Produzione Birra'.D5:'Produzione Birra'.J15 'Produzione Birra'.C5:'Produzione Birra'.C19">
            <calcext:condition calcext:apply-style-name="ConditionalStyle_3" calcext:value="formula-is(#REF!=1)" calcext:base-cell-address="'Produzione Birra'.C5"/>
            <calcext:condition calcext:apply-style-name="ConditionalStyle_4" calcext:value="formula-is(&quot;If(blnBinNo=&quot;1&quot;)&quot;)" calcext:base-cell-address="'Produzione Birra'.C5"/>
          </calcext:conditional-format>
          <calcext:conditional-format calcext:target-range-address="'Produzione Birra'.J5:'Produzione Birra'.J15">
            <calcext:data-bar calcext:gradient="false" calcext:min-length="10" calcext:max-length="90" calcext:negative-color="#ff0000" calcext:positive-color="#a6a6a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Produzione Birra'.C1:'Produzione Birra'.C1">
            <calcext:condition calcext:apply-style-name="scartata" calcext:value="=[$'database per produzione birra'.$C$3]" calcext:base-cell-address="'Produzione Birra'.C1"/>
            <calcext:condition calcext:apply-style-name="colore buona" calcext:value="=buona$['database per produzione birra'.$C$4]" calcext:base-cell-address="'Produzione Birra'.C1"/>
            <calcext:condition calcext:apply-style-name="colore lavorazione" calcext:value="contains-text([$'database per produzione birra'.$C$5])" calcext:base-cell-address="'Produzione Birra'.C1"/>
            <calcext:condition calcext:apply-style-name="colore previsione" calcext:value="contains-text([$'database per produzione birra'.$C$6])" calcext:base-cell-address="'Produzione Birra'.C1"/>
            <calcext:condition calcext:apply-style-name="colore prossima produzione" calcext:value="contains-text([$'database per produzione birra'.$C$7])" calcext:base-cell-address="'Produzione Birra'.C1"/>
            <calcext:condition calcext:apply-style-name="no scelta" calcext:value="=[$'database per produzione birra'.$C$2]" calcext:base-cell-address="'Produzione Birra'.C1"/>
          </calcext:conditional-format>
          <calcext:conditional-format calcext:target-range-address="'Produzione Birra'.C1:'Produzione Birra'.C1048576">
            <calcext:condition calcext:apply-style-name="scartata" calcext:value="=[$'database per produzione birra'.$C$3]" calcext:base-cell-address="'Produzione Birra'.C1"/>
            <calcext:condition calcext:apply-style-name="colore buona" calcext:value="=[$'database per produzione birra'.$C$4]" calcext:base-cell-address="'Produzione Birra'.C1"/>
            <calcext:condition calcext:apply-style-name="colore lavorazione" calcext:value="=[$'database per produzione birra'.$C$5]" calcext:base-cell-address="'Produzione Birra'.C1"/>
            <calcext:condition calcext:apply-style-name="colore previsione" calcext:value="=[$'database per produzione birra'.$C$6]" calcext:base-cell-address="'Produzione Birra'.C1"/>
            <calcext:condition calcext:apply-style-name="colore prossima produzione" calcext:value="=[$'database per produzione birra'.$C$7]" calcext:base-cell-address="'Produzione Birra'.C1"/>
            <calcext:condition calcext:apply-style-name="no scelta" calcext:value="=[$'database per produzione birra'.$C$2]" calcext:base-cell-address="'Produzione Birra'.C1"/>
          </calcext:conditional-format>
          <calcext:conditional-format calcext:target-range-address="'Produzione Birra'.D4:'Produzione Birra'.D4">
            <calcext:icon-set calcext:icon-set-type="3Symbols">
              <calcext:formatting-entry calcext:value="0" calcext:type="percent"/>
              <calcext:formatting-entry calcext:value="=TODAY()" calcext:type="formula"/>
              <calcext:formatting-entry calcext:value="=TODAY()" calcext:type="formula"/>
            </calcext:icon-set>
          </calcext:conditional-format>
        </calcext:conditional-formats>
      </table:table>
      <table:table table:name="sms whatsapp" table:style-name="ta2">
        <table:table-column table:style-name="co14" table:default-cell-style-name="ce85"/>
        <table:table-column table:style-name="co14" table:default-cell-style-name="Default"/>
        <table:table-column table:style-name="co14" table:number-columns-repeated="6" table:default-cell-style-name="ce247"/>
        <table:table-row table:style-name="ro8">
          <table:table-cell table:style-name="ce84" office:value-type="string" calcext:value-type="string">
            <text:p>Subject</text:p>
          </table:table-cell>
          <table:table-cell table:style-name="ce86" office:value-type="string" calcext:value-type="string" table:number-columns-spanned="3" table:number-rows-spanned="1">
            <text:p>New estate arrives</text:p>
          </table:table-cell>
          <table:covered-table-cell table:number-columns-repeated="2"/>
          <table:table-cell table:number-columns-repeated="4"/>
        </table:table-row>
        <table:table-row table:style-name="ro9">
          <table:table-cell table:style-name="ce84" office:value-type="string" calcext:value-type="string">
            <text:p>Message</text:p>
          </table:table-cell>
          <table:table-cell table:style-name="ce86" office:value-type="string" calcext:value-type="string" table:number-columns-spanned="3" table:number-rows-spanned="1">
            <text:p>Hi {name}, We have since listed … that may be of interest. For more information please call me on 123456.</text:p>
          </table:table-cell>
          <table:covered-table-cell table:number-columns-repeated="2"/>
          <table:table-cell table:number-columns-repeated="4"/>
        </table:table-row>
        <table:table-row table:style-name="ro8">
          <table:table-cell table:style-name="ce84" office:value-type="string" calcext:value-type="string">
            <text:p>To</text:p>
          </table:table-cell>
          <table:table-cell table:style-name="ce87"/>
          <table:table-cell table:number-columns-repeated="6"/>
        </table:table-row>
        <table:table-row table:style-name="ro10">
          <table:table-cell/>
          <table:table-cell table:style-name="ce88" office:value-type="string" calcext:value-type="string">
            <text:p>Name</text:p>
          </table:table-cell>
          <table:table-cell table:style-name="ce93" office:value-type="string" calcext:value-type="string">
            <text:p>Company</text:p>
          </table:table-cell>
          <table:table-cell table:style-name="ce93" office:value-type="string" calcext:value-type="string">
            <text:p>JobTitle</text:p>
          </table:table-cell>
          <table:table-cell table:style-name="ce93" office:value-type="string" calcext:value-type="string">
            <text:p>Mobile</text:p>
          </table:table-cell>
          <table:table-cell table:style-name="ce93" office:value-type="string" calcext:value-type="string">
            <text:p>EmailAddress</text:p>
          </table:table-cell>
          <table:table-cell table:number-columns-repeated="2"/>
        </table:table-row>
        <table:table-row table:style-name="ro8" table:number-rows-repeated="2">
          <table:table-cell table:number-columns-repeated="2"/>
          <table:table-cell table:style-name="Default"/>
          <table:table-cell/>
          <table:table-cell table:style-name="ce93" table:number-columns-repeated="2"/>
          <table:table-cell table:number-columns-repeated="2"/>
        </table:table-row>
        <table:table-row table:style-name="ro8">
          <table:table-cell/>
          <table:table-cell table:style-name="ce244" office:value-type="string" calcext:value-type="string">
            <text:p>Nome cognome</text:p>
          </table:table-cell>
          <table:table-cell table:style-name="ce249" office:value-type="string" calcext:value-type="string">
            <text:p>Tipo:</text:p>
          </table:table-cell>
          <table:table-cell table:style-name="ce249" office:value-type="string" calcext:value-type="string">
            <text:p>Telefono</text:p>
          </table:table-cell>
          <table:table-cell table:style-name="ce249" office:value-type="string" calcext:value-type="string">
            <text:p>Email</text:p>
          </table:table-cell>
          <table:table-cell table:style-name="ce256" office:value-type="string" calcext:value-type="string">
            <text:p>(vuoto)</text:p>
          </table:table-cell>
          <table:table-cell table:number-columns-repeated="2"/>
        </table:table-row>
        <table:table-row table:style-name="ro8">
          <table:table-cell/>
          <table:table-cell table:style-name="ce245" office:value-type="string" calcext:value-type="string">
            <text:p>davide rotpan</text:p>
          </table:table-cell>
          <table:table-cell table:style-name="ce251" office:value-type="string" calcext:value-type="string">
            <text:p>Cliente</text:p>
          </table:table-cell>
          <table:table-cell table:style-name="ce253" office:value-type="float" office:value="3396295557" calcext:value-type="float">
            <text:p>3396295557</text:p>
          </table:table-cell>
          <table:table-cell table:style-name="ce251" office:value-type="string" calcext:value-type="string">
            <text:p>(vuoto)</text:p>
          </table:table-cell>
          <table:table-cell table:style-name="ce257"/>
          <table:table-cell table:number-columns-repeated="2"/>
        </table:table-row>
        <table:table-row table:style-name="ro8">
          <table:table-cell/>
          <table:table-cell table:style-name="ce245" office:value-type="string" calcext:value-type="string">
            <text:p>Dossena Ilaria</text:p>
          </table:table-cell>
          <table:table-cell table:style-name="ce251" office:value-type="string" calcext:value-type="string">
            <text:p>Cliente</text:p>
          </table:table-cell>
          <table:table-cell table:style-name="ce253" office:value-type="float" office:value="3927558268" calcext:value-type="float">
            <text:p>3927558268</text:p>
          </table:table-cell>
          <table:table-cell table:style-name="ce251" office:value-type="string" calcext:value-type="string">
            <text:p>(vuoto)</text:p>
          </table:table-cell>
          <table:table-cell table:style-name="ce257"/>
          <table:table-cell table:number-columns-repeated="2"/>
        </table:table-row>
        <table:table-row table:style-name="ro8">
          <table:table-cell/>
          <table:table-cell table:style-name="ce245" office:value-type="string" calcext:value-type="string">
            <text:p>lorenzo paolini</text:p>
          </table:table-cell>
          <table:table-cell table:style-name="ce251" office:value-type="string" calcext:value-type="string">
            <text:p>Cliente</text:p>
          </table:table-cell>
          <table:table-cell table:style-name="ce253" office:value-type="float" office:value="3703011518" calcext:value-type="float">
            <text:p>3703011518</text:p>
          </table:table-cell>
          <table:table-cell table:style-name="ce251" office:value-type="string" calcext:value-type="string">
            <text:p>(vuoto)</text:p>
          </table:table-cell>
          <table:table-cell table:style-name="ce257"/>
          <table:table-cell table:number-columns-repeated="2"/>
        </table:table-row>
        <table:table-row table:style-name="ro8">
          <table:table-cell/>
          <table:table-cell table:style-name="ce245" office:value-type="string" calcext:value-type="string">
            <text:p>(vuoto)</text:p>
          </table:table-cell>
          <table:table-cell table:style-name="ce251" office:value-type="string" calcext:value-type="string">
            <text:p>Cliente</text:p>
          </table:table-cell>
          <table:table-cell table:style-name="ce253" office:value-type="string" calcext:value-type="string">
            <text:p>(vuoto)</text:p>
          </table:table-cell>
          <table:table-cell table:style-name="ce251" office:value-type="string" calcext:value-type="string">
            <text:p>(vuoto)</text:p>
          </table:table-cell>
          <table:table-cell table:style-name="ce257"/>
          <table:table-cell table:number-columns-repeated="2"/>
        </table:table-row>
        <table:table-row table:style-name="ro8">
          <table:table-cell/>
          <table:table-cell table:style-name="ce246" office:value-type="string" calcext:value-type="string">
            <text:p>Totale Risultato</text:p>
          </table:table-cell>
          <table:table-cell table:style-name="ce252"/>
          <table:table-cell table:style-name="ce254"/>
          <table:table-cell table:style-name="ce255"/>
          <table:table-cell table:style-name="ce258"/>
          <table:table-cell table:number-columns-repeated="2"/>
        </table:table-row>
        <table:table-row table:style-name="ro8" table:number-rows-repeated="10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Anagrafiche" table:style-name="ta2">
        <table:table-column table:style-name="co15" table:default-cell-style-name="ce30"/>
        <table:table-column table:style-name="co2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51" table:default-cell-style-name="Default"/>
        <table:table-row table:style-name="ro1">
          <table:table-cell table:content-validation-name="val16"/>
          <table:table-cell table:style-name="ce1" office:value-type="string" calcext:value-type="string">
            <text:p>contatti clienti/fornitori</text:p>
          </table:table-cell>
          <table:table-cell table:style-name="ce1" table:number-columns-repeated="2"/>
          <table:table-cell table:style-name="ce8" table:number-columns-repeated="6"/>
          <table:table-cell table:number-columns-repeated="54"/>
        </table:table-row>
        <table:table-row table:style-name="ro2">
          <table:table-cell/>
          <table:table-cell table:style-name="ce113" table:content-validation-name="val17"/>
          <table:table-cell table:style-name="ce113" table:content-validation-name="val19"/>
          <table:table-cell table:style-name="ce113" table:content-validation-name="val24">
            <draw:a xlink:type="simple" xlink:href="#Inventory List_2">
              <draw:custom-shape draw:z-index="0" draw:name="Inventory List" draw:style-name="gr4" draw:text-style-name="P6" svg:width="48.25mm" svg:height="6.34mm" svg:x="34.39mm" svg:y="1.59mm">
                <text:p text:style-name="P5"><text:span text:style-name="T1">INVENTORY PICK LIST</text:span></text:p>
                <draw:enhanced-geometry draw:mirror-horizontal="true" draw:mirror-vertical="false" svg:viewBox="0 0 0 0" draw:text-areas="0 0 ?f5 ?f8" draw:type="ooxml-homePlate" draw:modifiers="5000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a>
          </table:table-cell>
          <table:table-cell table:style-name="ce129" table:content-validation-name="val27"/>
          <table:table-cell table:style-name="ce129" table:content-validation-name="val29" office:value-type="string" calcext:value-type="string">
            <text:p><text:a xlink:href="#'Bin Lookup'.A1" xlink:type="simple">BIN LOOKUP</text:a></text:p>
            <draw:a xlink:type="simple" xlink:href="#'Bin Lookup'.A1">
              <draw:custom-shape draw:z-index="1" draw:name="Inventory List" draw:style-name="gr5" draw:text-style-name="P6" svg:width="48.25mm" svg:height="6.34mm" svg:x="1.6mm" svg:y="1.59mm">
                <text:p text:style-name="P5"><text:span text:style-name="T1">BIN LOOKUP</text:span></text:p>
                <draw:enhanced-geometry draw:mirror-horizontal="false" draw:mirror-vertical="false" svg:viewBox="0 0 0 0" draw:text-areas="0 0 ?f5 ?f8" draw:type="ooxml-homePlate" draw:modifiers="5000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a>
          </table:table-cell>
          <table:table-cell table:number-columns-repeated="58"/>
        </table:table-row>
        <table:table-row table:style-name="ro3">
          <table:table-cell/>
          <table:table-cell table:style-name="ce104" table:content-validation-name="val34"/>
          <table:table-cell table:style-name="ce48" table:content-validation-name="val20"/>
          <table:table-cell table:style-name="ce48" table:content-validation-name="val25"/>
          <table:table-cell table:number-columns-repeated="60"/>
        </table:table-row>
        <table:table-row table:style-name="ro4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>
            <text:p>Company</text:p>
          </table:table-cell>
          <table:table-cell table:style-name="ce263" table:content-validation-name="val35" office:value-type="string" calcext:value-type="string">
            <text:p>Name</text:p>
          </table:table-cell>
          <table:table-cell table:style-name="ce263" table:content-validation-name="val36" office:value-type="string" calcext:value-type="string">
            <text:p>Via/piazza</text:p>
          </table:table-cell>
          <table:table-cell table:style-name="ce263" table:content-validation-name="val37" office:value-type="string" calcext:value-type="string">
            <text:p>Città/paese</text:p>
          </table:table-cell>
          <table:table-cell table:style-name="ce263" table:content-validation-name="val21" office:value-type="string" calcext:value-type="string">
            <text:p>Provincia</text:p>
          </table:table-cell>
          <table:table-cell table:style-name="ce263" table:content-validation-name="val30" office:value-type="string" calcext:value-type="string">
            <text:p>cap</text:p>
          </table:table-cell>
          <table:table-cell table:style-name="ce263" table:content-validation-name="val31" office:value-type="string" calcext:value-type="string">
            <text:p>Mobile</text:p>
          </table:table-cell>
          <table:table-cell table:style-name="ce263" table:content-validation-name="val32" office:value-type="string" calcext:value-type="string">
            <text:p>Fax</text:p>
          </table:table-cell>
          <table:table-cell table:style-name="ce263" table:content-validation-name="val33" office:value-type="string" calcext:value-type="string">
            <text:p>P:iva</text:p>
          </table:table-cell>
          <table:table-cell table:style-name="ce263" table:content-validation-name="val33" office:value-type="string" calcext:value-type="string">
            <text:p>Email</text:p>
          </table:table-cell>
          <table:table-cell table:style-name="ce263" table:content-validation-name="val33" office:value-type="string" calcext:value-type="string">
            <text:p>Link/sito internet</text:p>
          </table:table-cell>
          <table:table-cell table:number-columns-repeated="5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Cliente</text:p>
          </table:table-cell>
          <table:table-cell table:style-name="ce262"/>
          <table:table-cell table:style-name="ce264" table:content-validation-name="val26"/>
          <table:table-cell table:style-name="ce262" table:number-columns-repeated="2"/>
          <table:table-cell table:style-name="ce265" table:number-columns-repeated="2"/>
          <table:table-cell table:style-name="ce266"/>
          <table:table-cell table:style-name="ce267"/>
          <table:table-cell table:number-columns-repeated="5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2" office:value-type="string" calcext:value-type="string">
            <text:p>Cliente</text:p>
          </table:table-cell>
          <table:table-cell table:style-name="ce262" office:value-type="string" calcext:value-type="string">
            <text:p>Dossena Ilaria</text:p>
          </table:table-cell>
          <table:table-cell table:style-name="ce264" table:content-validation-name="val26"/>
          <table:table-cell table:style-name="ce262" table:number-columns-repeated="2"/>
          <table:table-cell table:style-name="ce265"/>
          <table:table-cell table:style-name="ce265" office:value-type="float" office:value="3927558268" calcext:value-type="float">
            <text:p>3927558268</text:p>
          </table:table-cell>
          <table:table-cell table:style-name="ce266"/>
          <table:table-cell table:style-name="ce267"/>
          <table:table-cell table:number-columns-repeated="5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2" office:value-type="string" calcext:value-type="string">
            <text:p>Cliente</text:p>
          </table:table-cell>
          <table:table-cell table:style-name="ce262" office:value-type="string" calcext:value-type="string">
            <text:p>lorenzo paolini</text:p>
          </table:table-cell>
          <table:table-cell table:style-name="ce264" table:content-validation-name="val26"/>
          <table:table-cell table:style-name="ce262" table:number-columns-repeated="2"/>
          <table:table-cell table:style-name="ce265"/>
          <table:table-cell table:style-name="ce265" office:value-type="float" office:value="3703011518" calcext:value-type="float">
            <text:p>3703011518</text:p>
          </table:table-cell>
          <table:table-cell table:style-name="ce266"/>
          <table:table-cell table:style-name="ce267"/>
          <table:table-cell table:number-columns-repeated="5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2" office:value-type="string" calcext:value-type="string">
            <text:p>Cliente</text:p>
          </table:table-cell>
          <table:table-cell table:style-name="ce262" office:value-type="string" calcext:value-type="string">
            <text:p>davide rotpan</text:p>
          </table:table-cell>
          <table:table-cell table:style-name="ce264" table:content-validation-name="val26"/>
          <table:table-cell table:style-name="ce262" table:number-columns-repeated="2"/>
          <table:table-cell table:style-name="ce265"/>
          <table:table-cell table:style-name="ce265" office:value-type="float" office:value="3396295557" calcext:value-type="float">
            <text:p>3396295557</text:p>
          </table:table-cell>
          <table:table-cell table:style-name="ce266"/>
          <table:table-cell table:style-name="ce267"/>
          <table:table-cell table:number-columns-repeated="54"/>
        </table:table-row>
        <table:table-row table:style-name="ro3" table:number-rows-repeated="7">
          <table:table-cell/>
          <table:table-cell table:style-name="ce262" table:number-columns-repeated="2"/>
          <table:table-cell table:style-name="ce264" table:content-validation-name="val26"/>
          <table:table-cell table:style-name="ce262" table:number-columns-repeated="2"/>
          <table:table-cell table:style-name="ce265" table:number-columns-repeated="2"/>
          <table:table-cell table:style-name="ce266"/>
          <table:table-cell table:style-name="ce267"/>
          <table:table-cell table:number-columns-repeated="54"/>
        </table:table-row>
        <table:table-row table:style-name="ro3" table:number-rows-repeated="1048555">
          <table:table-cell table:number-columns-repeated="64"/>
        </table:table-row>
        <table:table-row table:style-name="ro12" table:number-rows-repeated="5">
          <table:table-cell table:number-columns-repeated="64"/>
        </table:table-row>
        <table:table-row table:style-name="ro12">
          <table:table-cell table:number-columns-repeated="64"/>
        </table:table-row>
        <calcext:conditional-formats>
          <calcext:conditional-format calcext:target-range-address="Anagrafiche.B5:Anagrafiche.J15">
            <calcext:condition calcext:apply-style-name="ConditionalStyle_3" calcext:value="formula-is(#REF!=1)" calcext:base-cell-address="Anagrafiche.B5"/>
            <calcext:condition calcext:apply-style-name="ConditionalStyle_4" calcext:value="formula-is(&quot;If(blnBinNo=&quot;1&quot;)&quot;)" calcext:base-cell-address="Anagrafiche.B5"/>
          </calcext:conditional-format>
          <calcext:conditional-format calcext:target-range-address="Anagrafiche.J5:Anagrafiche.J15">
            <calcext:data-bar calcext:gradient="false" calcext:min-length="10" calcext:max-length="90" calcext:negative-color="#ff0000" calcext:positive-color="#a6a6a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Ordini" table:style-name="ta2">
        <table:table-column table:style-name="co14" table:default-cell-style-name="Default"/>
        <table:table-row table:style-name="ro11">
          <table:table-cell/>
        </table:table-row>
      </table:table>
      <table:table table:name="database per produzione birra" table:style-name="ta2">
        <table:table-column table:style-name="co14" table:number-columns-repeated="2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row table:style-name="ro11">
          <table:table-cell table:number-columns-repeated="2"/>
          <table:table-cell office:value-type="string" calcext:value-type="string">
            <text:p>stato produzione</text:p>
          </table:table-cell>
          <table:table-cell/>
          <table:table-cell office:value-type="string" calcext:value-type="string">
            <text:p>produttori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DIEGO</text:p>
          </table:table-cell>
        </table:table-row>
        <table:table-row table:style-name="ro11">
          <table:table-cell table:number-columns-repeated="2"/>
          <table:table-cell table:style-name="ce60" table:content-validation-name="val38" office:value-type="string" calcext:value-type="string">
            <text:p>scartata</text:p>
          </table:table-cell>
          <table:table-cell/>
          <table:table-cell office:value-type="string" calcext:value-type="string">
            <text:p>ILARIA</text:p>
          </table:table-cell>
        </table:table-row>
        <table:table-row table:style-name="ro11">
          <table:table-cell table:number-columns-repeated="2"/>
          <table:table-cell table:style-name="ce61" table:content-validation-name="val38" office:value-type="string" calcext:value-type="string">
            <text:p>Buona</text:p>
          </table:table-cell>
          <table:table-cell/>
          <table:table-cell office:value-type="string" calcext:value-type="string">
            <text:p>LORENZO</text:p>
          </table:table-cell>
        </table:table-row>
        <table:table-row table:style-name="ro11">
          <table:table-cell table:number-columns-repeated="2"/>
          <table:table-cell table:style-name="ce62" table:content-validation-name="val38" office:value-type="string" calcext:value-type="string">
            <text:p>In lavorazione</text:p>
          </table:table-cell>
          <table:table-cell table:style-name="ce60" table:content-validation-name="val38"/>
          <table:table-cell office:value-type="string" calcext:value-type="string">
            <text:p>DIEGO/ILARIA</text:p>
          </table:table-cell>
        </table:table-row>
        <table:table-row table:style-name="ro11">
          <table:table-cell table:number-columns-repeated="2"/>
          <table:table-cell table:style-name="ce63" table:content-validation-name="val38" office:value-type="string" calcext:value-type="string">
            <text:p>In previzione</text:p>
          </table:table-cell>
          <table:table-cell/>
          <table:table-cell office:value-type="string" calcext:value-type="string">
            <text:p>DIEGO/LORENZO</text:p>
          </table:table-cell>
        </table:table-row>
        <table:table-row table:style-name="ro11">
          <table:table-cell table:number-columns-repeated="2"/>
          <table:table-cell table:style-name="ce64" table:content-validation-name="val38" office:value-type="string" calcext:value-type="string">
            <text:p>Prossima Produzione</text:p>
          </table:table-cell>
          <table:table-cell/>
          <table:table-cell office:value-type="string" calcext:value-type="string">
            <text:p>ILARIA/LORENZO</text:p>
          </table:table-cell>
        </table:table-row>
        <table:table-row table:style-name="ro11">
          <table:table-cell table:number-columns-repeated="5"/>
        </table:table-row>
        <table:table-row table:style-name="ro11">
          <table:table-cell table:number-columns-repeated="3"/>
          <table:table-cell table:style-name="ce61" table:content-validation-name="val38"/>
          <table:table-cell/>
        </table:table-row>
      </table:table>
      <table:table table:name="CRM" table:style-name="ta2">
        <table:table-column table:style-name="co29" table:default-cell-style-name="Default"/>
        <table:table-column table:style-name="co30" table:default-cell-style-name="ce143"/>
        <table:table-column table:style-name="co31" table:default-cell-style-name="ce148"/>
        <table:table-column table:style-name="co32" table:default-cell-style-name="ce148"/>
        <table:table-column table:style-name="co33" table:default-cell-style-name="ce148"/>
        <table:table-column table:style-name="co34" table:default-cell-style-name="ce148"/>
        <table:table-column table:style-name="co35" table:default-cell-style-name="ce148"/>
        <table:table-column table:style-name="co36" table:default-cell-style-name="ce148"/>
        <table:table-column table:style-name="co13" table:default-cell-style-name="ce148"/>
        <table:table-column table:style-name="co37" table:default-cell-style-name="ce148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49" table:default-cell-style-name="Default"/>
        <table:table-row table:style-name="ro13">
          <table:table-cell table:style-name="ce137" office:value-type="string" calcext:value-type="string">
            <text:p>CRM Template</text:p>
          </table:table-cell>
          <table:table-cell table:style-name="Default" table:number-columns-repeated="9"/>
          <table:table-cell table:number-columns-repeated="54"/>
        </table:table-row>
        <table:table-row table:style-name="ro14">
          <table:table-cell table:style-name="ce138" office:value-type="string" calcext:value-type="string">
            <text:p>[ Your Name ]</text:p>
          </table:table-cell>
          <table:table-cell table:style-name="Default" table:number-columns-repeated="9"/>
          <table:table-cell table:number-columns-repeated="3"/>
          <table:table-cell table:style-name="ce162"/>
          <table:table-cell table:number-columns-repeated="50"/>
        </table:table-row>
        <table:table-row table:style-name="ro14">
          <table:table-cell table:style-name="ce138"/>
          <table:table-cell table:style-name="Default" table:number-columns-repeated="9"/>
          <table:table-cell/>
          <table:table-cell table:style-name="ce160"/>
          <table:table-cell/>
          <table:table-cell table:style-name="ce163"/>
          <table:table-cell table:style-name="ce165"/>
          <table:table-cell table:number-columns-repeated="49"/>
        </table:table-row>
        <table:table-row table:style-name="ro15">
          <table:table-cell table:style-name="ce275" table:content-validation-name="val39" office:value-type="string" calcext:value-type="string">
            <text:p>Nome</text:p>
          </table:table-cell>
          <table:table-cell table:style-name="ce275" table:content-validation-name="val39" office:value-type="string" calcext:value-type="string">
            <text:p>compagnia</text:p>
          </table:table-cell>
          <table:table-cell table:style-name="ce275" table:content-validation-name="val39" office:value-type="string" calcext:value-type="string">
            <text:p>funzione di lavoro</text:p>
          </table:table-cell>
          <table:table-cell table:style-name="ce275" table:content-validation-name="val39" office:value-type="string" calcext:value-type="string">
            <text:p>numero di cellulare</text:p>
          </table:table-cell>
          <table:table-cell table:style-name="ce275" table:content-validation-name="val39" office:value-type="string" calcext:value-type="string">
            <text:p>E-mail</text:p>
          </table:table-cell>
          <table:table-cell table:style-name="ce275" table:content-validation-name="val39" office:value-type="string" calcext:value-type="string">
            <text:p>vendita stimata</text:p>
          </table:table-cell>
          <table:table-cell table:style-name="ce275" table:content-validation-name="val39" office:value-type="string" calcext:value-type="string">
            <office:annotation draw:style-name="gr6" draw:text-style-name="P8" svg:width="52.86mm" svg:height="11.91mm" svg:x="184.45mm" svg:y="16.55mm" draw:caption-point-x="-4.07mm" draw:caption-point-y="2.75mm">
              <dc:date>2019-08-15T00:00:00</dc:date>
              <text:p text:style-name="P7"><text:span text:style-name="T3">Use the Settings worksheet to change how these cells are highlighted.</text:span></text:p>
            </office:annotation>
            <text:p>ultimo contatto</text:p>
          </table:table-cell>
          <table:table-cell table:style-name="ce275" table:content-validation-name="val39" office:value-type="string" calcext:value-type="string">
            <text:p>azione successiva</text:p>
          </table:table-cell>
          <table:table-cell table:style-name="ce275" table:content-validation-name="val39" office:value-type="string" calcext:value-type="string">
            <office:annotation draw:style-name="gr6" draw:text-style-name="P8" svg:width="55.27mm" svg:height="11.91mm" svg:x="229.11mm" svg:y="16.55mm" draw:caption-point-x="-4.07mm" draw:caption-point-y="2.75mm">
              <dc:date>2019-08-15T00:00:00</dc:date>
              <text:p text:style-name="P7"><text:span text:style-name="T3">Use the Settings worksheet to change how these cells are highlighted.</text:span></text:p>
            </office:annotation>
            <text:p>Next Contact</text:p>
          </table:table-cell>
          <table:table-cell table:style-name="ce275" table:content-validation-name="val39" office:value-type="string" calcext:value-type="string">
            <office:annotation draw:style-name="gr6" draw:text-style-name="P8" svg:width="44.97mm" svg:height="11.91mm" svg:x="250.52mm" svg:y="16.55mm" draw:caption-point-x="-4.07mm" draw:caption-point-y="2.75mm">
              <dc:date>2019-08-15T00:00:00</dc:date>
              <text:p text:style-name="P7"><text:span text:style-name="T3">See the Settings worksheet to edit what shows up in the Drop-Down list.</text:span></text:p>
            </office:annotation>
            <text:p>stato del lead</text:p>
          </table:table-cell>
          <table:table-cell table:style-name="ce275" table:content-validation-name="val39" office:value-type="string" calcext:value-type="string">
            <office:annotation draw:style-name="gr6" draw:text-style-name="P8" svg:width="44.99mm" svg:height="11.91mm" svg:x="270.88mm" svg:y="16.55mm" draw:caption-point-x="-4.07mm" draw:caption-point-y="2.75mm">
              <dc:date>2019-08-15T00:00:00</dc:date>
              <text:p text:style-name="P7"><text:span text:style-name="T3">See the Settings worksheet to edit what shows up in the Drop-Down list.</text:span></text:p>
            </office:annotation>
            <text:p>fonte di piombo</text:p>
          </table:table-cell>
          <table:table-cell table:style-name="ce275" table:content-validation-name="val39" office:value-type="string" calcext:value-type="string">
            <office:annotation draw:style-name="gr7" draw:text-style-name="P8" svg:width="33.87mm" svg:height="19.57mm" svg:x="273.26mm" svg:y="5.98mm" draw:caption-point-x="50.63mm" draw:caption-point-y="13.32mm">
              <dc:date>2019-08-15T00:00:00</dc:date>
              <text:p text:style-name="P7"><text:span text:style-name="T3">Use cell comments like this one to save large blocks of text in the Notes field.</text:span></text:p>
            </office:annotation>
            <text:p>appunti</text:p>
          </table:table-cell>
          <table:table-cell table:number-columns-repeated="52"/>
        </table:table-row>
        <table:table-row table:style-name="ro14">
          <table:table-cell table:style-name="ce140" office:value-type="string" calcext:value-type="string">
            <text:p>Jameson, Bill</text:p>
          </table:table-cell>
          <table:table-cell table:style-name="ce142" office:value-type="string" calcext:value-type="string">
            <text:p>Impianto idraulico XYZ</text:p>
          </table:table-cell>
          <table:table-cell table:style-name="ce143" office:value-type="string" calcext:value-type="string">
            <text:p>Owner</text:p>
          </table:table-cell>
          <table:table-cell table:style-name="ce143" office:value-type="string" calcext:value-type="string">
            <text:p>444-555-6666</text:p>
          </table:table-cell>
          <table:table-cell table:style-name="ce151" office:value-type="string" calcext:value-type="string">
            <text:p><text:a xlink:href="mailto:xyz@plumber.com" xlink:type="simple">xyz@plumber.com</text:a></text:p>
          </table:table-cell>
          <table:table-cell table:style-name="ce154" office:value-type="float" office:value="45000" calcext:value-type="float">
            <text:p><text:s/>$45.000 </text:p>
          </table:table-cell>
          <table:table-cell table:style-name="ce156" office:value-type="date" office:date-value="2013-01-10" calcext:value-type="date">
            <text:p>10/01/2013</text:p>
          </table:table-cell>
          <table:table-cell table:style-name="ce157"/>
          <table:table-cell table:style-name="ce158" office:value-type="date" office:date-value="2013-01-29" calcext:value-type="date">
            <text:p>29/01/2013</text:p>
          </table:table-cell>
          <table:table-cell table:style-name="ce159" table:content-validation-name="val40" office:value-type="string" calcext:value-type="string">
            <text:p>Cold</text:p>
          </table:table-cell>
          <table:table-cell table:style-name="ce143" table:content-validation-name="val41" office:value-type="string" calcext:value-type="string">
            <text:p>Referral</text:p>
          </table:table-cell>
          <table:table-cell table:style-name="ce143"/>
          <table:table-cell table:number-columns-repeated="52"/>
        </table:table-row>
        <table:table-row table:style-name="ro14">
          <table:table-cell table:style-name="ce140" office:value-type="string" calcext:value-type="string">
            <text:p>Anderson, Jane</text:p>
          </table:table-cell>
          <table:table-cell office:value-type="string" calcext:value-type="string">
            <text:p>ABC Corp</text:p>
          </table:table-cell>
          <table:table-cell table:style-name="ce143" office:value-type="string" calcext:value-type="string">
            <text:p>Sales Manager</text:p>
          </table:table-cell>
          <table:table-cell table:style-name="ce143" office:value-type="string" calcext:value-type="string">
            <text:p>222-656-7890</text:p>
          </table:table-cell>
          <table:table-cell table:style-name="ce151" office:value-type="string" calcext:value-type="string">
            <text:p><text:a xlink:href="mailto:busl@abccorp.com" xlink:type="simple">busl@abccorp.com</text:a></text:p>
          </table:table-cell>
          <table:table-cell table:style-name="ce154" office:value-type="float" office:value="10000" calcext:value-type="float">
            <text:p><text:s/>$10.000 </text:p>
          </table:table-cell>
          <table:table-cell table:style-name="ce156" office:value-type="date" office:date-value="2013-01-25" calcext:value-type="date">
            <text:p>25/01/2013</text:p>
          </table:table-cell>
          <table:table-cell table:style-name="ce157"/>
          <table:table-cell table:style-name="ce158" office:value-type="date" office:date-value="2013-02-05" calcext:value-type="date">
            <text:p>05/02/2013</text:p>
          </table:table-cell>
          <table:table-cell table:style-name="ce159" table:content-validation-name="val40" office:value-type="string" calcext:value-type="string">
            <text:p>Warm</text:p>
          </table:table-cell>
          <table:table-cell table:style-name="ce143" table:content-validation-name="val41" office:value-type="string" calcext:value-type="string">
            <text:p>Website</text:p>
          </table:table-cell>
          <table:table-cell table:style-name="ce143"/>
          <table:table-cell/>
          <table:table-cell table:style-name="ce164"/>
          <table:table-cell table:number-columns-repeated="50"/>
        </table:table-row>
        <table:table-row table:style-name="ro14">
          <table:table-cell table:style-name="ce140" office:value-type="string" calcext:value-type="string">
            <text:p>Smithers, Joe</text:p>
          </table:table-cell>
          <table:table-cell office:value-type="string" calcext:value-type="string">
            <text:p>ACME</text:p>
          </table:table-cell>
          <table:table-cell table:style-name="ce143" office:value-type="string" calcext:value-type="string">
            <text:p>Business Dev.</text:p>
          </table:table-cell>
          <table:table-cell table:style-name="ce143" office:value-type="string" calcext:value-type="string">
            <text:p>111-234-5678</text:p>
          </table:table-cell>
          <table:table-cell table:style-name="ce151" office:value-type="string" calcext:value-type="string">
            <text:p><text:a xlink:href="mailto:acme@acme.com" xlink:type="simple">acme@acme.com</text:a></text:p>
          </table:table-cell>
          <table:table-cell table:style-name="ce154" office:value-type="float" office:value="4500" calcext:value-type="float">
            <text:p><text:s/>$4.500 </text:p>
          </table:table-cell>
          <table:table-cell table:style-name="ce156" office:value-type="date" office:date-value="2013-01-27" calcext:value-type="date">
            <office:annotation office:display="true" draw:style-name="gr8" draw:text-style-name="P10" svg:width="56.57mm" svg:height="43.92mm" svg:x="348.97mm" svg:y="67mm" draw:caption-point-x="-168.59mm" draw:caption-point-y="-18.7mm">
              <dc:date>2019-08-15T00:00:00</dc:date>
              <text:p text:style-name="P9"><text:span text:style-name="T3">Sample contact log using cell comments.</text:span></text:p>
              <text:p text:style-name="P9"><text:span text:style-name="T3"/></text:p>
              <text:p text:style-name="P9"><text:span text:style-name="T3">12/12/2012 - Responded to customer questions.</text:span></text:p>
              <text:p text:style-name="P9"><text:span text:style-name="T3"/></text:p>
              <text:p text:style-name="P9"><text:span text:style-name="T3">10/14/2012 - Details of initial contact.</text:span></text:p>
              <text:p text:style-name="P9"><text:span text:style-name="T3"/></text:p>
              <text:p text:style-name="P9"><text:span text:style-name="T3">To hide this comment, right-click on the cell and select Hide Comment.</text:span></text:p>
            </office:annotation>
            <text:p>27/01/2013</text:p>
          </table:table-cell>
          <table:table-cell table:style-name="ce157"/>
          <table:table-cell table:style-name="ce158" office:value-type="date" office:date-value="2013-02-15" calcext:value-type="date">
            <text:p>15/02/2013</text:p>
          </table:table-cell>
          <table:table-cell table:style-name="ce159" table:content-validation-name="val40" office:value-type="string" calcext:value-type="string">
            <text:p>Active</text:p>
          </table:table-cell>
          <table:table-cell table:style-name="ce143" table:content-validation-name="val41" office:value-type="string" calcext:value-type="string">
            <text:p>Email</text:p>
          </table:table-cell>
          <table:table-cell table:style-name="ce143" office:value-type="string" calcext:value-type="string">
            <text:p>Loves chocolate</text:p>
          </table:table-cell>
          <table:table-cell table:number-columns-repeated="52"/>
        </table:table-row>
        <table:table-row table:style-name="ro14" table:number-rows-repeated="11">
          <table:table-cell table:style-name="ce140"/>
          <table:table-cell/>
          <table:table-cell table:style-name="ce143" table:number-columns-repeated="2"/>
          <table:table-cell table:style-name="ce152"/>
          <table:table-cell table:style-name="ce154"/>
          <table:table-cell table:style-name="ce156"/>
          <table:table-cell table:style-name="ce157"/>
          <table:table-cell table:style-name="ce158"/>
          <table:table-cell table:style-name="ce159" table:content-validation-name="val40"/>
          <table:table-cell table:style-name="ce143" table:content-validation-name="val41"/>
          <table:table-cell table:style-name="ce143"/>
          <table:table-cell table:number-columns-repeated="52"/>
        </table:table-row>
        <table:table-row table:style-name="ro14">
          <table:table-cell table:style-name="ce141"/>
          <table:table-cell table:style-name="ce144" table:number-columns-repeated="3"/>
          <table:table-cell table:style-name="ce289"/>
          <table:table-cell table:style-name="ce155"/>
          <table:table-cell table:style-name="ce289" table:number-columns-repeated="3"/>
          <table:table-cell table:style-name="ce289" table:content-validation-name="val40"/>
          <table:table-cell table:style-name="ce144" table:content-validation-name="val41"/>
          <table:table-cell table:style-name="ce144"/>
          <table:table-cell table:number-columns-repeated="52"/>
        </table:table-row>
        <table:table-row table:style-name="ro11">
          <table:table-cell office:value-type="string" calcext:value-type="string">
            <text:p>Insert new rows above the gray line</text:p>
          </table:table-cell>
          <table:table-cell table:style-name="Default" table:number-columns-repeated="9"/>
          <table:table-cell/>
          <table:table-cell table:style-name="ce161" office:value-type="string" calcext:value-type="string">
            <text:p>[42]</text:p>
          </table:table-cell>
          <table:table-cell table:number-columns-repeated="52"/>
        </table:table-row>
        <table:table-row table:style-name="ro11">
          <table:table-cell/>
          <table:table-cell table:style-name="Default" table:number-columns-repeated="9"/>
          <table:table-cell table:number-columns-repeated="54"/>
        </table:table-row>
        <table:table-row table:style-name="ro11">
          <table:table-cell/>
          <table:table-cell table:style-name="ce145" office:value-type="string" calcext:value-type="string">
            <text:p>INSTRUCTIONS:</text:p>
          </table:table-cell>
          <table:table-cell table:style-name="ce145" table:number-columns-repeated="8"/>
          <table:table-cell table:number-columns-repeated="54"/>
        </table:table-row>
        <table:table-row table:style-name="ro11">
          <table:table-cell/>
          <table:table-cell table:style-name="ce146" office:value-type="string" calcext:value-type="string">
            <text:p>1) Inserisci il nome, l'azienda, la funzione di lavoro, il telefono e l'e-mail per i tuoi clienti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2) Inserisci la fonte principale per aiutarti a valutare l'efficacia del tuo marketing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3) Inserisci l'importo della vendita stimata per aiutarti a valutare l'importanza della vendita</text:p>
          </table:table-cell>
          <table:table-cell table:number-columns-repeated="62"/>
        </table:table-row>
        <table:table-row table:style-name="ro11">
          <table:table-cell/>
          <table:table-cell table:style-name="ce147" office:value-type="string" calcext:value-type="string">
            <text:p>4) Una volta stabilito il contatto, inserire la data nel campo Ultimo contatto e inserire le note usando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commenti di cella o il foglio di lavoro ContactLog opzionale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5) Pianifica il contatto successivo elencando un'azione successiva e aggiornando la data del contatto successivo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6) Aggiorna lo stato del lead quando il cliente diventa più o meno propenso ad accettare la tua offerta</text:p>
          </table:table-cell>
          <table:table-cell table:number-columns-repeated="62"/>
        </table:table-row>
        <table:table-row table:style-name="ro11">
          <table:table-cell/>
          <table:table-cell table:style-name="ce148"/>
          <table:table-cell table:number-columns-repeated="62"/>
        </table:table-row>
        <table:table-row table:style-name="ro11">
          <table:table-cell/>
          <table:table-cell table:style-name="ce149" office:value-type="string" calcext:value-type="string">
            <text:p>Nota: la formattazione condizionale viene utilizzata per evidenziare Ultimo contatto e Prossimo contatto</text:p>
          </table:table-cell>
          <table:table-cell table:number-columns-repeated="62"/>
        </table:table-row>
        <table:table-row table:style-name="ro11">
          <table:table-cell/>
          <table:table-cell table:style-name="ce147" office:value-type="string" calcext:value-type="string">
            <text:p>verde / giallo / rosso a seconda dei valori nel foglio di lavoro Impostazioni.</text:p>
          </table:table-cell>
          <table:table-cell table:number-columns-repeated="62"/>
        </table:table-row>
        <table:table-row table:style-name="ro11">
          <table:table-cell/>
          <table:table-cell table:style-name="ce148"/>
          <table:table-cell table:number-columns-repeated="62"/>
        </table:table-row>
        <table:table-row table:style-name="ro11">
          <table:table-cell/>
          <table:table-cell table:style-name="ce150" office:value-type="string" calcext:value-type="string">
            <text:p>IDEE PER LA PERSONALIZZAZIONE:</text:p>
          </table:table-cell>
          <table:table-cell table:number-columns-repeated="62"/>
        </table:table-row>
        <table:table-row table:style-name="ro11">
          <table:table-cell/>
          <table:table-cell table:style-name="ce147" office:value-type="string" calcext:value-type="string">
            <text:p>- Se si utilizza il foglio di lavoro ContactDetails opzionale, è possibile creare formule VLOOKUP o INDEX (MATCH ())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che estrarrebbe la società, la funzione di lavoro, il telefono e l'indirizzo e-mail dal foglio di lavoro Dettagli di contatto.</text:p>
          </table:table-cell>
          <table:table-cell table:number-columns-repeated="62"/>
        </table:table-row>
        <table:table-row table:style-name="ro11">
          <table:table-cell/>
          <table:table-cell table:style-name="ce147" office:value-type="string" calcext:value-type="string">
            <text:p>- Se si utilizza il foglio di lavoro SalesLog per registrare le vendite effettive, è possibile aggiungere una colonna per visualizzare le vendite passate</text:p>
          </table:table-cell>
          <table:table-cell table:number-columns-repeated="62"/>
        </table:table-row>
        <table:table-row table:style-name="ro11">
          <table:table-cell/>
          <table:table-cell table:style-name="ce146" office:value-type="string" calcext:value-type="string">
            <text:p>per questo cliente, usando la formula SUMIF ().</text:p>
          </table:table-cell>
          <table:table-cell table:number-columns-repeated="62"/>
        </table:table-row>
        <table:table-row table:style-name="ro11">
          <table:table-cell/>
          <table:table-cell table:style-name="ce148"/>
          <table:table-cell table:number-columns-repeated="62"/>
        </table:table-row>
        <table:named-expressions>
          <table:named-range table:name="_xlnm.Print_Area" table:base-cell-address="$CRM.$A$1" table:cell-range-address="$CRM.$A$1:.$L$19" table:range-usable-as="print-range"/>
          <table:named-range table:name="_xlnm.Print_Titles" table:base-cell-address="$CRM.$A$1" table:cell-range-address="$CRM.$A$1:.$AMJ$4" table:range-usable-as="repeat-column repeat-row"/>
          <table:named-range table:name="_xlnm._FilterDatabase" table:base-cell-address="$CRM.$A$1" table:cell-range-address="$CRM.$A$4:.$L$20"/>
        </table:named-expressions>
        <calcext:conditional-formats>
          <calcext:conditional-format calcext:target-range-address="CRM.I5:CRM.I18">
            <calcext:condition calcext:apply-style-name="ConditionalStyle_8" calcext:value="formula-is(([.I5]-TODAY())&gt;=days_until_next_3)" calcext:base-cell-address="CRM.I5"/>
            <calcext:condition calcext:apply-style-name="ConditionalStyle_7" calcext:value="formula-is(([.I5]-TODAY())&gt;=lead_source)" calcext:base-cell-address="CRM.I5"/>
            <calcext:condition calcext:apply-style-name="ConditionalStyle_6" calcext:value="formula-is(NOT(ISBLANK([.I5])))" calcext:base-cell-address="CRM.I5"/>
          </calcext:conditional-format>
          <calcext:conditional-format calcext:target-range-address="CRM.G5:CRM.G18">
            <calcext:condition calcext:apply-style-name="ConditionalStyle_5" calcext:value="formula-is(AND(NOT(ISBLANK([.G5]));(TODAY()-[.G5])&lt;=days_since_last_3))" calcext:base-cell-address="CRM.G5"/>
            <calcext:condition calcext:apply-style-name="ConditionalStyle_4" calcext:value="formula-is((TODAY()-[.G5])&lt;=days_until_next_1)" calcext:base-cell-address="CRM.G5"/>
            <calcext:condition calcext:apply-style-name="ConditionalStyle_3" calcext:value="formula-is(NOT(ISBLANK([.G5])))" calcext:base-cell-address="CRM.G5"/>
          </calcext:conditional-format>
        </calcext:conditional-formats>
      </table:table>
      <table:table table:name="ContactLog" table:style-name="ta2">
        <table:table-column table:style-name="co35" table:default-cell-style-name="ce166"/>
        <table:table-column table:style-name="co44" table:default-cell-style-name="ce168"/>
        <table:table-column table:style-name="co45" table:default-cell-style-name="ce173"/>
        <table:table-column table:style-name="co32" table:default-cell-style-name="ce176"/>
        <table:table-column table:style-name="co46" table:default-cell-style-name="ce177"/>
        <table:table-column table:style-name="co47" table:default-cell-style-name="Default"/>
        <table:table-column table:style-name="co41" table:default-cell-style-name="Default"/>
        <table:table-column table:style-name="co43" table:number-columns-repeated="57" table:default-cell-style-name="Default"/>
        <table:table-row table:style-name="ro13">
          <table:table-cell table:style-name="ce137" office:value-type="string" calcext:value-type="string">
            <text:p>CONTACT LOG</text:p>
          </table:table-cell>
          <table:table-cell table:style-name="Default" table:number-columns-repeated="4"/>
          <table:table-cell table:number-columns-repeated="59"/>
        </table:table-row>
        <table:table-row table:style-name="ro14">
          <table:table-cell table:style-name="ce138" office:value-type="string" calcext:value-type="string">
            <text:p>[ Your Name ]</text:p>
          </table:table-cell>
          <table:table-cell table:style-name="Default" table:number-columns-repeated="4"/>
          <table:table-cell/>
          <table:table-cell table:style-name="ce162"/>
          <table:table-cell table:number-columns-repeated="57"/>
        </table:table-row>
        <table:table-row table:style-name="ro14">
          <table:table-cell table:style-name="ce138"/>
          <table:table-cell table:style-name="Default" table:number-columns-repeated="3"/>
          <table:table-cell table:style-name="ce160"/>
          <table:table-cell/>
          <table:table-cell table:style-name="ce163"/>
          <table:table-cell table:number-columns-repeated="57"/>
        </table:table-row>
        <table:table-row table:style-name="ro16">
          <table:table-cell table:style-name="ce275" table:content-validation-name="val39" office:value-type="string" calcext:value-type="string">
            <text:p>Data di contatto</text:p>
          </table:table-cell>
          <table:table-cell table:style-name="ce275" table:content-validation-name="val39" office:value-type="string" calcext:value-type="string">
            <text:p>Cliente</text:p>
          </table:table-cell>
          <table:table-cell table:style-name="ce275" table:content-validation-name="val39" office:value-type="string" calcext:value-type="string">
            <text:p>Scopo</text:p>
          </table:table-cell>
          <table:table-cell table:style-name="ce275" table:content-validation-name="val39" office:value-type="string" calcext:value-type="string">
            <text:p>metodo</text:p>
          </table:table-cell>
          <table:table-cell table:style-name="ce275" table:content-validation-name="val39" office:value-type="string" calcext:value-type="string">
            <text:p>appunti</text:p>
          </table:table-cell>
          <table:table-cell table:style-name="ce179" table:number-columns-repeated="59"/>
        </table:table-row>
        <table:table-row table:style-name="ro17">
          <table:table-cell office:value-type="date" office:date-value="2013-01-18" calcext:value-type="date">
            <text:p>18/01/2013</text:p>
          </table:table-cell>
          <table:table-cell table:content-validation-name="val42" office:value-type="string" calcext:value-type="string">
            <text:p>Smithers, Joe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Questo è un esempio di una nota che si avvolge in una seconda riga. Per note davvero lunghe, puoi usare i commenti delle celle.</text:p>
          </table:table-cell>
          <table:table-cell table:number-columns-repeated="59"/>
        </table:table-row>
        <table:table-row table:style-name="ro11">
          <table:table-cell office:value-type="date" office:date-value="2013-01-18" calcext:value-type="date">
            <text:p>18/01/2013</text:p>
          </table:table-cell>
          <table:table-cell table:content-validation-name="val42" office:value-type="string" calcext:value-type="string">
            <text:p>Anderson, Jane</text:p>
          </table:table-cell>
          <table:table-cell/>
          <table:table-cell office:value-type="string" calcext:value-type="string">
            <text:p>Email</text:p>
          </table:table-cell>
          <table:table-cell table:number-columns-repeated="60"/>
        </table:table-row>
        <table:table-row table:style-name="ro11" table:number-rows-repeated="21">
          <table:table-cell/>
          <table:table-cell table:content-validation-name="val42"/>
          <table:table-cell table:number-columns-repeated="62"/>
        </table:table-row>
        <table:table-row table:style-name="ro11">
          <table:table-cell table:style-name="ce167"/>
          <table:table-cell table:style-name="ce169" table:content-validation-name="val42"/>
          <table:table-cell table:style-name="ce174"/>
          <table:table-cell table:style-name="ce144"/>
          <table:table-cell table:style-name="ce178"/>
          <table:table-cell table:number-columns-repeated="59"/>
        </table:table-row>
        <table:table-row table:style-name="ro11">
          <table:table-cell table:style-name="Default" office:value-type="string" calcext:value-type="string">
            <text:p>Insert new rows above the gray line</text:p>
          </table:table-cell>
          <table:table-cell table:style-name="Default" table:number-columns-repeated="3"/>
          <table:table-cell table:style-name="ce161" office:value-type="string" calcext:value-type="string">
            <text:p>[42]</text:p>
          </table:table-cell>
          <table:table-cell table:number-columns-repeated="59"/>
        </table:table-row>
        <table:table-row table:style-name="ro11">
          <table:table-cell table:style-name="Default" table:number-columns-repeated="5"/>
          <table:table-cell table:number-columns-repeated="59"/>
        </table:table-row>
        <table:table-row table:style-name="ro11">
          <table:table-cell table:style-name="Default"/>
          <table:table-cell table:style-name="ce145" office:value-type="string" calcext:value-type="string">
            <text:p>ISTRUZIONI:</text:p>
          </table:table-cell>
          <table:table-cell table:style-name="ce175" table:number-columns-repeated="3"/>
          <table:table-cell table:number-columns-repeated="59"/>
        </table:table-row>
        <table:table-row table:style-name="ro11">
          <table:table-cell table:style-name="Default"/>
          <table:table-cell table:style-name="ce170" office:value-type="string" calcext:value-type="string">
            <text:p>[OPZIONALE] Questo foglio di lavoro fornisce un esempio di ciò che è possibile utilizzare per un registro dei contatti più dettagliato.</text:p>
          </table:table-cell>
          <table:table-cell table:style-name="ce172" table:number-columns-repeated="3"/>
          <table:table-cell table:number-columns-repeated="59"/>
        </table:table-row>
        <table:table-row table:style-name="ro11">
          <table:table-cell table:style-name="Default"/>
          <table:table-cell table:style-name="ce171" office:value-type="string" calcext:value-type="string">
            <text:p>È possibile includere note importanti come commenti delle celle nel foglio di lavoro principale di CRM se si tiene questo dettagliato</text:p>
          </table:table-cell>
          <table:table-cell table:style-name="ce172" table:number-columns-repeated="3"/>
          <table:table-cell table:number-columns-repeated="59"/>
        </table:table-row>
        <table:table-row table:style-name="ro11">
          <table:table-cell table:style-name="Default"/>
          <table:table-cell table:style-name="ce172" office:value-type="string" calcext:value-type="string">
            <text:p>il registro non è necessario.</text:p>
          </table:table-cell>
          <table:table-cell table:style-name="ce172" table:number-columns-repeated="3"/>
          <table:table-cell table:number-columns-repeated="59"/>
        </table:table-row>
        <table:table-row table:style-name="ro11">
          <table:table-cell table:style-name="Default"/>
          <table:table-cell table:style-name="ce172" table:number-columns-repeated="4"/>
          <table:table-cell table:number-columns-repeated="59"/>
        </table:table-row>
        <table:named-expressions>
          <table:named-range table:name="_xlnm.Print_Area" table:base-cell-address="$ContactLog.$A$1" table:cell-range-address="$ContactLog.$A$1:.$E$28" table:range-usable-as="print-range"/>
          <table:named-range table:name="_xlnm.Print_Titles" table:base-cell-address="$ContactLog.$A$1" table:cell-range-address="$ContactLog.$A$1:.$AMJ$4" table:range-usable-as="repeat-column repeat-row"/>
          <table:named-range table:name="_xlnm._FilterDatabase" table:base-cell-address="$ContactLog.$A$1" table:cell-range-address="$ContactLog.$A$4:.$E$29"/>
        </table:named-expressions>
        <calcext:conditional-formats>
          <calcext:conditional-format calcext:target-range-address="ContactLog.B5:ContactLog.B28">
            <calcext:condition calcext:apply-style-name="ConditionalStyle_2" calcext:value="formula-is(AND(NOT(ISBLANK([.B5]));ISERROR(MATCH([.B5];days_since_last_2;0))))" calcext:base-cell-address="ContactLog.B5"/>
          </calcext:conditional-format>
        </calcext:conditional-formats>
      </table:table>
      <table:table table:name="SalesLog" table:style-name="ta2">
        <table:table-column table:style-name="co35" table:default-cell-style-name="ce180"/>
        <table:table-column table:style-name="co48" table:default-cell-style-name="ce181"/>
        <table:table-column table:style-name="co41" table:default-cell-style-name="ce154"/>
        <table:table-column table:style-name="co49" table:default-cell-style-name="ce185"/>
        <table:table-column table:style-name="co50" table:default-cell-style-name="ce186"/>
        <table:table-column table:style-name="co51" table:default-cell-style-name="ce188"/>
        <table:table-column table:style-name="co5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55" table:default-cell-style-name="Default"/>
        <table:table-row table:style-name="ro13">
          <table:table-cell table:style-name="ce137" office:value-type="string" calcext:value-type="string">
            <text:p>SALES LOG</text:p>
          </table:table-cell>
          <table:table-cell table:style-name="Default" table:number-columns-repeated="5"/>
          <table:table-cell table:number-columns-repeated="58"/>
        </table:table-row>
        <table:table-row table:style-name="ro14">
          <table:table-cell table:style-name="ce138" office:value-type="string" calcext:value-type="string">
            <text:p>[ Your Name ]</text:p>
          </table:table-cell>
          <table:table-cell table:style-name="Default" table:number-columns-repeated="5"/>
          <table:table-cell/>
          <table:table-cell table:style-name="ce162"/>
          <table:table-cell table:number-columns-repeated="56"/>
        </table:table-row>
        <table:table-row table:style-name="ro14">
          <table:table-cell table:style-name="ce138"/>
          <table:table-cell table:style-name="Default" table:number-columns-repeated="4"/>
          <table:table-cell table:style-name="ce160" office:value-type="string" calcext:value-type="string">
            <text:p>← Inserisci colonne copiate a sinistra</text:p>
          </table:table-cell>
          <table:table-cell/>
          <table:table-cell table:style-name="ce163" office:value-type="string" calcext:value-type="string">
            <text:p><text:a xlink:href="https://www.vertex42.com/ExcelTemplates/crm-template.html" xlink:type="simple">CRM Template</text:a></text:p>
          </table:table-cell>
          <table:table-cell table:style-name="ce165"/>
          <table:table-cell table:number-columns-repeated="55"/>
        </table:table-row>
        <table:table-row table:style-name="ro18">
          <table:table-cell table:style-name="ce275" table:content-validation-name="val39" office:value-type="string" calcext:value-type="string">
            <text:p>Data di vendita</text:p>
          </table:table-cell>
          <table:table-cell table:style-name="ce275" table:content-validation-name="val39" office:value-type="string" calcext:value-type="string">
            <text:p>Cliente</text:p>
          </table:table-cell>
          <table:table-cell table:style-name="ce275" table:content-validation-name="val39" office:value-type="string" calcext:value-type="string">
            <text:p>Quantità</text:p>
          </table:table-cell>
          <table:table-cell table:style-name="ce275" table:content-validation-name="val39" office:value-type="string" calcext:value-type="string">
            <text:p>Articolo / Prodotto / Servizio</text:p>
          </table:table-cell>
          <table:table-cell table:style-name="ce275" table:content-validation-name="val39" office:value-type="string" calcext:value-type="string">
            <text:p>Fattura #</text:p>
          </table:table-cell>
          <table:table-cell table:style-name="ce275" table:content-validation-name="val39" office:value-type="string" calcext:value-type="string">
            <text:p>appunti</text:p>
          </table:table-cell>
          <table:table-cell table:style-name="ce179" table:number-columns-repeated="58"/>
        </table:table-row>
        <table:table-row table:style-name="ro11">
          <table:table-cell office:value-type="date" office:date-value="2013-01-18" calcext:value-type="date">
            <text:p>18/01/2013</text:p>
          </table:table-cell>
          <table:table-cell table:content-validation-name="val43" office:value-type="string" calcext:value-type="string">
            <text:p>Smithers, Joe</text:p>
          </table:table-cell>
          <table:table-cell office:value-type="float" office:value="4500" calcext:value-type="float">
            <text:p><text:s/>$4.500 </text:p>
          </table:table-cell>
          <table:table-cell office:value-type="string" office:string-value="Product ABC" calcext:value-type="string">
            <text:p><text:s/>Product ABC </text:p>
          </table:table-cell>
          <table:table-cell office:value-type="float" office:value="2342" calcext:value-type="float">
            <text:p>2342</text:p>
          </table:table-cell>
          <table:table-cell table:number-columns-repeated="59"/>
        </table:table-row>
        <table:table-row table:style-name="ro11">
          <table:table-cell office:value-type="date" office:date-value="2013-02-04" calcext:value-type="date">
            <text:p>04/02/2013</text:p>
          </table:table-cell>
          <table:table-cell table:content-validation-name="val43" office:value-type="string" calcext:value-type="string">
            <text:p>Anderson, Jane</text:p>
          </table:table-cell>
          <table:table-cell office:value-type="float" office:value="2500" calcext:value-type="float">
            <text:p><text:s/>$2.500 </text:p>
          </table:table-cell>
          <table:table-cell office:value-type="string" office:string-value="Installation" calcext:value-type="string">
            <text:p><text:s/>Installation </text:p>
          </table:table-cell>
          <table:table-cell office:value-type="float" office:value="2343" calcext:value-type="float">
            <text:p>2343</text:p>
          </table:table-cell>
          <table:table-cell table:number-columns-repeated="2"/>
          <table:table-cell table:style-name="ce164"/>
          <table:table-cell table:number-columns-repeated="56"/>
        </table:table-row>
        <table:table-row table:style-name="ro11" table:number-rows-repeated="25">
          <table:table-cell/>
          <table:table-cell table:content-validation-name="val43"/>
          <table:table-cell table:number-columns-repeated="62"/>
        </table:table-row>
        <table:table-row table:style-name="ro11">
          <table:table-cell table:style-name="ce167"/>
          <table:table-cell table:style-name="ce182" table:content-validation-name="val43"/>
          <table:table-cell table:style-name="ce184" table:number-columns-repeated="2"/>
          <table:table-cell table:style-name="ce187"/>
          <table:table-cell table:style-name="ce178"/>
          <table:table-cell table:number-columns-repeated="58"/>
        </table:table-row>
        <table:table-row table:style-name="ro11">
          <table:table-cell table:style-name="Default" office:value-type="string" calcext:value-type="string">
            <text:p>Insert new rows above the gray line</text:p>
          </table:table-cell>
          <table:table-cell table:style-name="Default" table:number-columns-repeated="4"/>
          <table:table-cell table:style-name="ce189" office:value-type="string" calcext:value-type="string">
            <text:p>[42]</text:p>
          </table:table-cell>
          <table:table-cell table:number-columns-repeated="58"/>
        </table:table-row>
        <table:table-row table:style-name="ro11">
          <table:table-cell table:style-name="Default" table:number-columns-repeated="6"/>
          <table:table-cell table:number-columns-repeated="58"/>
        </table:table-row>
        <table:table-row table:style-name="ro11">
          <table:table-cell table:style-name="Default"/>
          <table:table-cell table:style-name="ce145" office:value-type="string" calcext:value-type="string">
            <text:p>INSTRUCTIONS:</text:p>
          </table:table-cell>
          <table:table-cell table:style-name="ce145" table:number-columns-repeated="3"/>
          <table:table-cell table:style-name="Default"/>
          <table:table-cell table:number-columns-repeated="58"/>
        </table:table-row>
        <table:table-row table:style-name="ro11">
          <table:table-cell table:style-name="Default"/>
          <table:table-cell table:style-name="ce146" office:value-type="string" calcext:value-type="string">
            <text:p>[OPZIONALE] Questo foglio di lavoro potrebbe essere utilizzato per conservare una cronologia delle vendite completate.</text:p>
          </table:table-cell>
          <table:table-cell table:style-name="ce148" table:number-columns-repeated="3"/>
          <table:table-cell table:style-name="Default"/>
          <table:table-cell table:number-columns-repeated="58"/>
        </table:table-row>
        <table:table-row table:style-name="ro11">
          <table:table-cell table:style-name="Default"/>
          <table:table-cell table:style-name="ce148" table:number-columns-repeated="4"/>
          <table:table-cell table:style-name="Default"/>
          <table:table-cell table:number-columns-repeated="58"/>
        </table:table-row>
        <table:table-row table:style-name="ro11">
          <table:table-cell table:style-name="Default"/>
          <table:table-cell table:style-name="ce183" office:value-type="string" calcext:value-type="string">
            <text:p>IDEE PER LA PERSONALIZZAZIONE:</text:p>
          </table:table-cell>
          <table:table-cell table:style-name="ce148" table:number-columns-repeated="3"/>
          <table:table-cell table:style-name="Default"/>
          <table:table-cell table:number-columns-repeated="58"/>
        </table:table-row>
        <table:table-row table:style-name="ro11">
          <table:table-cell table:style-name="Default"/>
          <table:table-cell table:style-name="ce147" office:value-type="string" calcext:value-type="string">
            <text:p>I rapporti sulle vendite possono essere generati creando una tabella pivot basata su questo registro delle vendite.</text:p>
          </table:table-cell>
          <table:table-cell table:style-name="ce148" table:number-columns-repeated="3"/>
          <table:table-cell table:style-name="Default"/>
          <table:table-cell table:number-columns-repeated="58"/>
        </table:table-row>
        <table:table-row table:style-name="ro11">
          <table:table-cell table:style-name="Default"/>
          <table:table-cell table:style-name="ce146" office:value-type="string" calcext:value-type="string">
            <text:p>La formula SUMIF potrebbe essere utilizzata per calcolare le vendite totali per un cliente specifico.</text:p>
          </table:table-cell>
          <table:table-cell table:style-name="ce148" table:number-columns-repeated="3"/>
          <table:table-cell table:style-name="Default"/>
          <table:table-cell table:number-columns-repeated="58"/>
        </table:table-row>
        <table:table-row table:style-name="ro11">
          <table:table-cell table:style-name="Default"/>
          <table:table-cell table:style-name="ce148" table:number-columns-repeated="4"/>
          <table:table-cell table:style-name="Default"/>
          <table:table-cell table:number-columns-repeated="58"/>
        </table:table-row>
        <table:named-expressions>
          <table:named-range table:name="_xlnm.Print_Area" table:base-cell-address="$SalesLog.$A$1" table:cell-range-address="$SalesLog.$A$1:.$F$32" table:range-usable-as="print-range"/>
          <table:named-range table:name="_xlnm.Print_Titles" table:base-cell-address="$SalesLog.$A$1" table:cell-range-address="$SalesLog.$A$1:.$AMJ$4" table:range-usable-as="repeat-column repeat-row"/>
          <table:named-range table:name="_xlnm._FilterDatabase" table:base-cell-address="$SalesLog.$A$1" table:cell-range-address="$SalesLog.$A$4:.$F$32"/>
        </table:named-expressions>
        <calcext:conditional-formats>
          <calcext:conditional-format calcext:target-range-address="SalesLog.B5:SalesLog.B32">
            <calcext:condition calcext:apply-style-name="ConditionalStyle_1" calcext:value="formula-is(AND(NOT(ISBLANK([.B5]));ISERROR(MATCH([.B5];days_since_last_2;0))))" calcext:base-cell-address="SalesLog.B5"/>
          </calcext:conditional-format>
        </calcext:conditional-formats>
      </table:table>
      <table:table table:name="ContactDetails" table:style-name="ta2">
        <table:table-column table:style-name="co41" table:default-cell-style-name="ce143"/>
        <table:table-column table:style-name="co53" table:default-cell-style-name="ce143"/>
        <table:table-column table:style-name="co54" table:default-cell-style-name="ce143"/>
        <table:table-column table:style-name="co32" table:default-cell-style-name="ce143"/>
        <table:table-column table:style-name="co33" table:default-cell-style-name="ce191"/>
        <table:table-column table:style-name="co55" table:default-cell-style-name="ce143"/>
        <table:table-column table:style-name="co48" table:default-cell-style-name="ce143"/>
        <table:table-column table:style-name="co45" table:default-cell-style-name="ce143"/>
        <table:table-column table:style-name="co43" table:default-cell-style-name="ce143"/>
        <table:table-column table:style-name="co56" table:default-cell-style-name="ce143"/>
        <table:table-column table:style-name="co57" table:default-cell-style-name="ce143"/>
        <table:table-column table:style-name="co58" table:default-cell-style-name="ce143"/>
        <table:table-column table:style-name="co56" table:default-cell-style-name="Default"/>
        <table:table-column table:style-name="co59" table:default-cell-style-name="Default"/>
        <table:table-column table:style-name="co42" table:default-cell-style-name="Default"/>
        <table:table-column table:style-name="co43" table:number-columns-repeated="49" table:default-cell-style-name="Default"/>
        <table:table-row table:style-name="ro13">
          <table:table-cell table:style-name="ce137" office:value-type="string" calcext:value-type="string">
            <text:p>Dettaglio contatti</text:p>
          </table:table-cell>
          <table:table-cell table:style-name="Default" table:number-columns-repeated="11"/>
          <table:table-cell table:number-columns-repeated="52"/>
        </table:table-row>
        <table:table-row table:style-name="ro14">
          <table:table-cell table:style-name="ce138" office:value-type="string" calcext:value-type="string">
            <text:p>[ Your Name ]</text:p>
          </table:table-cell>
          <table:table-cell table:style-name="Default" table:number-columns-repeated="6"/>
          <table:table-cell table:style-name="ce193" table:number-columns-repeated="4"/>
          <table:table-cell table:style-name="Default"/>
          <table:table-cell/>
          <table:table-cell table:style-name="ce162"/>
          <table:table-cell table:number-columns-repeated="50"/>
        </table:table-row>
        <table:table-row table:style-name="ro11">
          <table:table-cell table:style-name="Default" table:number-columns-repeated="7"/>
          <table:table-cell table:style-name="ce193" table:number-columns-repeated="4"/>
          <table:table-cell table:style-name="ce160"/>
          <table:table-cell/>
          <table:table-cell table:style-name="ce165" table:number-columns-repeated="2"/>
          <table:table-cell table:number-columns-repeated="49"/>
        </table:table-row>
        <table:table-row table:style-name="ro16">
          <table:table-cell table:style-name="ce275" table:content-validation-name="val39" office:value-type="string" calcext:value-type="string">
            <text:p>nome</text:p>
          </table:table-cell>
          <table:table-cell table:style-name="ce275" table:content-validation-name="val39" office:value-type="string" calcext:value-type="string">
            <text:p>compagnia</text:p>
          </table:table-cell>
          <table:table-cell table:style-name="ce275" table:content-validation-name="val39" office:value-type="string" calcext:value-type="string">
            <text:p>funzione di lavoro</text:p>
          </table:table-cell>
          <table:table-cell table:style-name="ce275" table:content-validation-name="val39" office:value-type="string" calcext:value-type="string">
            <text:p>telefono</text:p>
          </table:table-cell>
          <table:table-cell table:style-name="ce275" table:content-validation-name="val39" office:value-type="string" calcext:value-type="string">
            <text:p>E-mail di lavoro</text:p>
          </table:table-cell>
          <table:table-cell table:style-name="ce275" table:content-validation-name="val39" office:value-type="string" calcext:value-type="string">
            <text:p>cellulare</text:p>
          </table:table-cell>
          <table:table-cell table:style-name="ce275" table:content-validation-name="val39" office:value-type="string" calcext:value-type="string">
            <text:p>E-mail personale</text:p>
          </table:table-cell>
          <table:table-cell table:style-name="ce275" table:content-validation-name="val39" office:value-type="string" calcext:value-type="string">
            <text:p>Indirizzo</text:p>
          </table:table-cell>
          <table:table-cell table:style-name="ce275" table:content-validation-name="val39" office:value-type="string" calcext:value-type="string">
            <text:p>città</text:p>
          </table:table-cell>
          <table:table-cell table:style-name="ce275" table:content-validation-name="val39" office:value-type="string" calcext:value-type="string">
            <text:p>stato</text:p>
          </table:table-cell>
          <table:table-cell table:style-name="ce275" table:content-validation-name="val39" office:value-type="string" calcext:value-type="string">
            <text:p>cap</text:p>
          </table:table-cell>
          <table:table-cell table:style-name="ce275" table:content-validation-name="val39" office:value-type="string" calcext:value-type="string">
            <text:p>appunti</text:p>
          </table:table-cell>
          <table:table-cell table:style-name="ce179" table:number-columns-repeated="52"/>
        </table:table-row>
        <table:table-row table:style-name="ro14">
          <table:table-cell office:value-type="string" calcext:value-type="string">
            <text:p>Anderson, Jane</text:p>
          </table:table-cell>
          <table:table-cell office:value-type="string" calcext:value-type="string">
            <text:p>ABC Corp</text:p>
          </table:table-cell>
          <table:table-cell/>
          <table:table-cell office:value-type="string" calcext:value-type="string">
            <text:p>222-656-7890</text:p>
          </table:table-cell>
          <table:table-cell office:value-type="string" calcext:value-type="string">
            <text:p><text:a xlink:href="mailto:busl@abccorp.com" xlink:type="simple">busl@abccorp.com</text:a></text:p>
          </table:table-cell>
          <table:table-cell office:value-type="string" calcext:value-type="string">
            <text:p>111-111-1111</text:p>
          </table:table-cell>
          <table:table-cell table:style-name="ce192" office:value-type="string" calcext:value-type="string">
            <text:p><text:a xlink:href="mailto:jsmith@email.com" xlink:type="simple">jsmith@email.com</text:a></text:p>
          </table:table-cell>
          <table:table-cell office:value-type="string" calcext:value-type="string">
            <text:p>18119 Shireoak Dr.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MI</text:p>
          </table:table-cell>
          <table:table-cell office:value-type="float" office:value="84765" calcext:value-type="float">
            <text:p>84765</text:p>
          </table:table-cell>
          <table:table-cell office:value-type="string" calcext:value-type="string">
            <text:p>Loves chocolate</text:p>
          </table:table-cell>
          <table:table-cell table:number-columns-repeated="52"/>
        </table:table-row>
        <table:table-row table:style-name="ro14">
          <table:table-cell table:number-columns-repeated="13"/>
          <table:table-cell table:style-name="ce164"/>
          <table:table-cell table:number-columns-repeated="50"/>
        </table:table-row>
        <table:table-row table:style-name="ro14" table:number-rows-repeated="21">
          <table:table-cell table:number-columns-repeated="64"/>
        </table:table-row>
        <table:table-row table:style-name="ro11">
          <table:table-cell table:style-name="ce167" table:number-columns-repeated="9"/>
          <table:table-cell table:style-name="ce194"/>
          <table:table-cell table:style-name="ce167" table:number-columns-repeated="2"/>
          <table:table-cell table:number-columns-repeated="52"/>
        </table:table-row>
        <table:table-row table:style-name="ro11">
          <table:table-cell table:style-name="Default" office:value-type="string" calcext:value-type="string">
            <text:p>Inserisci nuove righe sopra la linea grigia</text:p>
          </table:table-cell>
          <table:table-cell table:style-name="Default" table:number-columns-repeated="10"/>
          <table:table-cell table:style-name="ce161" office:value-type="string" calcext:value-type="string">
            <text:p>[42]</text:p>
          </table:table-cell>
          <table:table-cell table:number-columns-repeated="52"/>
        </table:table-row>
        <table:table-row table:style-name="ro11">
          <table:table-cell table:style-name="Default" table:number-columns-repeated="12"/>
          <table:table-cell table:number-columns-repeated="52"/>
        </table:table-row>
        <table:table-row table:style-name="ro11">
          <table:table-cell table:style-name="Default"/>
          <table:table-cell table:style-name="ce145" office:value-type="string" calcext:value-type="string">
            <text:p>ISTRUZIONI:</text:p>
          </table:table-cell>
          <table:table-cell table:style-name="ce145" table:number-columns-repeated="6"/>
          <table:table-cell table:style-name="Default" table:number-columns-repeated="4"/>
          <table:table-cell table:number-columns-repeated="52"/>
        </table:table-row>
        <table:table-row table:style-name="ro11">
          <table:table-cell table:style-name="Default"/>
          <table:table-cell table:style-name="ce146" office:value-type="string" calcext:value-type="string">
            <text:p>[OPZIONALE] Questo foglio di lavoro serve per memorizzare informazioni di contatto più dettagliate sui tuoi clienti.</text:p>
          </table:table-cell>
          <table:table-cell table:style-name="ce148" table:number-columns-repeated="6"/>
          <table:table-cell table:style-name="Default" table:number-columns-repeated="4"/>
          <table:table-cell table:number-columns-repeated="52"/>
        </table:table-row>
        <table:table-row table:style-name="ro11">
          <table:table-cell table:style-name="Default"/>
          <table:table-cell table:style-name="ce148" table:number-columns-repeated="7"/>
          <table:table-cell table:style-name="Default" table:number-columns-repeated="4"/>
          <table:table-cell table:number-columns-repeated="52"/>
        </table:table-row>
        <table:table-row table:style-name="ro11">
          <table:table-cell table:style-name="Default"/>
          <table:table-cell table:style-name="ce183" office:value-type="string" calcext:value-type="string">
            <text:p>IDEE PER LA PERSONALIZZAZIONE:</text:p>
          </table:table-cell>
          <table:table-cell table:style-name="ce148" table:number-columns-repeated="6"/>
          <table:table-cell table:style-name="Default" table:number-columns-repeated="4"/>
          <table:table-cell table:number-columns-repeated="52"/>
        </table:table-row>
        <table:table-row table:style-name="ro11">
          <table:table-cell table:style-name="Default"/>
          <table:table-cell table:style-name="ce146" office:value-type="string" calcext:value-type="string">
            <text:p>Alcune delle colonne nel foglio di lavoro di CRM potrebbero essere riempite automaticamente facendo riferimento a questa tabella di dati usando VLOOKUP.</text:p>
          </table:table-cell>
          <table:table-cell table:style-name="ce148" table:number-columns-repeated="6"/>
          <table:table-cell table:style-name="Default" table:number-columns-repeated="4"/>
          <table:table-cell table:number-columns-repeated="52"/>
        </table:table-row>
        <table:table-row table:style-name="ro11">
          <table:table-cell table:style-name="Default"/>
          <table:table-cell table:style-name="ce190" table:number-columns-repeated="7"/>
          <table:table-cell table:style-name="Default" table:number-columns-repeated="4"/>
          <table:table-cell table:number-columns-repeated="52"/>
        </table:table-row>
        <table:named-expressions>
          <table:named-range table:name="_xlnm.Print_Area" table:base-cell-address="$ContactDetails.$A$1" table:cell-range-address="$ContactDetails.$A$1:.$L$28" table:range-usable-as="print-range"/>
          <table:named-range table:name="_xlnm.Print_Titles" table:base-cell-address="$ContactDetails.$A$1" table:cell-range-address="$ContactDetails.$A$1:.$AMJ$4" table:range-usable-as="repeat-column repeat-row"/>
          <table:named-range table:name="_xlnm._FilterDatabase" table:base-cell-address="$ContactDetails.$A$1" table:cell-range-address="$ContactDetails.$A$4:.$L$28"/>
        </table:named-expressions>
      </table:table>
      <table:table table:name="Settings" table:style-name="ta2">
        <table:table-column table:style-name="co60" table:default-cell-style-name="ce195"/>
        <table:table-column table:style-name="co47" table:default-cell-style-name="Default"/>
        <table:table-column table:style-name="co44" table:default-cell-style-name="ce195"/>
        <table:table-column table:style-name="co43" table:default-cell-style-name="Default"/>
        <table:table-column table:style-name="co61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3" table:number-columns-repeated="57" table:default-cell-style-name="Default"/>
        <table:table-row table:style-name="ro18">
          <table:table-cell table:style-name="ce250" table:content-validation-name="val39" office:value-type="string" calcext:value-type="string">
            <text:p>stato del lead</text:p>
          </table:table-cell>
          <table:table-cell table:style-name="ce179"/>
          <table:table-cell table:style-name="ce250" table:content-validation-name="val39" office:value-type="string" calcext:value-type="string">
            <text:p>Fonte di piombo</text:p>
          </table:table-cell>
          <table:table-cell table:style-name="ce179"/>
          <table:table-cell table:style-name="ce250" table:content-validation-name="val39" office:value-type="string" calcext:value-type="string">
            <text:p>Formati di data</text:p>
          </table:table-cell>
          <table:table-cell table:style-name="ce179"/>
          <table:table-cell table:style-name="ce200" office:value-type="string" calcext:value-type="string">
            <text:p>ISTRUZIONI:</text:p>
          </table:table-cell>
          <table:table-cell table:style-name="ce200" table:number-columns-repeated="5"/>
          <table:table-cell table:style-name="ce179" table:number-columns-repeated="52"/>
        </table:table-row>
        <table:table-row table:style-name="ro11">
          <table:table-cell table:number-columns-repeated="6"/>
          <table:table-cell table:style-name="ce146" office:value-type="string" calcext:value-type="string">
            <text:p>Aggiorna gli elenchi Stato lead e Origine lead per modificare</text:p>
          </table:table-cell>
          <table:table-cell table:style-name="ce148" table:number-columns-repeated="5"/>
          <table:table-cell table:number-columns-repeated="52"/>
        </table:table-row>
        <table:table-row table:style-name="ro11"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Email</text:p>
          </table:table-cell>
          <table:table-cell/>
          <table:table-cell table:style-name="ce164" office:value-type="string" calcext:value-type="string">
            <text:p>Giorni dall'ultimo contatto (&lt;=)</text:p>
          </table:table-cell>
          <table:table-cell/>
          <table:table-cell table:style-name="ce148" office:value-type="string" calcext:value-type="string">
            <text:p>ciò che viene visualizzato negli elenchi a discesa nel foglio di lavoro di CRM.</text:p>
          </table:table-cell>
          <table:table-cell table:style-name="ce148" table:number-columns-repeated="5"/>
          <table:table-cell table:number-columns-repeated="52"/>
        </table:table-row>
        <table:table-row table:style-name="ro11">
          <table:table-cell office:value-type="string" calcext:value-type="string">
            <text:p>Won</text:p>
          </table:table-cell>
          <table:table-cell/>
          <table:table-cell office:value-type="string" calcext:value-type="string">
            <text:p>Facebook</text:p>
          </table:table-cell>
          <table:table-cell/>
          <table:table-cell table:style-name="ce197" office:value-type="float" office:value="2" calcext:value-type="float">
            <text:p>2</text:p>
          </table:table-cell>
          <table:table-cell/>
          <table:table-cell table:style-name="ce148" table:number-columns-repeated="6"/>
          <table:table-cell table:number-columns-repeated="52"/>
        </table:table-row>
        <table:table-row table:style-name="ro11"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inkedIn</text:p>
          </table:table-cell>
          <table:table-cell/>
          <table:table-cell table:style-name="ce198" office:value-type="float" office:value="5" calcext:value-type="float">
            <text:p>5</text:p>
          </table:table-cell>
          <table:table-cell/>
          <table:table-cell table:style-name="ce147" office:value-type="string" calcext:value-type="string">
            <text:p>Modifica i valori nelle celle verde e gialla per cambiare il</text:p>
          </table:table-cell>
          <table:table-cell table:style-name="ce148" table:number-columns-repeated="5"/>
          <table:table-cell table:number-columns-repeated="52"/>
        </table:table-row>
        <table:table-row table:style-name="ro11"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Referral</text:p>
          </table:table-cell>
          <table:table-cell/>
          <table:table-cell table:style-name="ce199" table:formula="of:=&quot;&gt; &quot;&amp;days_since_last_2" office:value-type="string" office:string-value="&gt; 5" calcext:value-type="string">
            <text:p>&gt; 5</text:p>
          </table:table-cell>
          <table:table-cell/>
          <table:table-cell table:style-name="ce147" office:value-type="string" calcext:value-type="string">
            <text:p>impostazioni utilizzate per formattare condizionalmente l'ultimo contatto</text:p>
          </table:table-cell>
          <table:table-cell table:style-name="ce148" table:number-columns-repeated="5"/>
          <table:table-cell table:number-columns-repeated="52"/>
        </table:table-row>
        <table:table-row table:style-name="ro11"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Website</text:p>
          </table:table-cell>
          <table:table-cell table:number-columns-repeated="3"/>
          <table:table-cell table:style-name="ce146" office:value-type="string" calcext:value-type="string">
            <text:p>e nelle colonne Contatto successivo nel foglio di lavoro di CRM.</text:p>
          </table:table-cell>
          <table:table-cell table:style-name="ce148" table:number-columns-repeated="5"/>
          <table:table-cell table:number-columns-repeated="52"/>
        </table:table-row>
        <table:table-row table:style-name="ro11">
          <table:table-cell table:number-columns-repeated="2"/>
          <table:table-cell office:value-type="string" calcext:value-type="string">
            <text:p>Newsletter</text:p>
          </table:table-cell>
          <table:table-cell/>
          <table:table-cell table:style-name="ce164" office:value-type="string" calcext:value-type="string">
            <text:p>Giorni alla prossima azione (&gt;=)</text:p>
          </table:table-cell>
          <table:table-cell table:number-columns-repeated="59"/>
        </table:table-row>
        <table:table-row table:style-name="ro11">
          <table:table-cell table:number-columns-repeated="4"/>
          <table:table-cell table:style-name="ce197" office:value-type="float" office:value="10" calcext:value-type="float">
            <text:p>10</text:p>
          </table:table-cell>
          <table:table-cell table:number-columns-repeated="59"/>
        </table:table-row>
        <table:table-row table:style-name="ro11">
          <table:table-cell table:number-columns-repeated="4"/>
          <table:table-cell table:style-name="ce198" office:value-type="float" office:value="5" calcext:value-type="float">
            <text:p>5</text:p>
          </table:table-cell>
          <table:table-cell table:number-columns-repeated="59"/>
        </table:table-row>
        <table:table-row table:style-name="ro11">
          <table:table-cell table:number-columns-repeated="4"/>
          <table:table-cell table:style-name="ce199" table:formula="of:=&quot;&lt; &quot;&amp;days_until_next_2" office:value-type="string" office:string-value="&lt; 5" calcext:value-type="string">
            <text:p>&lt; 5</text:p>
          </table:table-cell>
          <table:table-cell table:number-columns-repeated="59"/>
        </table:table-row>
        <table:table-row table:style-name="ro11" table:number-rows-repeated="4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Help" table:style-name="ta2">
        <table:table-column table:style-name="co62" table:default-cell-style-name="ce203"/>
        <table:table-column table:style-name="co63" table:default-cell-style-name="ce203"/>
        <table:table-column table:style-name="co52" table:default-cell-style-name="ce203"/>
        <table:table-column table:style-name="co62" table:default-cell-style-name="ce203"/>
        <table:table-column table:style-name="co64" table:number-columns-repeated="60" table:default-cell-style-name="ce203"/>
        <table:table-row table:style-name="ro3">
          <table:table-cell table:style-name="ce201" office:value-type="string" calcext:value-type="string">
            <text:p>HELP</text:p>
          </table:table-cell>
          <table:table-cell table:style-name="ce208"/>
          <table:table-cell table:style-name="ce221"/>
          <table:table-cell table:style-name="ce225"/>
          <table:table-cell table:number-columns-repeated="60"/>
        </table:table-row>
        <table:table-row table:style-name="ro19">
          <table:table-cell table:style-name="ce202" office:value-type="string" calcext:value-type="string">
            <text:p><text:a xlink:href="https://www.vertex42.com/ExcelTemplates/crm-template.html" xlink:type="simple">https://www.vertex42.com/ExcelTemplates/crm-template.html</text:a></text:p>
          </table:table-cell>
          <table:table-cell table:style-name="ce209"/>
          <table:table-cell table:style-name="ce222"/>
          <table:table-cell table:style-name="ce226" table:number-columns-repeated="61"/>
        </table:table-row>
        <table:table-row table:style-name="ro11">
          <table:table-cell/>
          <table:table-cell table:style-name="ce210"/>
          <table:table-cell table:number-columns-repeated="62"/>
        </table:table-row>
        <table:table-row table:style-name="ro7">
          <table:table-cell table:style-name="ce204" office:value-type="string" calcext:value-type="string">
            <text:p>Su questo modello</text:p>
          </table:table-cell>
          <table:table-cell table:style-name="ce211"/>
          <table:table-cell table:style-name="ce223"/>
          <table:table-cell table:number-columns-repeated="61"/>
        </table:table-row>
        <table:table-row table:style-name="ro20">
          <table:table-cell/>
          <table:table-cell table:style-name="ce212" office:value-type="string" calcext:value-type="string">
            <text:p>Una caratteristica fondamentale di qualsiasi sistema CRM è tenere traccia delle comunicazioni con i clienti, pianificare i contatti di follow-up, aggiornare lo stato dei lead e, dopo aver acquisito un cliente, pianificare comunicazioni future che ti aiuteranno a mantenerli come clienti. Anche il monitoraggio delle vendite è una parte importante di CRM.</text:p>
          </table:table-cell>
          <table:table-cell table:number-columns-repeated="62"/>
        </table:table-row>
        <table:table-row table:style-name="ro7">
          <table:table-cell/>
          <table:table-cell table:style-name="ce213"/>
          <table:table-cell table:number-columns-repeated="62"/>
        </table:table-row>
        <table:table-row table:style-name="ro16">
          <table:table-cell/>
          <table:table-cell table:style-name="ce212" office:value-type="string" calcext:value-type="string">
            <text:p>The CRM template provides a starting point for people looking for an Excel-based CRM solution. It is designed to be easy to customize (limited only by your knowledge of Excel).</text:p>
          </table:table-cell>
          <table:table-cell table:number-columns-repeated="62"/>
        </table:table-row>
        <table:table-row table:style-name="ro7">
          <table:table-cell/>
          <table:table-cell table:style-name="ce212"/>
          <table:table-cell table:number-columns-repeated="62"/>
        </table:table-row>
        <table:table-row table:style-name="ro18">
          <table:table-cell/>
          <table:table-cell table:style-name="ce212" office:value-type="string" calcext:value-type="string">
            <text:p>ISTRUZIONI: Sotto la tabella in ogni foglio di lavoro ci sono le istruzioni per l'uso e la personalizzazione di quel foglio di lavoro specifico.</text:p>
          </table:table-cell>
          <table:table-cell table:number-columns-repeated="62"/>
        </table:table-row>
        <table:table-row table:style-name="ro7">
          <table:table-cell table:style-name="ce205"/>
          <table:table-cell table:style-name="ce214"/>
          <table:table-cell table:number-columns-repeated="62"/>
        </table:table-row>
        <table:table-row table:style-name="ro7">
          <table:table-cell table:style-name="ce204" office:value-type="string" calcext:value-type="string">
            <text:p>Aiuto aggiuntivo</text:p>
          </table:table-cell>
          <table:table-cell table:style-name="ce211"/>
          <table:table-cell table:style-name="ce223"/>
          <table:table-cell table:number-columns-repeated="61"/>
        </table:table-row>
        <table:table-row table:style-name="ro18">
          <table:table-cell/>
          <table:table-cell table:style-name="ce215" office:value-type="string" calcext:value-type="string">
            <text:p>Il collegamento nella parte superiore di questo foglio di lavoro ti porterà alla pagina web su vertex42.com che parla di questo modello.</text:p>
          </table:table-cell>
          <table:table-cell table:number-columns-repeated="62"/>
        </table:table-row>
        <table:table-row table:style-name="ro7">
          <table:table-cell/>
          <table:table-cell table:style-name="ce215"/>
          <table:table-cell table:number-columns-repeated="62"/>
        </table:table-row>
        <table:table-row table:style-name="ro14">
          <table:table-cell table:style-name="ce206"/>
          <table:table-cell table:style-name="ce216" office:value-type="string" calcext:value-type="string">
            <text:p>REFERENCES</text:p>
          </table:table-cell>
          <table:table-cell table:style-name="ce224"/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21">
          <table:table-cell table:style-name="ce207" office:value-type="string" calcext:value-type="string">
            <text:p>SEE ALSO</text:p>
          </table:table-cell>
          <table:table-cell table:style-name="ce217" office:value-type="string" calcext:value-type="string">
            <text:p><text:a xlink:href="https://www.vertex42.com/ExcelTemplates/money-management-template.html" xlink:type="simple">Vertex42.com: Money Management Template</text:a></text:p>
          </table:table-cell>
          <table:table-cell table:number-columns-repeated="62"/>
        </table:table-row>
        <table:table-row table:style-name="ro11">
          <table:table-cell table:number-columns-repeated="64"/>
        </table:table-row>
        <table:table-row table:style-name="ro22">
          <table:table-cell table:style-name="ce207" office:value-type="string" calcext:value-type="string">
            <text:p>SEE ALSO</text:p>
          </table:table-cell>
          <table:table-cell table:style-name="ce218" office:value-type="string" calcext:value-type="string">
            <text:p><text:a xlink:href="https://www.vertex42.com/Calculators/home-mortgage-calculator.html" xlink:type="simple">Vertex42.com: Home Mortgage Calculator</text:a></text:p>
          </table:table-cell>
          <table:table-cell table:number-columns-repeated="62"/>
        </table:table-row>
        <table:table-row table:style-name="ro11">
          <table:table-cell table:number-columns-repeated="64"/>
        </table:table-row>
        <table:table-row table:style-name="ro22">
          <table:table-cell table:style-name="ce207" office:value-type="string" calcext:value-type="string">
            <text:p>TIPS</text:p>
          </table:table-cell>
          <table:table-cell table:style-name="ce219" office:value-type="string" calcext:value-type="string">
            <text:p><text:a xlink:href="https://www.vertex42.com/ExcelTips/workbook.html" xlink:type="simple">Vertex42.com: Spreadsheet Tips Workbook</text:a></text:p>
          </table:table-cell>
          <table:table-cell table:number-columns-repeated="62"/>
        </table:table-row>
        <table:table-row table:style-name="ro7">
          <table:table-cell/>
          <table:table-cell table:style-name="ce220"/>
          <table:table-cell table:number-columns-repeated="62"/>
        </table:table-row>
        <table:table-row table:style-name="ro11" table:number-rows-repeated="1048554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>
        <table:named-range table:name="Customers" table:base-cell-address="$'Elenco inventario magazzino'.$A$1" table:cell-range-address="$CRM.$A$4:.$A$19"/>
        <table:named-range table:name="days_since_last_1" table:base-cell-address="$'Elenco inventario magazzino'.$A$1" table:cell-range-address="$Settings.$E$4"/>
        <table:named-range table:name="days_since_last_2" table:base-cell-address="$'Elenco inventario magazzino'.$A$1" table:cell-range-address="$Settings.$E$5"/>
        <table:named-range table:name="days_since_last_3" table:base-cell-address="$'Elenco inventario magazzino'.$A$1" table:cell-range-address="$Settings.$E$6"/>
        <table:named-range table:name="days_until_next_1" table:base-cell-address="$'Elenco inventario magazzino'.$A$1" table:cell-range-address="$Settings.$E$9"/>
        <table:named-range table:name="days_until_next_2" table:base-cell-address="$'Elenco inventario magazzino'.$A$1" table:cell-range-address="$Settings.$E$10"/>
        <table:named-range table:name="days_until_next_3" table:base-cell-address="$'Elenco inventario magazzino'.$A$1" table:cell-range-address="$Settings.$E$11"/>
        <table:named-expression table:name="lead_source" table:base-cell-address="$'Elenco inventario magazzino'.$A$1" table:expression="OFFSET([$Settings.$C$1];1;0;SUMPRODUCT(MAX(([$Settings.$C$1:.$C$1048576]&lt;&gt;&quot;&quot;)*(ROW([$Settings.$C$1:.$C$1048576]))))-1;1)"/>
        <table:named-expression table:name="lead_status" table:base-cell-address="$'Elenco inventario magazzino'.$A$1" table:expression="OFFSET([$Settings.$A$1];1;0;SUMPRODUCT(MAX(([$Settings.$A$1:.$A$1048576]&lt;&gt;&quot;&quot;)*(ROW([$Settings.$A$1:.$A$1048576]))))-1;1)"/>
        <table:named-range table:name="RicercaSKU" table:base-cell-address="$'Elenco inventario magazzino'.$A$1" table:cell-range-address="$'Elenco inventario magazzino'.$B$5:.$B$15"/>
        <table:named-range table:name="TitoloColonna1" table:base-cell-address="$'Elenco inventario magazzino'.$A$1" table:cell-range-address="$'Elenco inventario magazzino'.$B$4"/>
      </table:named-expressions>
      <table:database-ranges>
        <table:database-range table:name="__Anonymous_Sheet_DB__1" table:target-range-address="'Produzione Birra'.A4:'Produzione Birra'.F16" table:display-filter-buttons="true" table:orientation="column"/>
        <table:database-range table:name="__Anonymous_Sheet_DB__2" table:target-range-address="'sms whatsapp'.A1:'sms whatsapp'.F8" table:orientation="column"/>
        <table:database-range table:name="__Anonymous_Sheet_DB__3" table:target-range-address="Anagrafiche.A4:Anagrafiche.J8" table:display-filter-buttons="true" table:orientation="column"/>
        <table:database-range table:name="__Anonymous_Sheet_DB__6" table:target-range-address="CRM.A4:CRM.L20" table:display-filter-buttons="true" table:orientation="column"/>
        <table:database-range table:name="__Anonymous_Sheet_DB__7" table:target-range-address="ContactLog.A4:ContactLog.E29" table:display-filter-buttons="true" table:orientation="column"/>
        <table:database-range table:name="__Anonymous_Sheet_DB__8" table:target-range-address="SalesLog.A4:SalesLog.F32" table:display-filter-buttons="true" table:orientation="column"/>
        <table:database-range table:name="__Anonymous_Sheet_DB__9" table:target-range-address="ContactDetails.A4:ContactDetails.L29" table:display-filter-buttons="true" table:orientation="column"/>
      </table:database-ranges>
      <table:data-pilot-tables>
        <table:data-pilot-table table:name="DataPilot1" table:application-data="" table:target-range-address="'sms whatsapp'.B7:'sms whatsapp'.F12" table:buttons="'sms whatsapp'.B7 'sms whatsapp'.C7 'sms whatsapp'.D7 'sms whatsapp'.E7" table:show-filter-button="false" table:drill-down-on-double-click="false">
          <table:source-cell-range table:cell-range-address="Anagrafiche.A4:Anagrafiche.L8"/>
          <table:data-pilot-field table:source-field-name="Nome cognome" table:orientation="row" table:used-hierarchy="0" table:function="auto">
            <table:data-pilot-level table:show-empty="false" calcext:repeat-item-labels="false">
              <table:data-pilot-members>
                <table:data-pilot-member table:name="davide rotpan" table:display="true" table:show-details="true"/>
                <table:data-pilot-member table:name="Dossena Ilaria" table:display="true" table:show-details="true"/>
                <table:data-pilot-member table:name="lorenzo paolini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:" table:orientation="row" table:used-hierarchy="0" table:function="auto">
            <table:data-pilot-level table:show-empty="false" calcext:repeat-item-labels="false">
              <table:data-pilot-members>
                <table:data-pilot-member table:name="Clien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lefono" table:orientation="row" table:used-hierarchy="0" table:function="auto">
            <table:data-pilot-level table:show-empty="false" calcext:repeat-item-labels="false">
              <table:data-pilot-members>
                <table:data-pilot-member table:name="3396295557" table:display="true" table:show-details="true"/>
                <table:data-pilot-member table:name="3703011518" table:display="true" table:show-details="true"/>
                <table:data-pilot-member table:name="392755826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ail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Helvetica" svg:font-family="Helvetica"/>
    <style:font-face style:name="Arial2" svg:font-family="Arial" style:font-family-generic="roman"/>
    <style:font-face style:name="Arial1" svg:font-family="Arial" style:font-family-generic="swiss"/>
    <style:font-face style:name="Calibri" svg:font-family="Calibri" style:font-family-generic="swiss"/>
    <style:font-face style:name="Franklin Gothic Medium" svg:font-family="'Franklin Gothic Medium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Liberation Mono" svg:font-family="'Liberation Mono', 'Courier New', 'DejaVu Sans Mono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6P0" style:volatile="true">
      <number:text>Reorder</number:text>
    </number:number-style>
    <number:number-style style:name="N116P1" style:volatile="true">
      <number:text/>
    </number:number-style>
    <number:number-style style:name="N116">
      <number:text/>
      <style:map style:condition="value()&gt;0" style:apply-style-name="N116P0"/>
      <style:map style:condition="value()&lt;0" style:apply-style-name="N116P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4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number number:decimal-places="3" loext:min-decimal-places="3" number:min-integer-digits="1"/>
    </number:number-style>
    <number:currency-style style:name="N130P0" style:volatile="true">
      <number:currency-symbol number:language="it" number:country="I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 number:language="it" number:country="I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 number:language="it" number:country="IT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 number:language="it" number:country="IT"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text>-</number:text>
      <number:currency-symbol number:language="it" number:country="IT"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2" style:volatile="true">
      <number:currency-symbol number:language="it" number:country="IT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/>
    </number:date-style>
    <number:number-style style:name="N135P0" style:volatile="true">
      <number:text/>
    </number:number-style>
    <number:number-style style:name="N135P1" style:volatile="true">
      <number:text/>
    </number:number-style>
    <number:number-style style:name="N135">
      <number:text>Clear Pick List Selected in B2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Pick List was cleared</number:text>
    </number:number-style>
    <number:number-style style:name="N137P1" style:volatile="true">
      <number:text/>
    </number:number-style>
    <number:number-style style:name="N137">
      <number:text>Pick List was not cleared</number:text>
      <style:map style:condition="value()&gt;0" style:apply-style-name="N137P0"/>
      <style:map style:condition="value()&lt;0" style:apply-style-name="N137P1"/>
    </number:number-style>
    <number:number-style style:name="N138">
      <number:text>€ </number:text>
      <number:number number:decimal-places="2" loext:min-decimal-places="2" number:min-integer-digits="1" number:grouping="true"/>
    </number:number-style>
    <number:number-style style:name="N140P0" style:volatile="true">
      <number:text>Riordino</number:text>
    </number:number-style>
    <number:number-style style:name="N140P1" style:volatile="true">
      <number:text/>
    </number:number-style>
    <number:number-style style:name="N140">
      <number:text/>
      <style:map style:condition="value()&gt;0" style:apply-style-name="N140P0"/>
      <style:map style:condition="value()&lt;0" style:apply-style-name="N140P1"/>
    </number:number-style>
    <number:date-style style:name="N141P0" style:volatile="true">
      <number:month/>
      <number:text>/</number:text>
      <number:day/>
      <number:text>/</number:text>
      <number:year/>
    </number:date-style>
    <number:text-style style:name="N141">
      <number:text-content/>
      <style:map style:condition="value()&lt;=1.79769313486232E+308" style:apply-style-name="N141P0"/>
    </number:text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  <style:style style:name="ConditionalStyle_5f_119" style:display-name="ConditionalStyle_119" style:family="table-cell" style:parent-style-name="Default">
      <style:table-cell-properties fo:background-color="#bfbfbf"/>
      <style:text-properties fo:color="#595959"/>
    </style:style>
    <style:style style:name="ConditionalStyle_5f_118" style:display-name="ConditionalStyle_118" style:family="table-cell" style:parent-style-name="Default">
      <style:table-cell-properties fo:background-color="#f4b183"/>
    </style:style>
    <style:style style:name="ConditionalStyle_5f_117" style:display-name="ConditionalStyle_117" style:family="table-cell" style:parent-style-name="Default">
      <style:table-cell-properties fo:background-color="#bfbfbf"/>
      <style:text-properties fo:color="#595959"/>
    </style:style>
    <style:style style:name="ConditionalStyle_5f_116" style:display-name="ConditionalStyle_116" style:family="table-cell" style:parent-style-name="Default">
      <style:table-cell-properties fo:background-color="#f4b183"/>
    </style:style>
    <style:style style:name="ConditionalStyle_5f_115" style:display-name="ConditionalStyle_115" style:family="table-cell" style:parent-style-name="Default">
      <style:table-cell-properties fo:background-color="#bfbfbf"/>
      <style:text-properties fo:color="#595959"/>
    </style:style>
    <style:style style:name="ConditionalStyle_5f_114" style:display-name="ConditionalStyle_114" style:family="table-cell" style:parent-style-name="Default">
      <style:table-cell-properties fo:background-color="#f4b183"/>
    </style:style>
    <style:style style:name="ConditionalStyle_5f_113" style:display-name="ConditionalStyle_113" style:family="table-cell" style:parent-style-name="Default">
      <style:table-cell-properties fo:background-color="#bfbfbf"/>
      <style:text-properties fo:color="#595959"/>
    </style:style>
    <style:style style:name="ConditionalStyle_5f_112" style:display-name="ConditionalStyle_112" style:family="table-cell" style:parent-style-name="Default">
      <style:table-cell-properties fo:background-color="#f4b183"/>
    </style:style>
    <style:style style:name="ConditionalStyle_5f_111" style:display-name="ConditionalStyle_111" style:family="table-cell" style:parent-style-name="Default">
      <style:table-cell-properties fo:background-color="#bfbfbf"/>
      <style:text-properties fo:color="#595959"/>
    </style:style>
    <style:style style:name="ConditionalStyle_5f_110" style:display-name="ConditionalStyle_110" style:family="table-cell" style:parent-style-name="Default">
      <style:table-cell-properties fo:background-color="#f4b183"/>
    </style:style>
    <style:style style:name="ConditionalStyle_5f_109" style:display-name="ConditionalStyle_109" style:family="table-cell" style:parent-style-name="Default">
      <style:table-cell-properties fo:background-color="#bfbfbf"/>
      <style:text-properties fo:color="#595959"/>
    </style:style>
    <style:style style:name="ConditionalStyle_5f_108" style:display-name="ConditionalStyle_108" style:family="table-cell" style:parent-style-name="Default">
      <style:table-cell-properties fo:background-color="#f4b183"/>
    </style:style>
    <style:style style:name="ConditionalStyle_5f_107" style:display-name="ConditionalStyle_107" style:family="table-cell" style:parent-style-name="Default">
      <style:table-cell-properties fo:background-color="#bfbfbf"/>
      <style:text-properties fo:color="#595959"/>
    </style:style>
    <style:style style:name="ConditionalStyle_5f_106" style:display-name="ConditionalStyle_106" style:family="table-cell" style:parent-style-name="Default">
      <style:table-cell-properties fo:background-color="#f4b183"/>
    </style:style>
    <style:style style:name="ConditionalStyle_5f_105" style:display-name="ConditionalStyle_105" style:family="table-cell" style:parent-style-name="Default">
      <style:table-cell-properties fo:background-color="#bfbfbf"/>
      <style:text-properties fo:color="#595959"/>
    </style:style>
    <style:style style:name="ConditionalStyle_5f_104" style:display-name="ConditionalStyle_104" style:family="table-cell" style:parent-style-name="Default">
      <style:table-cell-properties fo:background-color="#f4b183"/>
    </style:style>
    <style:style style:name="ConditionalStyle_5f_103" style:display-name="ConditionalStyle_103" style:family="table-cell" style:parent-style-name="Default">
      <style:table-cell-properties fo:background-color="#bfbfbf"/>
      <style:text-properties fo:color="#595959"/>
    </style:style>
    <style:style style:name="ConditionalStyle_5f_102" style:display-name="ConditionalStyle_102" style:family="table-cell" style:parent-style-name="Default">
      <style:table-cell-properties fo:background-color="#f4b183"/>
    </style:style>
    <style:style style:name="ConditionalStyle_5f_101" style:display-name="ConditionalStyle_101" style:family="table-cell" style:parent-style-name="Default">
      <style:table-cell-properties fo:background-color="#bfbfbf"/>
      <style:text-properties fo:color="#595959"/>
    </style:style>
    <style:style style:name="ConditionalStyle_5f_100" style:display-name="ConditionalStyle_100" style:family="table-cell" style:parent-style-name="Default">
      <style:table-cell-properties fo:background-color="#f4b183"/>
    </style:style>
    <style:style style:name="ConditionalStyle_5f_99" style:display-name="ConditionalStyle_99" style:family="table-cell" style:parent-style-name="Default">
      <style:table-cell-properties fo:background-color="#bfbfbf"/>
      <style:text-properties fo:color="#595959"/>
    </style:style>
    <style:style style:name="ConditionalStyle_5f_98" style:display-name="ConditionalStyle_98" style:family="table-cell" style:parent-style-name="Default">
      <style:table-cell-properties fo:background-color="#f4b183"/>
    </style:style>
    <style:style style:name="ConditionalStyle_5f_97" style:display-name="ConditionalStyle_97" style:family="table-cell" style:parent-style-name="Default">
      <style:table-cell-properties fo:background-color="#bfbfbf"/>
      <style:text-properties fo:color="#595959"/>
    </style:style>
    <style:style style:name="ConditionalStyle_5f_96" style:display-name="ConditionalStyle_96" style:family="table-cell" style:parent-style-name="Default">
      <style:table-cell-properties fo:background-color="#f4b183"/>
    </style:style>
    <style:style style:name="ConditionalStyle_5f_95" style:display-name="ConditionalStyle_95" style:family="table-cell" style:parent-style-name="Default">
      <style:table-cell-properties fo:background-color="#bfbfbf"/>
      <style:text-properties fo:color="#595959"/>
    </style:style>
    <style:style style:name="ConditionalStyle_5f_94" style:display-name="ConditionalStyle_94" style:family="table-cell" style:parent-style-name="Default">
      <style:table-cell-properties fo:background-color="#f4b183"/>
    </style:style>
    <style:style style:name="ConditionalStyle_5f_93" style:display-name="ConditionalStyle_93" style:family="table-cell" style:parent-style-name="Default">
      <style:table-cell-properties fo:background-color="#bfbfbf"/>
      <style:text-properties fo:color="#595959"/>
    </style:style>
    <style:style style:name="ConditionalStyle_5f_92" style:display-name="ConditionalStyle_92" style:family="table-cell" style:parent-style-name="Default">
      <style:table-cell-properties fo:background-color="#f4b183"/>
    </style:style>
    <style:style style:name="ConditionalStyle_5f_91" style:display-name="ConditionalStyle_91" style:family="table-cell" style:parent-style-name="Default">
      <style:table-cell-properties fo:background-color="#bfbfbf"/>
      <style:text-properties fo:color="#595959"/>
    </style:style>
    <style:style style:name="ConditionalStyle_5f_90" style:display-name="ConditionalStyle_90" style:family="table-cell" style:parent-style-name="Default">
      <style:table-cell-properties fo:background-color="#f4b183"/>
    </style:style>
    <style:style style:name="ConditionalStyle_5f_89" style:display-name="ConditionalStyle_89" style:family="table-cell" style:parent-style-name="Default">
      <style:table-cell-properties fo:background-color="#bfbfbf"/>
      <style:text-properties fo:color="#595959"/>
    </style:style>
    <style:style style:name="ConditionalStyle_5f_88" style:display-name="ConditionalStyle_88" style:family="table-cell" style:parent-style-name="Default">
      <style:table-cell-properties fo:background-color="#f4b183"/>
    </style:style>
    <style:style style:name="ConditionalStyle_5f_87" style:display-name="ConditionalStyle_87" style:family="table-cell" style:parent-style-name="Default">
      <style:table-cell-properties fo:background-color="#bfbfbf"/>
      <style:text-properties fo:color="#595959"/>
    </style:style>
    <style:style style:name="ConditionalStyle_5f_86" style:display-name="ConditionalStyle_86" style:family="table-cell" style:parent-style-name="Default">
      <style:table-cell-properties fo:background-color="#f4b183"/>
    </style:style>
    <style:style style:name="ConditionalStyle_5f_85" style:display-name="ConditionalStyle_85" style:family="table-cell" style:parent-style-name="Default">
      <style:table-cell-properties fo:background-color="#bfbfbf"/>
      <style:text-properties fo:color="#595959"/>
    </style:style>
    <style:style style:name="ConditionalStyle_5f_84" style:display-name="ConditionalStyle_84" style:family="table-cell" style:parent-style-name="Default">
      <style:table-cell-properties fo:background-color="#f4b183"/>
    </style:style>
    <style:style style:name="ConditionalStyle_5f_83" style:display-name="ConditionalStyle_83" style:family="table-cell" style:parent-style-name="Default">
      <style:table-cell-properties fo:background-color="#bfbfbf"/>
      <style:text-properties fo:color="#595959"/>
    </style:style>
    <style:style style:name="ConditionalStyle_5f_82" style:display-name="ConditionalStyle_82" style:family="table-cell" style:parent-style-name="Default">
      <style:table-cell-properties fo:background-color="#f4b183"/>
    </style:style>
    <style:style style:name="ConditionalStyle_5f_81" style:display-name="ConditionalStyle_81" style:family="table-cell" style:parent-style-name="Default">
      <style:table-cell-properties fo:background-color="#bfbfbf"/>
      <style:text-properties fo:color="#595959"/>
    </style:style>
    <style:style style:name="ConditionalStyle_5f_80" style:display-name="ConditionalStyle_80" style:family="table-cell" style:parent-style-name="Default">
      <style:table-cell-properties fo:background-color="#f4b183"/>
    </style:style>
    <style:style style:name="ConditionalStyle_5f_79" style:display-name="ConditionalStyle_79" style:family="table-cell" style:parent-style-name="Default">
      <style:table-cell-properties fo:background-color="#bfbfbf"/>
      <style:text-properties fo:color="#595959"/>
    </style:style>
    <style:style style:name="ConditionalStyle_5f_78" style:display-name="ConditionalStyle_78" style:family="table-cell" style:parent-style-name="Default">
      <style:table-cell-properties fo:background-color="#f4b183"/>
    </style:style>
    <style:style style:name="ConditionalStyle_5f_77" style:display-name="ConditionalStyle_77" style:family="table-cell" style:parent-style-name="Default">
      <style:table-cell-properties fo:background-color="#bfbfbf"/>
      <style:text-properties fo:color="#595959"/>
    </style:style>
    <style:style style:name="ConditionalStyle_5f_76" style:display-name="ConditionalStyle_76" style:family="table-cell" style:parent-style-name="Default">
      <style:table-cell-properties fo:background-color="#f4b183"/>
    </style:style>
    <style:style style:name="ConditionalStyle_5f_75" style:display-name="ConditionalStyle_75" style:family="table-cell" style:parent-style-name="Default">
      <style:table-cell-properties fo:background-color="#bfbfbf"/>
      <style:text-properties fo:color="#595959"/>
    </style:style>
    <style:style style:name="ConditionalStyle_5f_74" style:display-name="ConditionalStyle_74" style:family="table-cell" style:parent-style-name="Default">
      <style:table-cell-properties fo:background-color="#f4b183"/>
    </style:style>
    <style:style style:name="ConditionalStyle_5f_73" style:display-name="ConditionalStyle_73" style:family="table-cell" style:parent-style-name="Default">
      <style:table-cell-properties fo:background-color="#bfbfbf"/>
      <style:text-properties fo:color="#595959"/>
    </style:style>
    <style:style style:name="ConditionalStyle_5f_72" style:display-name="ConditionalStyle_72" style:family="table-cell" style:parent-style-name="Default">
      <style:table-cell-properties fo:background-color="#f4b183"/>
    </style:style>
    <style:style style:name="ConditionalStyle_5f_71" style:display-name="ConditionalStyle_71" style:family="table-cell" style:parent-style-name="Default">
      <style:table-cell-properties fo:background-color="#bfbfbf"/>
      <style:text-properties fo:color="#595959"/>
    </style:style>
    <style:style style:name="ConditionalStyle_5f_70" style:display-name="ConditionalStyle_70" style:family="table-cell" style:parent-style-name="Default">
      <style:table-cell-properties fo:background-color="#f4b183"/>
    </style:style>
    <style:style style:name="ConditionalStyle_5f_69" style:display-name="ConditionalStyle_69" style:family="table-cell" style:parent-style-name="Default">
      <style:table-cell-properties fo:background-color="#bfbfbf"/>
      <style:text-properties fo:color="#595959"/>
    </style:style>
    <style:style style:name="ConditionalStyle_5f_68" style:display-name="ConditionalStyle_68" style:family="table-cell" style:parent-style-name="Default">
      <style:table-cell-properties fo:background-color="#f4b183"/>
    </style:style>
    <style:style style:name="ConditionalStyle_5f_67" style:display-name="ConditionalStyle_67" style:family="table-cell" style:parent-style-name="Default">
      <style:table-cell-properties fo:background-color="#bfbfbf"/>
      <style:text-properties fo:color="#595959"/>
    </style:style>
    <style:style style:name="ConditionalStyle_5f_66" style:display-name="ConditionalStyle_66" style:family="table-cell" style:parent-style-name="Default">
      <style:table-cell-properties fo:background-color="#f4b183"/>
    </style:style>
    <style:style style:name="ConditionalStyle_5f_65" style:display-name="ConditionalStyle_65" style:family="table-cell" style:parent-style-name="Default">
      <style:table-cell-properties fo:background-color="#bfbfbf"/>
      <style:text-properties fo:color="#595959"/>
    </style:style>
    <style:style style:name="ConditionalStyle_5f_64" style:display-name="ConditionalStyle_64" style:family="table-cell" style:parent-style-name="Default">
      <style:table-cell-properties fo:background-color="#f4b183"/>
    </style:style>
    <style:style style:name="ConditionalStyle_5f_63" style:display-name="ConditionalStyle_63" style:family="table-cell" style:parent-style-name="Default">
      <style:table-cell-properties fo:background-color="#bfbfbf"/>
      <style:text-properties fo:color="#595959"/>
    </style:style>
    <style:style style:name="ConditionalStyle_5f_62" style:display-name="ConditionalStyle_62" style:family="table-cell" style:parent-style-name="Default">
      <style:table-cell-properties fo:background-color="#f4b183"/>
    </style:style>
    <style:style style:name="ConditionalStyle_5f_61" style:display-name="ConditionalStyle_61" style:family="table-cell" style:parent-style-name="Default">
      <style:table-cell-properties fo:background-color="#bfbfbf"/>
      <style:text-properties fo:color="#595959"/>
    </style:style>
    <style:style style:name="ConditionalStyle_5f_60" style:display-name="ConditionalStyle_60" style:family="table-cell" style:parent-style-name="Default">
      <style:table-cell-properties fo:background-color="#f4b183"/>
    </style:style>
    <style:style style:name="ConditionalStyle_5f_59" style:display-name="ConditionalStyle_59" style:family="table-cell" style:parent-style-name="Default">
      <style:table-cell-properties fo:background-color="#bfbfbf"/>
      <style:text-properties fo:color="#595959"/>
    </style:style>
    <style:style style:name="ConditionalStyle_5f_58" style:display-name="ConditionalStyle_58" style:family="table-cell" style:parent-style-name="Default">
      <style:table-cell-properties fo:background-color="#f4b183"/>
    </style:style>
    <style:style style:name="ConditionalStyle_5f_57" style:display-name="ConditionalStyle_57" style:family="table-cell" style:parent-style-name="Default">
      <style:table-cell-properties fo:background-color="#bfbfbf"/>
      <style:text-properties fo:color="#595959"/>
    </style:style>
    <style:style style:name="ConditionalStyle_5f_56" style:display-name="ConditionalStyle_56" style:family="table-cell" style:parent-style-name="Default">
      <style:table-cell-properties fo:background-color="#f4b183"/>
    </style:style>
    <style:style style:name="ConditionalStyle_5f_55" style:display-name="ConditionalStyle_55" style:family="table-cell" style:parent-style-name="Default">
      <style:table-cell-properties fo:background-color="#bfbfbf"/>
      <style:text-properties fo:color="#595959"/>
    </style:style>
    <style:style style:name="ConditionalStyle_5f_54" style:display-name="ConditionalStyle_54" style:family="table-cell" style:parent-style-name="Default">
      <style:table-cell-properties fo:background-color="#f4b183"/>
    </style:style>
    <style:style style:name="ConditionalStyle_5f_53" style:display-name="ConditionalStyle_53" style:family="table-cell" style:parent-style-name="Default">
      <style:table-cell-properties fo:background-color="#bfbfbf"/>
      <style:text-properties fo:color="#595959"/>
    </style:style>
    <style:style style:name="ConditionalStyle_5f_52" style:display-name="ConditionalStyle_52" style:family="table-cell" style:parent-style-name="Default">
      <style:table-cell-properties fo:background-color="#f4b183"/>
    </style:style>
    <style:style style:name="ConditionalStyle_5f_51" style:display-name="ConditionalStyle_51" style:family="table-cell" style:parent-style-name="Default">
      <style:table-cell-properties fo:background-color="#bfbfbf"/>
      <style:text-properties fo:color="#595959"/>
    </style:style>
    <style:style style:name="ConditionalStyle_5f_50" style:display-name="ConditionalStyle_50" style:family="table-cell" style:parent-style-name="Default">
      <style:table-cell-properties fo:background-color="#f4b183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7"/>
    <style:style style:name="Excel_20_Built-in_20_Title" style:display-name="Excel Built-in Title" style:family="table-cell" style:parent-style-name="Default">
      <style:table-cell-properties fo:border-bottom="1.76pt solid #335c30" style:diagonal-bl-tr="none" style:diagonal-tl-br="none" fo:border-left="none" fo:border-right="none" fo:border-top="none"/>
      <style:text-properties fo:color="#262626" style:text-outline="false" style:text-line-through-style="none" style:text-line-through-type="none" style:font-name="Franklin Gothic Medium" fo:font-family="'Franklin Gothic Medium'" style:font-family-generic="swiss" fo:font-size="26pt" fo:font-style="normal" fo:text-shadow="none" style:text-underline-style="none" fo:font-weight="bold" style:font-size-asian="26pt" style:font-style-asian="normal" style:font-weight-asian="bold" style:font-name-complex="Franklin Gothic Medium" style:font-family-complex="'Franklin Gothic Medium'" style:font-family-generic-complex="swiss" style:font-size-complex="26pt" style:font-style-complex="normal" style:font-weight-complex="bold"/>
    </style:style>
    <style:style style:name="Excel_20_Built-in_20_Heading_20_2" style:display-name="Excel Built-in Heading 2" style:family="table-cell" style:parent-style-name="Default">
      <style:text-properties fo:color="#000000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Total_20_counts" style:display-name="Total counts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5c30" style:text-outline="false" style:text-line-through-style="none" style:text-line-through-type="none" style:font-name="Franklin Gothic Medium" fo:font-family="'Franklin Gothic Medium'" style:font-family-generic="swiss" fo:font-size="16pt" fo:font-style="normal" fo:text-shadow="none" style:text-underline-style="none" fo:font-weight="normal" style:font-size-asian="16pt" style:font-style-asian="normal" style:font-weight-asian="normal" style:font-name-complex="Franklin Gothic Medium" style:font-family-complex="'Franklin Gothic Medium'" style:font-family-generic-complex="swiss" style:font-size-complex="16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ackground-color="#335c3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fo:color="#ffffff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Table_20_details_20_left_20_aligned" style:display-name="Table details left aligned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fo:color="#262626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zHide_20_navigation_20_link_20_text" style:display-name="zHide navigation link text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Table_20_details_20_center_20_aligned" style:display-name="Table details center aligned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Table_20_details_20_right_20_aligned" style:display-name="Table details right aligned" style:family="table-cell" style:parent-style-name="Default" style:data-style-name="N11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262626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Flag_20_Column" style:display-name="Flag Column" style:family="table-cell" style:parent-style-name="Default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f3e6b6"/>
    </style:style>
    <style:style style:name="ConditionalStyle_5f_4" style:display-name="ConditionalStyle_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335c3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fo:color="#ffffff" style:text-outline="false" style:text-line-through-style="none" style:text-line-through-type="none" style:font-name="Franklin Gothic Medium" fo:font-family="'Franklin Gothic Medium'" style:font-family-generic="swiss" fo:font-size="11pt" fo:font-style="normal" fo:text-shadow="none" style:text-underline-style="none" fo:font-weight="normal" style:font-size-asian="11pt" style:font-style-asian="normal" style:font-weight-asian="normal" style:font-name-complex="Franklin Gothic Medium" style:font-family-complex="'Franklin Gothic Medium'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262626" style:font-name="Franklin Gothic Medium" fo:font-family="'Franklin Gothic Medium'" style:font-family-generic="swiss" fo:font-style="normal" fo:font-weight="bold" style:font-style-asian="normal" style:font-weight-asian="bold" style:font-name-complex="Franklin Gothic Medium" style:font-family-complex="'Franklin Gothic Medium'" style:font-family-generic-complex="swiss" style:font-style-complex="normal" style:font-weight-complex="bold"/>
    </style:style>
    <style:style style:name="Senza_20_nome1" style:display-name="Senza nome1" style:family="table-cell" style:parent-style-name="Default">
      <style:table-cell-properties fo:background-color="#dc143c"/>
    </style:style>
    <style:style style:name="Senza_20_nome2" style:display-name="Senza nome2" style:family="table-cell" style:parent-style-name="Default">
      <style:table-cell-properties fo:background-color="#dc143c"/>
    </style:style>
    <style:style style:name="scartata" style:family="table-cell" style:parent-style-name="Default">
      <style:table-cell-properties fo:background-color="#dc143c"/>
    </style:style>
    <style:style style:name="colore_20_buona" style:display-name="colore buona" style:family="table-cell" style:parent-style-name="Default">
      <style:table-cell-properties fo:background-color="#adff2f"/>
    </style:style>
    <style:style style:name="colore_20_lavorazione" style:display-name="colore lavorazione" style:family="table-cell" style:parent-style-name="Default">
      <style:table-cell-properties fo:background-color="#ffff00"/>
    </style:style>
    <style:style style:name="colore_20_previsione" style:display-name="colore previsione" style:family="table-cell" style:parent-style-name="Default">
      <style:table-cell-properties fo:background-color="#ee82ee"/>
    </style:style>
    <style:style style:name="colore_20_prossima_20_produzione" style:display-name="colore prossima produzione" style:family="table-cell" style:parent-style-name="Default">
      <style:table-cell-properties fo:background-color="#00ffff"/>
    </style:style>
    <style:style style:name="no_20_scelta" style:display-name="no scelta" style:family="table-cell" style:parent-style-name="Default">
      <style:table-cell-properties fo:background-color="#ffffff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6f4d9"/>
    </style:style>
    <style:style style:name="ConditionalStyle_5f_7" style:display-name="ConditionalStyle_7" style:family="table-cell" style:parent-style-name="Default">
      <style:table-cell-properties fo:background-color="#ffffcc"/>
    </style:style>
    <style:style style:name="ConditionalStyle_5f_6" style:display-name="ConditionalStyle_6" style:family="table-cell" style:parent-style-name="Default">
      <style:table-cell-properties fo:background-color="#fac8d7"/>
    </style:style>
    <style:style style:name="ConditionalStyle_5f_5" style:display-name="ConditionalStyle_5" style:family="table-cell" style:parent-style-name="Default">
      <style:table-cell-properties fo:background-color="#d6f4d9"/>
    </style:style>
    <style:style style:name="ConditionalStyle_5f_2" style:display-name="ConditionalStyle_2" style:family="table-cell" style:parent-style-name="Default">
      <style:table-cell-properties fo:background-color="#fac8d7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5:13:04.11580479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13T14:51:43.298816194</meta:creation-date>
    <dc:date>2019-08-17T21:27:29.985448226</dc:date>
    <meta:editing-duration>PT17H2M6S</meta:editing-duration>
    <meta:editing-cycles>29</meta:editing-cycles>
    <meta:generator>LibreOffice/6.3.0.4$Linux_X86_64 LibreOffice_project/30$Build-4</meta:generator>
    <meta:document-statistic meta:table-count="12" meta:cell-count="410" meta:object-count="5"/>
  </office:meta>
</office:document-meta>
</file>